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1.991cm"/>
    </style:style>
    <style:style style:name="co7" style:family="table-column">
      <style:table-column-properties fo:break-before="auto" style:column-width="2.043cm"/>
    </style:style>
    <style:style style:name="co8" style:family="table-column">
      <style:table-column-properties fo:break-before="auto" style:column-width="6.936cm"/>
    </style:style>
    <style:style style:name="co9" style:family="table-column">
      <style:table-column-properties fo:break-before="auto" style:column-width="5.516cm"/>
    </style:style>
    <style:style style:name="co10" style:family="table-column">
      <style:table-column-properties fo:break-before="auto" style:column-width="5.025cm"/>
    </style:style>
    <style:style style:name="co11" style:family="table-column">
      <style:table-column-properties fo:break-before="auto" style:column-width="4.916cm"/>
    </style:style>
    <style:style style:name="co12" style:family="table-column">
      <style:table-column-properties fo:break-before="auto" style:column-width="6.468cm"/>
    </style:style>
    <style:style style:name="co13" style:family="table-column">
      <style:table-column-properties fo:break-before="auto" style:column-width="6.075cm"/>
    </style:style>
    <style:style style:name="co14" style:family="table-column">
      <style:table-column-properties fo:break-before="auto" style:column-width="1.55cm"/>
    </style:style>
    <style:style style:name="co15" style:family="table-column">
      <style:table-column-properties fo:break-before="auto" style:column-width="0.469cm"/>
    </style:style>
    <style:style style:name="co16" style:family="table-column">
      <style:table-column-properties fo:break-before="auto" style:column-width="13.04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7.599cm"/>
    </style:style>
    <style:style style:name="co19" style:family="table-column">
      <style:table-column-properties fo:break-before="auto" style:column-width="7.597cm"/>
    </style:style>
    <style:style style:name="co20" style:family="table-column">
      <style:table-column-properties fo:break-before="auto" style:column-width="5.826cm"/>
    </style:style>
    <style:style style:name="co21" style:family="table-column">
      <style:table-column-properties fo:break-before="auto" style:column-width="2.974cm"/>
    </style:style>
    <style:style style:name="co22" style:family="table-column">
      <style:table-column-properties fo:break-before="auto" style:column-width="2.163cm"/>
    </style:style>
    <style:style style:name="co23" style:family="table-column">
      <style:table-column-properties fo:break-before="auto" style:column-width="8.371cm"/>
    </style:style>
    <style:style style:name="co24" style:family="table-column">
      <style:table-column-properties fo:break-before="auto" style:column-width="4.976cm"/>
    </style:style>
    <style:style style:name="co25" style:family="table-column">
      <style:table-column-properties fo:break-before="auto" style:column-width="9.735cm"/>
    </style:style>
    <style:style style:name="co26" style:family="table-column">
      <style:table-column-properties fo:break-before="auto" style:column-width="7.13cm"/>
    </style:style>
    <style:style style:name="co27" style:family="table-column">
      <style:table-column-properties fo:break-before="auto" style:column-width="14.751cm"/>
    </style:style>
    <style:style style:name="co28" style:family="table-column">
      <style:table-column-properties fo:break-before="auto" style:column-width="0.494cm"/>
    </style:style>
    <style:style style:name="co29" style:family="table-column">
      <style:table-column-properties fo:break-before="auto" style:column-width="3.641cm"/>
    </style:style>
    <style:style style:name="co30" style:family="table-column">
      <style:table-column-properties fo:break-before="auto" style:column-width="11.238cm"/>
    </style:style>
    <style:style style:name="co31" style:family="table-column">
      <style:table-column-properties fo:break-before="auto" style:column-width="1.575cm"/>
    </style:style>
    <style:style style:name="co32" style:family="table-column">
      <style:table-column-properties fo:break-before="auto" style:column-width="1.499cm"/>
    </style:style>
    <style:style style:name="co33" style:family="table-column">
      <style:table-column-properties fo:break-before="auto" style:column-width="1.475cm"/>
    </style:style>
    <style:style style:name="co34" style:family="table-column">
      <style:table-column-properties fo:break-before="auto" style:column-width="0.937cm"/>
    </style:style>
    <style:style style:name="co35" style:family="table-column">
      <style:table-column-properties fo:break-before="auto" style:column-width="6.05cm"/>
    </style:style>
    <style:style style:name="co36" style:family="table-column">
      <style:table-column-properties fo:break-before="auto" style:column-width="2.829cm"/>
    </style:style>
    <style:style style:name="co37" style:family="table-column">
      <style:table-column-properties fo:break-before="auto" style:column-width="0.445cm"/>
    </style:style>
    <style:style style:name="co38" style:family="table-column">
      <style:table-column-properties fo:break-before="auto" style:column-width="10.795cm"/>
    </style:style>
    <style:style style:name="co39" style:family="table-column">
      <style:table-column-properties fo:break-before="auto" style:column-width="19.5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6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2.579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459cm" fo:break-before="auto" style:use-optimal-row-height="false"/>
    </style:style>
    <style:style style:name="ro9" style:family="table-row">
      <style:table-row-properties style:row-height="1.626cm" fo:break-before="auto" style:use-optimal-row-height="true"/>
    </style:style>
    <style:style style:name="ro10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2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2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74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6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6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1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2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8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0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2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3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4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7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2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0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6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0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2" style:family="table-cell" style:parent-style-name="Default">
      <style:table-cell-properties fo:wrap-option="wrap"/>
    </style:style>
    <style:style style:name="ce147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1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2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5" style:family="table-cell" style:parent-style-name="Default">
      <style:table-cell-properties fo:background-color="#f6f9d4" style:vertical-align="middle"/>
    </style:style>
    <style:style style:name="ce157" style:family="table-cell" style:parent-style-name="Default">
      <style:text-properties style:font-name="돋움" fo:font-size="9pt" style:font-name-asian="돋움" style:font-size-asian="9pt" style:font-size-complex="9pt"/>
    </style:style>
    <style:style style:name="ce15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6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unknown.A3"/>
    </style:style>
    <style:style style:name="ce156" style:family="table-cell" style:parent-style-name="Default">
      <style:table-cell-properties fo:wrap-option="wrap"/>
    </style:style>
    <style:style style:name="ce167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0" style:family="table-cell" style:parent-style-name="Default">
      <style:table-cell-properties fo:background-color="#00a933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64" style:family="table-cell" style:parent-style-name="Default">
      <style:table-cell-properties fo:background-color="#ffa6a6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6" style:family="table-cell" style:parent-style-name="Default">
      <style:table-cell-properties fo:background-color="#ffffd7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6" style:family="table-cell" style:parent-style-name="Default">
      <style:table-cell-properties fo:background-color="#000000" style:vertical-align="middle"/>
      <style:text-properties style:font-name="돋움" fo:font-size="9pt" style:font-name-asian="돋움" style:font-size-asian="9pt" style:font-size-complex="9pt"/>
    </style:style>
    <style:style style:name="ce177" style:family="table-cell" style:parent-style-name="Default">
      <style:table-cell-properties fo:border="0.74pt solid #00000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223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I5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L5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65"/>
        <table:table-column table:style-name="co7" table:default-cell-style-name="ce65"/>
        <table:table-column table:style-name="co8" table:default-cell-style-name="ce16"/>
        <table:table-column table:style-name="co9" table:default-cell-style-name="ce57"/>
        <table:table-column table:style-name="co10" table:default-cell-style-name="ce51"/>
        <table:table-column table:style-name="co11" table:default-cell-style-name="ce51"/>
        <table:table-column table:style-name="co12" table:default-cell-style-name="ce130"/>
        <table:table-column table:style-name="co13" table:default-cell-style-name="ce130"/>
        <table:table-column table:style-name="co14" table:default-cell-style-name="ce130"/>
        <table:table-column table:style-name="co15" table:default-cell-style-name="ce85"/>
        <table:table-column table:style-name="co16" table:default-cell-style-name="ce100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102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5" office:value-type="string" calcext:value-type="string">
            <text:p>개발사 / 개발자 2</text:p>
          </table:table-cell>
          <table:table-cell table:style-name="ce75" office:value-type="string" calcext:value-type="string">
            <text:p>개발사 / 개발자 3</text:p>
          </table:table-cell>
          <table:table-cell table:style-name="ce30" office:value-type="string" calcext:value-type="string">
            <text:p>배급사 1</text:p>
          </table:table-cell>
          <table:table-cell table:style-name="ce27" office:value-type="string" calcext:value-type="string">
            <text:p>배급사 2</text:p>
          </table:table-cell>
          <table:table-cell table:style-name="ce27" office:value-type="string" calcext:value-type="string">
            <text:p>배급사 3</text:p>
          </table:table-cell>
          <table:table-cell table:style-name="ce102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_전언:</text:p>
          </table:table-cell>
          <table:table-cell table:style-name="ce25" office:value-type="string" calcext:value-type="string">
            <text:p>_message:</text:p>
          </table:table-cell>
          <table:table-cell table:style-name="ce38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, 텍스트 어드벤처</text:p>
          </table:table-cell>
          <table:table-cell table:style-name="ce74" table:content-validation-name="val2" office:value-type="string" calcext:value-type="string">
            <text:p>TEAM 21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11층</text:p>
          </table:table-cell>
          <table:table-cell table:style-name="ce25" office:value-type="string" calcext:value-type="string">
            <text:p>11F</text:p>
          </table:table-cell>
          <table:table-cell table:style-name="ce38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, 미스터리,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0일 어나더</text:p>
          </table:table-cell>
          <table:table-cell table:style-name="ce25" office:value-type="string" calcext:value-type="string">
            <text:p>30 Days Another</text:p>
          </table:table-cell>
          <table:table-cell table:style-name="ce38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멀티 엔딩 스토리 어드벤처</text:p>
          </table:table-cell>
          <table:table-cell table:style-name="ce74" table:content-validation-name="val2" office:value-type="string" calcext:value-type="string">
            <text:p>THE BRICKS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 BRICKS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분 영웅</text:p>
          </table:table-cell>
          <table:table-cell table:style-name="ce25" office:value-type="string" calcext:value-type="string">
            <text:p>3 Minute Heroes</text:p>
          </table:table-cell>
          <table:table-cell table:style-name="ce38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, 덱 빌딩, 로그라이크, 실시간 전략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5" office:value-type="string" calcext:value-type="string">
            <text:p>dummy</text:p>
          </table:table-cell>
          <table:table-cell table:style-name="ce2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44" office:value-type="string" calcext:value-type="string">
            <text:p>dummy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44" office:value-type="string" calcext:value-type="string">
            <text:p>dummy</text:p>
          </table:table-cell>
          <table:table-cell table:style-name="ce96" table:content-validation-name="val2" office:value-type="string" calcext:value-type="string">
            <text:p>dummy</text:p>
          </table:table-cell>
          <table:table-cell table:style-name="ce34" table:content-validation-name="val2" table:number-columns-repeated="2"/>
          <table:table-cell table:style-name="ce34" table:content-validation-name="val3" office:value-type="string" calcext:value-type="string">
            <text:p>dummy</text:p>
          </table:table-cell>
          <table:table-cell table:style-name="ce34" table:content-validation-name="val3" table:number-columns-repeated="2"/>
          <table:table-cell table:style-name="ce93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MazM: 오페라의 유령</text:p>
          </table:table-cell>
          <table:table-cell table:style-name="ce25" office:value-type="string" calcext:value-type="string">
            <text:p>MazM: The Phantom of the Opera</text:p>
          </table:table-cell>
          <table:table-cell table:style-name="ce38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25" office:value-type="string" calcext:value-type="string">
            <text:p>Lies of P</text:p>
          </table:table-cell>
          <table:table-cell table:style-name="ce3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가짜 하트</text:p>
          </table:table-cell>
          <table:table-cell table:style-name="ce25" office:value-type="string" calcext:value-type="string">
            <text:p>FAKE HEART</text:p>
          </table:table-cell>
          <table:table-cell table:style-name="ce38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비주얼 노벨</text:p>
          </table:table-cell>
          <table:table-cell table:style-name="ce74" table:content-validation-name="val2" office:value-type="string" calcext:value-type="string">
            <text:p>BLANBE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ANBE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갤럭시 테일즈: 스토리 오브 라푼젤</text:p>
          </table:table-cell>
          <table:table-cell table:style-name="ce25" office:value-type="string" calcext:value-type="string">
            <text:p>Galaxy Tales: Story of Rapunzel</text:p>
          </table:table-cell>
          <table:table-cell table:style-name="ce38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플랫포머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office:value-type="string" calcext:value-type="string">
            <text:p>Nanali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office:value-type="string" calcext:value-type="string">
            <text:p>Nanali Studio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골든 레코드 리트리버</text:p>
          </table:table-cell>
          <table:table-cell table:style-name="ce25" office:value-type="string" calcext:value-type="string">
            <text:p>Golden Record Retriever</text:p>
          </table:table-cell>
          <table:table-cell table:style-name="ce38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"다이스" 빌딩</text:p>
          </table:table-cell>
          <table:table-cell table:style-name="ce74" table:content-validation-name="val2" office:value-type="string" calcext:value-type="string">
            <text:p>Hoochoo Gam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oochoo Game Studio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공간을 먹는 악어</text:p>
          </table:table-cell>
          <table:table-cell table:style-name="ce25" office:value-type="string" calcext:value-type="string">
            <text:p>The Space-Eating Croc</text:p>
          </table:table-cell>
          <table:table-cell table:style-name="ce38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25" office:value-type="string" calcext:value-type="string">
            <text:p>Love Too Easily</text:p>
          </table:table-cell>
          <table:table-cell table:style-name="ce3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Monster Guid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diBang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그래비티 캐슬</text:p>
          </table:table-cell>
          <table:table-cell table:style-name="ce25" office:value-type="string" calcext:value-type="string">
            <text:p>Gravity Castle</text:p>
          </table:table-cell>
          <table:table-cell table:style-name="ce38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퍼즐 플랫포머</text:p>
          </table:table-cell>
          <table:table-cell table:style-name="ce74" table:content-validation-name="val2" office:value-type="string" calcext:value-type="string">
            <text:p>Studio LE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25" office:value-type="string" calcext:value-type="string">
            <text:p>Miracle Snack Shop</text:p>
          </table:table-cell>
          <table:table-cell table:style-name="ce3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, 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25" office:value-type="string" calcext:value-type="string">
            <text:p>A Street Cat's Tale</text:p>
          </table:table-cell>
          <table:table-cell table:style-name="ce3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시뮬레이션</text:p>
          </table:table-cell>
          <table:table-cell table:style-name="ce74" table:content-validation-name="val2" office:value-type="string" calcext:value-type="string">
            <text:p>feemodev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 2: 집밖은 위험해</text:p>
          </table:table-cell>
          <table:table-cell table:style-name="ce25" office:value-type="string" calcext:value-type="string">
            <text:p>A Street Cat's Tale 2: Out side is dangerous</text:p>
          </table:table-cell>
          <table:table-cell table:style-name="ce38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PPIYO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낙원: LAST PARADISE</text:p>
          </table:table-cell>
          <table:table-cell table:style-name="ce25" office:value-type="string" calcext:value-type="string">
            <text:p>NAKWON: LAST PARADISE</text:p>
          </table:table-cell>
          <table:table-cell table:style-name="ce38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좀비 아포칼립스 잠입 생존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25" office:value-type="string" calcext:value-type="string">
            <text:p>The Tales of Imjin War</text:p>
          </table:table-cell>
          <table:table-cell table:style-name="ce3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 액션 RPG</text:p>
          </table:table-cell>
          <table:table-cell table:style-name="ce74" table:content-validation-name="val2" office:value-type="string" calcext:value-type="string">
            <text:p>Devmaru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maru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냥냥펀치!</text:p>
          </table:table-cell>
          <table:table-cell table:style-name="ce25" office:value-type="string" calcext:value-type="string">
            <text:p>Nyan-Nyan Punch!</text:p>
          </table:table-cell>
          <table:table-cell table:style-name="ce38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vs1 액션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25" office:value-type="string" calcext:value-type="string">
            <text:p>Nevaeh</text:p>
          </table:table-cell>
          <table:table-cell table:style-name="ce3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퍼즐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닌자 일섬</text:p>
          </table:table-cell>
          <table:table-cell table:style-name="ce25" office:value-type="string" calcext:value-type="string">
            <text:p>Ninja Issen (忍者一閃)</text:p>
          </table:table-cell>
          <table:table-cell table:style-name="ce38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이퍼 닌자 액션</text:p>
          </table:table-cell>
          <table:table-cell table:style-name="ce74" table:content-validation-name="val2" office:value-type="string" calcext:value-type="string">
            <text:p>ASTEROID-J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이 크리쳐</text:p>
          </table:table-cell>
          <table:table-cell table:style-name="ce25" office:value-type="string" calcext:value-type="string">
            <text:p>Thy Creature</text:p>
          </table:table-cell>
          <table:table-cell table:style-name="ce38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 세이렌</text:p>
          </table:table-cell>
          <table:table-cell table:style-name="ce25" office:value-type="string" calcext:value-type="string">
            <text:p>Dark Siren</text:p>
          </table:table-cell>
          <table:table-cell table:style-name="ce38" office:value-type="string" calcext:value-type="string">
            <text:p><text:a xlink:href="https://store.steampowered.com/app/1575450/Dark_Siren/" xlink:type="simple">https://store.steampowered.com/app/1575450/Dark_Sire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캐주얼 런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워터 : 슬라임 인베이더</text:p>
          </table:table-cell>
          <table:table-cell table:style-name="ce25" office:value-type="string" calcext:value-type="string">
            <text:p>Dark Water : Slime Invader</text:p>
          </table:table-cell>
          <table:table-cell table:style-name="ce38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점프 액션</text:p>
          </table:table-cell>
          <table:table-cell table:style-name="ce74" table:content-validation-name="val2" office:value-type="string" calcext:value-type="string">
            <text:p>DEVBO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BOX</text:p>
          </table:table-cell>
          <table:table-cell table:style-name="ce88" table:content-validation-name="val3" office:value-type="string" calcext:value-type="string">
            <text:p>HeartBeat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댄싱 에로우 : 비트스매시</text:p>
          </table:table-cell>
          <table:table-cell table:style-name="ce25" office:value-type="string" calcext:value-type="string">
            <text:p>Dancing Arrow : Beat Smash</text:p>
          </table:table-cell>
          <table:table-cell table:style-name="ce38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리듬게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25" office:value-type="string" calcext:value-type="string">
            <text:p>The Ramsey</text:p>
          </table:table-cell>
          <table:table-cell table:style-name="ce3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, 플랫폼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스파이크</text:p>
          </table:table-cell>
          <table:table-cell table:style-name="ce25" office:value-type="string" calcext:value-type="string">
            <text:p>The Spike</text:p>
          </table:table-cell>
          <table:table-cell table:style-name="ce38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배구</text:p>
          </table:table-cell>
          <table:table-cell table:style-name="ce74" table:content-validation-name="val2" office:value-type="string" calcext:value-type="string">
            <text:p>SUNCYAN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스티 더비</text:p>
          </table:table-cell>
          <table:table-cell table:style-name="ce25" office:value-type="string" calcext:value-type="string">
            <text:p>Dusty Derby</text:p>
          </table:table-cell>
          <table:table-cell table:style-name="ce38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 파티 로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25" office:value-type="string" calcext:value-type="string">
            <text:p>Dungeon Lord</text:p>
          </table:table-cell>
          <table:table-cell table:style-name="ce3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슬래셔</text:p>
          </table:table-cell>
          <table:table-cell table:style-name="ce25" office:value-type="string" calcext:value-type="string">
            <text:p>DUNGEON SLASHER</text:p>
          </table:table-cell>
          <table:table-cell table:style-name="ce38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로그라이크</text:p>
          </table:table-cell>
          <table:table-cell table:style-name="ce74" table:content-validation-name="val2" office:value-type="string" calcext:value-type="string">
            <text:p>96Perce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25" office:value-type="string" calcext:value-type="string">
            <text:p>Deneb: Across the Stars</text:p>
          </table:table-cell>
          <table:table-cell table:style-name="ce38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하드코어 플랫포머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EROSO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몽헌터</text:p>
          </table:table-cell>
          <table:table-cell table:style-name="ce25" office:value-type="string" calcext:value-type="string">
            <text:p>Demong Hunter</text:p>
          </table:table-cell>
          <table:table-cell table:style-name="ce38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RPG</text:p>
          </table:table-cell>
          <table:table-cell table:style-name="ce74" table:content-validation-name="val2" office:value-type="string" calcext:value-type="string">
            <text:p>LinkTown</text:p>
          </table:table-cell>
          <table:table-cell table:style-name="ce81" table:content-validation-name="val2" office:value-type="string" calcext:value-type="string">
            <text:p>Eggtart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블위딘 삿갓</text:p>
          </table:table-cell>
          <table:table-cell table:style-name="ce25" office:value-type="string" calcext:value-type="string">
            <text:p>The Devil Within: Satgat</text:p>
          </table:table-cell>
          <table:table-cell table:style-name="ce38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New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wcore Games</text:p>
          </table:table-cell>
          <table:table-cell table:style-name="ce88" table:content-validation-name="val3" office:value-type="string" calcext:value-type="string">
            <text:p>Astrolabe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25" office:value-type="string" calcext:value-type="string">
            <text:p>DAVE THE DIVER</text:p>
          </table:table-cell>
          <table:table-cell table:style-name="ce3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RPG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도박묵시록 다구리: Remastered</text:p>
          </table:table-cell>
          <table:table-cell table:style-name="ce25" office:value-type="string" calcext:value-type="string">
            <text:p>DAGURI: Gambling Apocalypse</text:p>
          </table:table-cell>
          <table:table-cell table:style-name="ce38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 월드 도박 시뮬레이션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라바이 데이즈</text:p>
          </table:table-cell>
          <table:table-cell table:style-name="ce25" office:value-type="string" calcext:value-type="string">
            <text:p>Lullaby Days</text:p>
          </table:table-cell>
          <table:table-cell table:style-name="ce38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르헨 판타지 육성시뮬레이션</text:p>
          </table:table-cell>
          <table:table-cell table:style-name="ce74" table:content-validation-name="val2" office:value-type="string" calcext:value-type="string">
            <text:p>Sunflo Lab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flo Lab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스트 세인티스</text:p>
          </table:table-cell>
          <table:table-cell table:style-name="ce25" office:value-type="string" calcext:value-type="string">
            <text:p>The Last Saintess</text:p>
          </table:table-cell>
          <table:table-cell table:style-name="ce38" office:value-type="string" calcext:value-type="string">
            <text:p><text:a xlink:href="https://store.steampowered.com/app/2280540/The_Last_Saintess/" xlink:type="simple">https://store.steampowered.com/app/2280540/The_Last_Saintes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타워 디펜스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이트 오디세이</text:p>
          </table:table-cell>
          <table:table-cell table:style-name="ce25" office:value-type="string" calcext:value-type="string">
            <text:p>Light Odyssey</text:p>
          </table:table-cell>
          <table:table-cell table:style-name="ce38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보스러시 액션게임</text:p>
          </table:table-cell>
          <table:table-cell table:style-name="ce74" table:content-validation-name="val2" office:value-type="string" calcext:value-type="string">
            <text:p>SSU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25" office:value-type="string" calcext:value-type="string">
            <text:p>LAPIN</text:p>
          </table:table-cell>
          <table:table-cell table:style-name="ce3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정밀 플랫포머</text:p>
          </table:table-cell>
          <table:table-cell table:style-name="ce74" table:content-validation-name="val2" office:value-type="string" calcext:value-type="string">
            <text:p>Studio Dooda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tudio Dooda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러브 딜리버리</text:p>
          </table:table-cell>
          <table:table-cell table:style-name="ce25" office:value-type="string" calcext:value-type="string">
            <text:p>Love Delivery</text:p>
          </table:table-cell>
          <table:table-cell table:style-name="ce38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소녀 연애 시뮬레이션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레이저존</text:p>
          </table:table-cell>
          <table:table-cell table:style-name="ce25" office:value-type="string" calcext:value-type="string">
            <text:p>LaserZone</text:p>
          </table:table-cell>
          <table:table-cell table:style-name="ce38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GameCanva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ameCanva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25" office:value-type="string" calcext:value-type="string">
            <text:p>The Lord of the Parties</text:p>
          </table:table-cell>
          <table:table-cell table:style-name="ce38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종스크롤 파티 슈팅 RPG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office:value-type="string" calcext:value-type="string">
            <text:p>Dizc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나 : 차원의 감시자</text:p>
          </table:table-cell>
          <table:table-cell table:style-name="ce25" office:value-type="string" calcext:value-type="string">
            <text:p>Luna : The Dimension Watcher</text:p>
          </table:table-cell>
          <table:table-cell table:style-name="ce38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대규모 군단 전략 디펜스 RPG</text:p>
          </table:table-cell>
          <table:table-cell table:style-name="ce74" table:content-validation-name="val2" office:value-type="string" calcext:value-type="string">
            <text:p>D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미네나이트</text:p>
          </table:table-cell>
          <table:table-cell table:style-name="ce25" office:value-type="string" calcext:value-type="string">
            <text:p>LumineNight</text:p>
          </table:table-cell>
          <table:table-cell table:style-name="ce38" office:value-type="string" calcext:value-type="string">
            <text:p><text:a xlink:href="https://store.steampowered.com/app/2544570/LumineNight/" xlink:type="simple">https://store.steampowered.com/app/2544570/LumineNigh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 어드벤처</text:p>
          </table:table-cell>
          <table:table-cell table:style-name="ce74" table:content-validation-name="val2" office:value-type="string" calcext:value-type="string">
            <text:p>Spicka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picka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25" office:value-type="string" calcext:value-type="string">
            <text:p>Ruvato: Original Complex</text:p>
          </table:table-cell>
          <table:table-cell table:style-name="ce3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핵앤슬래시</text:p>
          </table:table-cell>
          <table:table-cell table:style-name="ce74" table:content-validation-name="val2" office:value-type="string" calcext:value-type="string">
            <text:p>REMIM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MIM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25" office:value-type="string" calcext:value-type="string">
            <text:p>Diary of Lucie</text:p>
          </table:table-cell>
          <table:table-cell table:style-name="ce3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</text:p>
          </table:table-cell>
          <table:table-cell table:style-name="ce74" table:content-validation-name="val2" office:value-type="string" calcext:value-type="string">
            <text:p>Parange Projec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range Projec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25" office:value-type="string" calcext:value-type="string">
            <text:p>Lynn , The Girl Drawn On Puzzles</text:p>
          </table:table-cell>
          <table:table-cell table:style-name="ce3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OTORI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OTORI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25" office:value-type="string" calcext:value-type="string">
            <text:p>WitchSpring3 Re:Fine - The Story of Eirudy -</text:p>
          </table:table-cell>
          <table:table-cell table:style-name="ce3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R</text:p>
          </table:table-cell>
          <table:table-cell table:style-name="ce25" office:value-type="string" calcext:value-type="string">
            <text:p>WitchSpring R</text:p>
          </table:table-cell>
          <table:table-cell table:style-name="ce38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형 육성 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르코 엔터테인먼트</text:p>
          </table:table-cell>
          <table:table-cell table:style-name="ce25" office:value-type="string" calcext:value-type="string">
            <text:p>Marco Entertainment</text:p>
          </table:table-cell>
          <table:table-cell table:style-name="ce38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2" office:value-type="string" calcext:value-type="string">
            <text:p>예정 2025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소셜 샌드박스 서비스</text:p>
          </table:table-cell>
          <table:table-cell table:style-name="ce74" table:content-validation-name="val2" office:value-type="string" calcext:value-type="string">
            <text:p>RisingWing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isingWing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법소녀 카와이 러블리 즈큥도큥 바큥부큥 루루핑</text:p>
          </table:table-cell>
          <table:table-cell table:style-name="ce25" office:value-type="string" calcext:value-type="string">
            <text:p>Magical Mic Duel: Senpai, Hear My Spell</text:p>
          </table:table-cell>
          <table:table-cell table:style-name="ce38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음성 역할 시뮬레이션</text:p>
          </table:table-cell>
          <table:table-cell table:style-name="ce74" table:content-validation-name="val2" office:value-type="string" calcext:value-type="string">
            <text:p>ReLU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LU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타버스킹</text:p>
          </table:table-cell>
          <table:table-cell table:style-name="ce25" office:value-type="string" calcext:value-type="string">
            <text:p>Metavusking</text:p>
          </table:table-cell>
          <table:table-cell table:style-name="ce38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가창 게임</text:p>
          </table:table-cell>
          <table:table-cell table:style-name="ce74" table:content-validation-name="val2" office:value-type="string" calcext:value-type="string">
            <text:p>innoVENTOR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noVENTOR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25" office:value-type="string" calcext:value-type="string">
            <text:p>METALLIC CHILD</text:p>
          </table:table-cell>
          <table:table-cell table:style-name="ce3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4" table:content-validation-name="val2" office:value-type="string" calcext:value-type="string">
            <text:p>Action Square(STUDIO HG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RES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25" office:value-type="string" calcext:value-type="string">
            <text:p>Monads</text:p>
          </table:table-cell>
          <table:table-cell table:style-name="ce3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25" office:value-type="string" calcext:value-type="string">
            <text:p>Monads II</text:p>
          </table:table-cell>
          <table:table-cell table:style-name="ce3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25" office:value-type="string" calcext:value-type="string">
            <text:p>Motesolo : No Girlfriend Since Birth</text:p>
          </table:table-cell>
          <table:table-cell table:style-name="ce3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INDICAVA INTERACTIV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CAVA INTERACTI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문경새재</text:p>
          </table:table-cell>
          <table:table-cell table:style-name="ce25" office:value-type="string" calcext:value-type="string">
            <text:p>Seonbi : Scholar of Joseon</text:p>
          </table:table-cell>
          <table:table-cell table:style-name="ce38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로그라이트</text:p>
          </table:table-cell>
          <table:table-cell table:style-name="ce74" table:content-validation-name="val2" office:value-type="string" calcext:value-type="string">
            <text:p>Team ETTU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ETTU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미제사건은 끝내야 하니까</text:p>
          </table:table-cell>
          <table:table-cell table:style-name="ce25" office:value-type="string" calcext:value-type="string">
            <text:p>No Case Should Remain Unsolved</text:p>
          </table:table-cell>
          <table:table-cell table:style-name="ce38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포인트 앤 클릭</text:p>
          </table:table-cell>
          <table:table-cell table:style-name="ce74" table:content-validation-name="val2" office:value-type="string" calcext:value-type="string">
            <text:p>Som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om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배고픈 원시인</text:p>
          </table:table-cell>
          <table:table-cell table:style-name="ce25" office:value-type="string" calcext:value-type="string">
            <text:p>Hungry Caveman</text:p>
          </table:table-cell>
          <table:table-cell table:style-name="ce38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뱀파이어 맨션</text:p>
          </table:table-cell>
          <table:table-cell table:style-name="ce25" office:value-type="string" calcext:value-type="string">
            <text:p>Vampire Mansion</text:p>
          </table:table-cell>
          <table:table-cell table:style-name="ce38" office:value-type="string" calcext:value-type="string">
            <text:p><text:a xlink:href="https://store.steampowered.com/app/2280520/Vampire_Mansion/" xlink:type="simple">https://store.steampowered.com/app/2280520/Vampire_Mans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잠입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리드 스타즈</text:p>
          </table:table-cell>
          <table:table-cell table:style-name="ce25" office:value-type="string" calcext:value-type="string">
            <text:p>BURIED STARS</text:p>
          </table:table-cell>
          <table:table-cell table:style-name="ce38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일드 엣지</text:p>
          </table:table-cell>
          <table:table-cell table:style-name="ce25" office:value-type="string" calcext:value-type="string">
            <text:p>Veiled Edge</text:p>
          </table:table-cell>
          <table:table-cell table:style-name="ce38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해킹액션 플랫포머</text:p>
          </table:table-cell>
          <table:table-cell table:style-name="ce74" table:content-validation-name="val2" office:value-type="string" calcext:value-type="string">
            <text:p>On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w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25" office:value-type="string" calcext:value-type="string">
            <text:p>ASTRA: Knights of Veda</text:p>
          </table:table-cell>
          <table:table-cell table:style-name="ce38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벨트 스크롤 2D 액션 MORPG</text:p>
          </table:table-cell>
          <table:table-cell table:style-name="ce74" table:content-validation-name="val2" office:value-type="string" calcext:value-type="string">
            <text:p>FLI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YBE 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랙홀 이스케이프</text:p>
          </table:table-cell>
          <table:table-cell table:style-name="ce25" office:value-type="string" calcext:value-type="string">
            <text:p>Black hole Escape</text:p>
          </table:table-cell>
          <table:table-cell table:style-name="ce38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기반 코믹 우주유영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25" office:value-type="string" calcext:value-type="string">
            <text:p>Blue Wednesday</text:p>
          </table:table-cell>
          <table:table-cell table:style-name="ce3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25" office:value-type="string" calcext:value-type="string">
            <text:p>Before The Night</text:p>
          </table:table-cell>
          <table:table-cell table:style-name="ce38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액션 어드벤처</text:p>
          </table:table-cell>
          <table:table-cell table:style-name="ce74" table:content-validation-name="val2" office:value-type="string" calcext:value-type="string">
            <text:p>Uneducated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neducated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던</text:p>
          </table:table-cell>
          <table:table-cell table:style-name="ce25" office:value-type="string" calcext:value-type="string">
            <text:p>REMORE: INFESTED KINGDOM</text:p>
          </table:table-cell>
          <table:table-cell table:style-name="ce38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Tactical RPG</text:p>
          </table:table-cell>
          <table:table-cell table:style-name="ce74" table:content-validation-name="val2" office:value-type="string" calcext:value-type="string">
            <text:p>Black Anch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Webze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빈딕투스: 디파잉 페이트</text:p>
          </table:table-cell>
          <table:table-cell table:style-name="ce25" office:value-type="string" calcext:value-type="string">
            <text:p>Vindictus: Defying Fate</text:p>
          </table:table-cell>
          <table:table-cell table:style-name="ce38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25" office:value-type="string" calcext:value-type="string">
            <text:p>Sagres</text:p>
          </table:table-cell>
          <table:table-cell table:style-name="ce3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역사, 항해, 어드벤처</text:p>
          </table:table-cell>
          <table:table-cell table:style-name="ce74" table:content-validation-name="val2" office:value-type="string" calcext:value-type="string">
            <text:p>ooz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ehashi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람 속에 피는 꽃</text:p>
          </table:table-cell>
          <table:table-cell table:style-name="ce25" office:value-type="string" calcext:value-type="string">
            <text:p>Flower in Us</text:p>
          </table:table-cell>
          <table:table-cell table:style-name="ce38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office:value-type="string" calcext:value-type="string">
            <text:p>Team Gypsophila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25" office:value-type="string" calcext:value-type="string">
            <text:p>8Doors: Arum's Afterlife Adventure</text:p>
          </table:table-cell>
          <table:table-cell table:style-name="ce3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</text:p>
          </table:table-cell>
          <table:table-cell table:style-name="ce74" table:content-validation-name="val2" office:value-type="string" calcext:value-type="string">
            <text:p>Rootless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이코데믹 ~특수 수사 사건부 X-FILE~</text:p>
          </table:table-cell>
          <table:table-cell table:style-name="ce25" office:value-type="string" calcext:value-type="string">
            <text:p>TOKYO PSYCHODEMIC</text:p>
          </table:table-cell>
          <table:table-cell table:style-name="ce38" office:value-type="string" calcext:value-type="string">
            <text:p><text:a xlink:href="https://store.steampowered.com/app/2397140/TOKYO_PSYCHODEMIC/" xlink:type="simple">https://store.steampowered.com/app/2397140/TOKYO_PSYCHODEMI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×시네마틱・리얼 과학수사 시뮬레이션 게임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25" office:value-type="string" calcext:value-type="string">
            <text:p>SANABI: The Revenant</text:p>
          </table:table-cell>
          <table:table-cell table:style-name="ce3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WONDER PO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25" office:value-type="string" calcext:value-type="string">
            <text:p>Adolescent Santa Claus</text:p>
          </table:table-cell>
          <table:table-cell table:style-name="ce38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블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 장의 카드</text:p>
          </table:table-cell>
          <table:table-cell table:style-name="ce25" office:value-type="string" calcext:value-type="string">
            <text:p>Three of Cards</text:p>
          </table:table-cell>
          <table:table-cell table:style-name="ce38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누아르 카드 액션 게임</text:p>
          </table:table-cell>
          <table:table-cell table:style-name="ce74" table:content-validation-name="val2" office:value-type="string" calcext:value-type="string">
            <text:p>Sparky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parky Studios</text:p>
          </table:table-cell>
          <table:table-cell table:style-name="ce88" table:content-validation-name="val3" office:value-type="string" calcext:value-type="string">
            <text:p>Sejong Univ. PandoraCub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25" office:value-type="string" calcext:value-type="string">
            <text:p>7Days Origins</text:p>
          </table:table-cell>
          <table:table-cell table:style-name="ce3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셔터냥! Enhanced Edition</text:p>
          </table:table-cell>
          <table:table-cell table:style-name="ce25" office:value-type="string" calcext:value-type="string">
            <text:p>Shutter Nyan! Enhanced Edition</text:p>
          </table:table-cell>
          <table:table-cell table:style-name="ce38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카메라 액션</text:p>
          </table:table-cell>
          <table:table-cell table:style-name="ce74" table:content-validation-name="val2" office:value-type="string" calcext:value-type="string">
            <text:p>PROJECT MOREUM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소울러즈</text:p>
          </table:table-cell>
          <table:table-cell table:style-name="ce25" office:value-type="string" calcext:value-type="string">
            <text:p>SOULERS</text:p>
          </table:table-cell>
          <table:table-cell table:style-name="ce38" office:value-type="string" calcext:value-type="string">
            <text:p><text:a xlink:href="https://store.steampowered.com/app/2388920/SOULERS/" xlink:type="simple">https://store.steampowered.com/app/2388920/SOULER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불렛타임 슈팅</text:p>
          </table:table-cell>
          <table:table-cell table:style-name="ce74" table:content-validation-name="val2" office:value-type="string" calcext:value-type="string">
            <text:p>DRABIT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RABIT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25" office:value-type="string" calcext:value-type="string">
            <text:p>Little Witch in the Woods</text:p>
          </table:table-cell>
          <table:table-cell table:style-name="ce3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</text:p>
          </table:table-cell>
          <table:table-cell table:style-name="ce74" table:content-validation-name="val2" office:value-type="string" calcext:value-type="string">
            <text:p>SUNNY SIDE UP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NY SIDE UP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도쿠 알피지</text:p>
          </table:table-cell>
          <table:table-cell table:style-name="ce25" office:value-type="string" calcext:value-type="string">
            <text:p>Sudoku RPG</text:p>
          </table:table-cell>
          <table:table-cell table:style-name="ce38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매시 레전드</text:p>
          </table:table-cell>
          <table:table-cell table:style-name="ce25" office:value-type="string" calcext:value-type="string">
            <text:p>SMASH LEGENDS</text:p>
          </table:table-cell>
          <table:table-cell table:style-name="ce38" office:value-type="string" calcext:value-type="string">
            <text:p><text:a xlink:href="https://store.steampowered.com/app/1352080/SMASH_LEGENDS/" xlink:type="simple">https://store.steampowered.com/app/1352080/SMASH_LEGENDS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PVP 액션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리본</text:p>
          </table:table-cell>
          <table:table-cell table:style-name="ce25" office:value-type="string" calcext:value-type="string">
            <text:p>Staffer Reborn</text:p>
          </table:table-cell>
          <table:table-cell table:style-name="ce38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초능력 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케이스: 초능력 추리 어드벤처</text:p>
          </table:table-cell>
          <table:table-cell table:style-name="ce25" office:value-type="string" calcext:value-type="string">
            <text:p>Staffer Case: A Supernatural Mystery Adventure</text:p>
          </table:table-cell>
          <table:table-cell table:style-name="ce38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플릿 스퀘어</text:p>
          </table:table-cell>
          <table:table-cell table:style-name="ce25" office:value-type="string" calcext:value-type="string">
            <text:p>Split square</text:p>
          </table:table-cell>
          <table:table-cell table:style-name="ce38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Shed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hedi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식스타 게이트: 스타트레일</text:p>
          </table:table-cell>
          <table:table-cell table:style-name="ce25" office:value-type="string" calcext:value-type="string">
            <text:p>Sixtar Gate: STARTRAIL</text:p>
          </table:table-cell>
          <table:table-cell table:style-name="ce38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건반형 리듬 게임</text:p>
          </table:table-cell>
          <table:table-cell table:style-name="ce74" table:content-validation-name="val2" office:value-type="string" calcext:value-type="string">
            <text:p>Lyrebird Studio</text:p>
          </table:table-cell>
          <table:table-cell table:style-name="ce81" table:content-validation-name="val2" office:value-type="string" calcext:value-type="string">
            <text:p>Starlike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25"/>
          <table:table-cell table:style-name="ce38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진보적 시각 소설</text:p>
          </table:table-cell>
          <table:table-cell table:style-name="ce74" table:content-validation-name="val2" office:value-type="string" calcext:value-type="string">
            <text:p>YGGDRASIL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GGDRASIL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25" office:value-type="string" calcext:value-type="string">
            <text:p>Some Some Convenience Store</text:p>
          </table:table-cell>
          <table:table-cell table:style-name="ce3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25" office:value-type="string" calcext:value-type="string">
            <text:p>Araha : Curse of Yieun Island</text:p>
          </table:table-cell>
          <table:table-cell table:style-name="ce3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Palm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lm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리아 크로니클</text:p>
          </table:table-cell>
          <table:table-cell table:style-name="ce25" office:value-type="string" calcext:value-type="string">
            <text:p>ARIA CHRONICLE</text:p>
          </table:table-cell>
          <table:table-cell table:style-name="ce38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던전 탐색 RPG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케이드 파티</text:p>
          </table:table-cell>
          <table:table-cell table:style-name="ce25" office:value-type="string" calcext:value-type="string">
            <text:p>Arcade Party</text:p>
          </table:table-cell>
          <table:table-cell table:style-name="ce38" office:value-type="string" calcext:value-type="string">
            <text:p><text:a xlink:href="https://store.steampowered.com/app/2104750/Arcade_Party/" xlink:type="simple">https://store.steampowered.com/app/2104750/Arcade_Par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협동 파티 게임</text:p>
          </table:table-cell>
          <table:table-cell table:style-name="ce74" table:content-validation-name="val2" office:value-type="string" calcext:value-type="string">
            <text:p>OddOne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dOne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크레티아 전기</text:p>
          </table:table-cell>
          <table:table-cell table:style-name="ce25" office:value-type="string" calcext:value-type="string">
            <text:p>Acretia - Guardians of Lian</text:p>
          </table:table-cell>
          <table:table-cell table:style-name="ce38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RPG</text:p>
          </table:table-cell>
          <table:table-cell table:style-name="ce74" table:content-validation-name="val2" office:value-type="string" calcext:value-type="string">
            <text:p>Ozaak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zaak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25" office:value-type="string" calcext:value-type="string">
            <text:p>ARCHETYPE BLUE</text:p>
          </table:table-cell>
          <table:table-cell table:style-name="ce3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 덱빌딩</text:p>
          </table:table-cell>
          <table:table-cell table:style-name="ce74" table:content-validation-name="val2" office:value-type="string" calcext:value-type="string">
            <text:p>Codename Bo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안녕서울 : 이태원편</text:p>
          </table:table-cell>
          <table:table-cell table:style-name="ce25" office:value-type="string" calcext:value-type="string">
            <text:p>GoodbyeSeoul : Itaewon</text:p>
          </table:table-cell>
          <table:table-cell table:style-name="ce38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NO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NO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어비스 스쿨</text:p>
          </table:table-cell>
          <table:table-cell table:style-name="ce25" office:value-type="string" calcext:value-type="string">
            <text:p>Abyss School</text:p>
          </table:table-cell>
          <table:table-cell table:style-name="ce38" office:value-type="string" calcext:value-type="string">
            <text:p><text:a xlink:href="https://store.steampowered.com/app/2473710/Abyss_School/" xlink:type="simple">https://store.steampowered.com/app/2473710/Abyss_Schoo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퍼즐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더스티드: 과거에서 온 편지</text:p>
          </table:table-cell>
          <table:table-cell table:style-name="ce25" office:value-type="string" calcext:value-type="string">
            <text:p>Undusted: Letters from the Past</text:p>
          </table:table-cell>
          <table:table-cell table:style-name="ce38" office:value-type="string" calcext:value-type="string">
            <text:p><text:a xlink:href="https://store.steampowered.com/app/2891020/Undusted_Letters_from_the_Past/" xlink:type="simple">https://store.steampowered.com/app/2891020/Undusted_Letters_from_the_Pa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낡은 물건을 복원하는 게임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폴디드 : 동백이야기</text:p>
          </table:table-cell>
          <table:table-cell table:style-name="ce25" office:value-type="string" calcext:value-type="string">
            <text:p>Unfolded : Camellia Tales</text:p>
          </table:table-cell>
          <table:table-cell table:style-name="ce38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포인트 앤 클릭 어드벤처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에이지 오브 솔리테어 : 문명 건설</text:p>
          </table:table-cell>
          <table:table-cell table:style-name="ce25" office:value-type="string" calcext:value-type="string">
            <text:p>Age of Solitaire : Build Civilization</text:p>
          </table:table-cell>
          <table:table-cell table:style-name="ce38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솔리테어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25" office:value-type="string" calcext:value-type="string">
            <text:p>X Invader</text:p>
          </table:table-cell>
          <table:table-cell table:style-name="ce3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, 핵앤슬래시</text:p>
          </table:table-cell>
          <table:table-cell table:style-name="ce74" table:content-validation-name="val2" office:value-type="string" calcext:value-type="string">
            <text:p>ALLAF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LAF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엔스펠</text:p>
          </table:table-cell>
          <table:table-cell table:style-name="ce25" office:value-type="string" calcext:value-type="string">
            <text:p>Enspell</text:p>
          </table:table-cell>
          <table:table-cell table:style-name="ce38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 로그라이크</text:p>
          </table:table-cell>
          <table:table-cell table:style-name="ce74" table:content-validation-name="val2" office:value-type="string" calcext:value-type="string">
            <text:p>GoldPumpkin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ldPumpkin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엠버스 러브: 잔불의 사랑</text:p>
          </table:table-cell>
          <table:table-cell table:style-name="ce25" office:value-type="string" calcext:value-type="string">
            <text:p>Ember's Love</text:p>
          </table:table-cell>
          <table:table-cell table:style-name="ce38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RPG</text:p>
          </table:table-cell>
          <table:table-cell table:style-name="ce74" table:content-validation-name="val2" office:value-type="string" calcext:value-type="string">
            <text:p>LeeBbunsi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름의 끝에 피는 꽃</text:p>
          </table:table-cell>
          <table:table-cell table:style-name="ce25" office:value-type="string" calcext:value-type="string">
            <text:p>Flowers Blooming at the End of Summer</text:p>
          </table:table-cell>
          <table:table-cell table:style-name="ce38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idnightWor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25" office:value-type="string" calcext:value-type="string">
            <text:p>Lu Bu Maker</text:p>
          </table:table-cell>
          <table:table-cell table:style-name="ce38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육성 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영웅모집</text:p>
          </table:table-cell>
          <table:table-cell table:style-name="ce25" office:value-type="string" calcext:value-type="string">
            <text:p>Heroes Wanted</text:p>
          </table:table-cell>
          <table:table-cell table:style-name="ce38" office:value-type="string" calcext:value-type="string">
            <text:p><text:a xlink:href="https://store.steampowered.com/app/2667410/Heroes_Wanted/" xlink:type="simple">https://store.steampowered.com/app/2667410/Heroes_Wante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Gameplet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25" office:value-type="string" calcext:value-type="string">
            <text:p>Ogu and the Secret Forest</text:p>
          </table:table-cell>
          <table:table-cell table:style-name="ce3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처, 퍼즐</text:p>
          </table:table-cell>
          <table:table-cell table:style-name="ce74" table:content-validation-name="val2" office:value-type="string" calcext:value-type="string">
            <text:p>Moonlab Studio</text:p>
          </table:table-cell>
          <table:table-cell table:style-name="ce81" table:content-validation-name="val2" office:value-type="string" calcext:value-type="string">
            <text:p>Sinkhol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용사의 자격</text:p>
          </table:table-cell>
          <table:table-cell table:style-name="ce25" office:value-type="string" calcext:value-type="string">
            <text:p>Qualification as Rogue</text:p>
          </table:table-cell>
          <table:table-cell table:style-name="ce38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, 플랫포머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울트라 에이지</text:p>
          </table:table-cell>
          <table:table-cell table:style-name="ce25" office:value-type="string" calcext:value-type="string">
            <text:p>Ultra Age</text:p>
          </table:table-cell>
          <table:table-cell table:style-name="ce38" office:value-type="string" calcext:value-type="string">
            <text:p><text:a xlink:href="https://store.steampowered.com/app/1683100/Ultra_Age/" xlink:type="simple">https://store.steampowered.com/app/1683100/Ultra_Ag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t Stage Inc.</text:p>
          </table:table-cell>
          <table:table-cell table:style-name="ce81" table:content-validation-name="val2" office:value-type="string" calcext:value-type="string">
            <text:p>Visual DART Co., Lt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tragames</text:p>
          </table:table-cell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물의 숲</text:p>
          </table:table-cell>
          <table:table-cell table:style-name="ce25" office:value-type="string" calcext:value-type="string">
            <text:p>Forest Of Relics</text:p>
          </table:table-cell>
          <table:table-cell table:style-name="ce38" office:value-type="string" calcext:value-type="string">
            <text:p><text:a xlink:href="https://store.steampowered.com/app/2235500/Forest_Of_Relics/" xlink:type="simple">https://store.steampowered.com/app/2235500/Forest_Of_Relic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3D 플랫폼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25" office:value-type="string" calcext:value-type="string">
            <text:p>Youtuber Survivors</text:p>
          </table:table-cell>
          <table:table-cell table:style-name="ce38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로그라이크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라</text:p>
          </table:table-cell>
          <table:table-cell table:style-name="ce25" office:value-type="string" calcext:value-type="string">
            <text:p>Ira</text:p>
          </table:table-cell>
          <table:table-cell table:style-name="ce38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 로그라이트</text:p>
          </table:table-cell>
          <table:table-cell table:style-name="ce74" table:content-validation-name="val2" office:value-type="string" calcext:value-type="string">
            <text:p>ABSh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icalis,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25" office:value-type="string" calcext:value-type="string">
            <text:p>Eternal Return</text:p>
          </table:table-cell>
          <table:table-cell table:style-name="ce3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Nimble Neur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ao Games Europe B.V. (EU,NA,OCE)</text:p>
          </table:table-cell>
          <table:table-cell table:style-name="ce88" table:content-validation-name="val3" office:value-type="string" calcext:value-type="string">
            <text:p>Nimble Neuron (Excluding EU,NA,OCE)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인과율</text:p>
          </table:table-cell>
          <table:table-cell table:style-name="ce25" office:value-type="string" calcext:value-type="string">
            <text:p>Causality</text:p>
          </table:table-cell>
          <table:table-cell table:style-name="ce38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서바이벌 호러</text:p>
          </table:table-cell>
          <table:table-cell table:style-name="ce74" table:content-validation-name="val2" office:value-type="string" calcext:value-type="string">
            <text:p>WAFF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일레븐지스: 플라스크</text:p>
          </table:table-cell>
          <table:table-cell table:style-name="ce25" office:value-type="string" calcext:value-type="string">
            <text:p>Elevenses: The Flask</text:p>
          </table:table-cell>
          <table:table-cell table:style-name="ce38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REDRA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32" office:value-type="string" calcext:value-type="string">
            <text:p>Rose and Lotus: Petals of Memories</text:p>
          </table:table-cell>
          <table:table-cell table:style-name="ce40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 좀비 디펜스</text:p>
          </table:table-cell>
          <table:table-cell table:style-name="ce25" office:value-type="string" calcext:value-type="string">
            <text:p>Chosun Zombie Defense</text:p>
          </table:table-cell>
          <table:table-cell table:style-name="ce38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디펜스, VR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메타실록</text:p>
          </table:table-cell>
          <table:table-cell table:style-name="ce25" office:value-type="string" calcext:value-type="string">
            <text:p>Korea Dynasty</text:p>
          </table:table-cell>
          <table:table-cell table:style-name="ce38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월드 생존 탐험</text:p>
          </table:table-cell>
          <table:table-cell table:style-name="ce74" table:content-validation-name="val2" office:value-type="string" calcext:value-type="string">
            <text:p>(주)행복한다람쥐단( Happy Daram Inc. 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(주)행복한다람쥐단( Happy Daram Inc. )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25" office:value-type="string" calcext:value-type="string">
            <text:p>Meteor Volleyball!</text:p>
          </table:table-cell>
          <table:table-cell table:style-name="ce38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2d 배구 게임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금 우리 학교는</text:p>
          </table:table-cell>
          <table:table-cell table:style-name="ce25" office:value-type="string" calcext:value-type="string">
            <text:p>All of Us Are Dead…</text:p>
          </table:table-cell>
          <table:table-cell table:style-name="ce38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드라마틱 비주얼 노벨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첫눈</text:p>
          </table:table-cell>
          <table:table-cell table:style-name="ce25" office:value-type="string" calcext:value-type="string">
            <text:p>First Snow</text:p>
          </table:table-cell>
          <table:table-cell table:style-name="ce38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Studio L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청구야담: 팔도견문록</text:p>
          </table:table-cell>
          <table:table-cell table:style-name="ce25" office:value-type="string" calcext:value-type="string">
            <text:p>Dynasty Detective</text:p>
          </table:table-cell>
          <table:table-cell table:style-name="ce38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, 추리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쿠시의 엄천난 모험!!</text:p>
          </table:table-cell>
          <table:table-cell table:style-name="ce25" office:value-type="string" calcext:value-type="string">
            <text:p>Cush's Amazin' Adventure!!</text:p>
          </table:table-cell>
          <table:table-cell table:style-name="ce38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한국인 으로 추측됨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퀸즈 아이돌</text:p>
          </table:table-cell>
          <table:table-cell table:style-name="ce25" office:value-type="string" calcext:value-type="string">
            <text:p>Idol Queens Production</text:p>
          </table:table-cell>
          <table:table-cell table:style-name="ce38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이돌 육성 시뮬레이션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크로노 아크</text:p>
          </table:table-cell>
          <table:table-cell table:style-name="ce32" office:value-type="string" calcext:value-type="string">
            <text:p>Chrono Ark</text:p>
          </table:table-cell>
          <table:table-cell table:style-name="ce40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, 덱빌딩</text:p>
          </table:table-cell>
          <table:table-cell table:style-name="ce76" table:content-validation-name="val2" office:value-type="string" calcext:value-type="string">
            <text:p>Al Fine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l Fin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크롤링 랩</text:p>
          </table:table-cell>
          <table:table-cell table:style-name="ce25" office:value-type="string" calcext:value-type="string">
            <text:p>Crawling Lab</text:p>
          </table:table-cell>
          <table:table-cell table:style-name="ce38" office:value-type="string" calcext:value-type="string">
            <text:p><text:a xlink:href="https://store.steampowered.com/app/2637070/Crawling_Lab/" xlink:type="simple">https://store.steampowered.com/app/2637070/Crawling_Lab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로그라이크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 언더 파이어 : 더 크루세이더</text:p>
          </table:table-cell>
          <table:table-cell table:style-name="ce25" office:value-type="string" calcext:value-type="string">
            <text:p>Kingdom Under Fire: The Crusaders</text:p>
          </table:table-cell>
          <table:table-cell table:style-name="ce38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언더파이어: 히어로즈</text:p>
          </table:table-cell>
          <table:table-cell table:style-name="ce25" office:value-type="string" calcext:value-type="string">
            <text:p>Kingdom Under Fire: Heroes</text:p>
          </table:table-cell>
          <table:table-cell table:style-name="ce38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터미너스: 좀비 생존자들</text:p>
          </table:table-cell>
          <table:table-cell table:style-name="ce25" office:value-type="string" calcext:value-type="string">
            <text:p>Terminus: Zombie Survivors</text:p>
          </table:table-cell>
          <table:table-cell table:style-name="ce38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생존 로그라이크</text:p>
          </table:table-cell>
          <table:table-cell table:style-name="ce74" table:content-validation-name="val2" office:value-type="string" calcext:value-type="string">
            <text:p>Ingeo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geo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트러블슈터: 버려진 아이들</text:p>
          </table:table-cell>
          <table:table-cell table:style-name="ce32" office:value-type="string" calcext:value-type="string">
            <text:p>TROUBLESHOOTER: Abandoned Children</text:p>
          </table:table-cell>
          <table:table-cell table:style-name="ce40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SRPG</text:p>
          </table:table-cell>
          <table:table-cell table:style-name="ce76" table:content-validation-name="val2" office:value-type="string" calcext:value-type="string">
            <text:p>Dandyli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Dandyli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트리니티 서바이버즈</text:p>
          </table:table-cell>
          <table:table-cell table:style-name="ce25" office:value-type="string" calcext:value-type="string">
            <text:p>Trinity Survivors</text:p>
          </table:table-cell>
          <table:table-cell table:style-name="ce38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트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25" office:value-type="string" calcext:value-type="string">
            <text:p>Teamfight Manager</text:p>
          </table:table-cell>
          <table:table-cell table:style-name="ce3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경영, 오토배틀러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25" office:value-type="string" calcext:value-type="string">
            <text:p>FINAL KNIGHT</text:p>
          </table:table-cell>
          <table:table-cell table:style-name="ce3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2" office:value-type="string" calcext:value-type="string">
            <text:p>2024Q2 예정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, 액션RPG</text:p>
          </table:table-cell>
          <table:table-cell table:style-name="ce74" table:content-validation-name="val2" office:value-type="string" calcext:value-type="string">
            <text:p>2oclock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디센던트</text:p>
          </table:table-cell>
          <table:table-cell table:style-name="ce25" office:value-type="string" calcext:value-type="string">
            <text:p>The First Descendant</text:p>
          </table:table-cell>
          <table:table-cell table:style-name="ce38" office:value-type="string" calcext:value-type="string">
            <text:p><text:a xlink:href="https://store.steampowered.com/app/2074920/The_First_Descendant/" xlink:type="simple">https://store.steampowered.com/app/2074920/The_First_Descendant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루트슈터</text:p>
          </table:table-cell>
          <table:table-cell table:style-name="ce74" table:content-validation-name="val2" office:value-type="string" calcext:value-type="string">
            <text:p>NEXON 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버서커: 카잔</text:p>
          </table:table-cell>
          <table:table-cell table:style-name="ce25" office:value-type="string" calcext:value-type="string">
            <text:p>The First Berserker: Khazan</text:p>
          </table:table-cell>
          <table:table-cell table:style-name="ce38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액션 롤플레잉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페치카</text:p>
          </table:table-cell>
          <table:table-cell table:style-name="ce25" office:value-type="string" calcext:value-type="string">
            <text:p>Pechka: Historical Story Adventure</text:p>
          </table:table-cell>
          <table:table-cell table:style-name="ce38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편집장</text:p>
          </table:table-cell>
          <table:table-cell table:style-name="ce25" office:value-type="string" calcext:value-type="string">
            <text:p>THE EDITOR</text:p>
          </table:table-cell>
          <table:table-cell table:style-name="ce38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신문 편집 어드벤처</text:p>
          </table:table-cell>
          <table:table-cell table:style-name="ce74" table:content-validation-name="val2" office:value-type="string" calcext:value-type="string">
            <text:p>DECATRE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CATRE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폴라 펭귄 포스트</text:p>
          </table:table-cell>
          <table:table-cell table:style-name="ce25" office:value-type="string" calcext:value-type="string">
            <text:p>Polar Penguin Post</text:p>
          </table:table-cell>
          <table:table-cell table:style-name="ce38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시뮬레이션</text:p>
          </table:table-cell>
          <table:table-cell table:style-name="ce74" table:content-validation-name="val2" office:value-type="string" calcext:value-type="string">
            <text:p>Little Lemon Bul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ttle Lemon Bul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프로스토리</text:p>
          </table:table-cell>
          <table:table-cell table:style-name="ce25" office:value-type="string" calcext:value-type="string">
            <text:p>Frostory</text:p>
          </table:table-cell>
          <table:table-cell table:style-name="ce38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Team OOPAr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OOPAr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플레비 퀘스트: 더 크루세이즈</text:p>
          </table:table-cell>
          <table:table-cell table:style-name="ce32" office:value-type="string" calcext:value-type="string">
            <text:p>Plebby Quest: The Crusades</text:p>
          </table:table-cell>
          <table:table-cell table:style-name="ce40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시뮬레이션</text:p>
          </table:table-cell>
          <table:table-cell table:style-name="ce76" table:content-validation-name="val2" office:value-type="string" calcext:value-type="string">
            <text:p>PiedPipers Team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플로리스 다크니스</text:p>
          </table:table-cell>
          <table:table-cell table:style-name="ce25" office:value-type="string" calcext:value-type="string">
            <text:p>Flawless Darkness</text:p>
          </table:table-cell>
          <table:table-cell table:style-name="ce38" office:value-type="string" calcext:value-type="string">
            <text:p><text:a xlink:href="https://store.steampowered.com/app/2419020/Flawless_Darkness/" xlink:type="simple">https://store.steampowered.com/app/2419020/Flawless_Darknes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어드벤처, </text:span>액션, 내레이션, 퍼즐</text:p>
          </table:table-cell>
          <table:table-cell table:style-name="ce74" table:content-validation-name="val2" office:value-type="string" calcext:value-type="string">
            <text:p>Oldic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ldic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그로맨스</text:p>
          </table:table-cell>
          <table:table-cell table:style-name="ce25" office:value-type="string" calcext:value-type="string">
            <text:p>PIGROMANCE</text:p>
          </table:table-cell>
          <table:table-cell table:style-name="ce38" office:value-type="string" calcext:value-type="string">
            <text:p><text:a xlink:href="https://store.steampowered.com/app/1362120/PIGROMANCE/" xlink:type="simple">https://store.steampowered.com/app/1362120/PIGROMANC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잔혹동화 어드벤처</text:p>
          </table:table-cell>
          <table:table-cell table:style-name="ce74" table:content-validation-name="val2" office:value-type="string" calcext:value-type="string">
            <text:p>OAA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25" office:value-type="string" calcext:value-type="string">
            <text:p>Alchemist of Pipi Forest</text:p>
          </table:table-cell>
          <table:table-cell table:style-name="ce3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깡토 스튜디오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깡토 스튜디오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21 Days</text:p>
          </table:table-cell>
          <table:table-cell table:style-name="ce3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난민 시뮬레이션</text:p>
          </table:table-cell>
          <table:table-cell table:style-name="ce74" table:content-validation-name="val2" office:value-type="string" calcext:value-type="string">
            <text:p>Hardtalk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rdtalk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3000th Duel</text:p>
          </table:table-cell>
          <table:table-cell table:style-name="ce4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, 소울라이크</text:p>
          </table:table-cell>
          <table:table-cell table:style-name="ce76" table:content-validation-name="val2" office:value-type="string" calcext:value-type="string">
            <text:p>NEOPOPCORN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EOPOPCORN Cor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6180 the moon</text:p>
          </table:table-cell>
          <table:table-cell table:style-name="ce3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퍼즐, 플랫폼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office:value-type="string" calcext:value-type="string">
            <text:p>PokPoong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CTION SANDBOX</text:p>
          </table:table-cell>
          <table:table-cell table:style-name="ce38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샌드박스, 시뮬레이션, 물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</text:p>
          </table:table-cell>
          <table:table-cell table:style-name="ce4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, 영구죽음, 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UMPKI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2</text:p>
          </table:table-cell>
          <table:table-cell table:style-name="ce4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3인칭, 영구죽음, </text:span>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GRAVIT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CENXION</text:p>
          </table:table-cell>
          <table:table-cell table:style-name="ce38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슈팅 액션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troWings: Space War</text:p>
          </table:table-cell>
          <table:table-cell table:style-name="ce38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비행 슈팅</text:p>
          </table:table-cell>
          <table:table-cell table:style-name="ce74" table:content-validation-name="val2" office:value-type="string" calcext:value-type="string">
            <text:p>Toward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oward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attery Samurai</text:p>
          </table:table-cell>
          <table:table-cell table:style-name="ce3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Matthewston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tthewston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Academy</text:p>
          </table:table-cell>
          <table:table-cell table:style-name="ce38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슈팅, 로그라이트</text:p>
          </table:table-cell>
          <table:table-cell table:style-name="ce74" table:content-validation-name="val2" office:value-type="string" calcext:value-type="string">
            <text:p>Catdoors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Mansion</text:p>
          </table:table-cell>
          <table:table-cell table:style-name="ce38" office:value-type="string" calcext:value-type="string">
            <text:p><text:a xlink:href="https://store.steampowered.com/app/1647430/Black_Mansion/" xlink:type="simple">https://store.steampowered.com/app/1647430/Black_Mans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CK WITCHCRAFT</text:p>
          </table:table-cell>
          <table:table-cell table:style-name="ce4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고딕, 액션RPG</text:p>
          </table:table-cell>
          <table:table-cell table:style-name="ce76" table:content-validation-name="val2" office:value-type="string" calcext:value-type="string">
            <text:p>QuattroGear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RES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de Assault</text:p>
          </table:table-cell>
          <table:table-cell table:style-name="ce4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로그라이크, 플랫폼</text:p>
          </table:table-cell>
          <table:table-cell table:style-name="ce76" table:content-validation-name="val2" office:value-type="string" calcext:value-type="string">
            <text:p>TeamSuneat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india</text:p>
          </table:table-cell>
          <table:table-cell table:style-name="ce38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 퍼즐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ox to the Box</text:p>
          </table:table-cell>
          <table:table-cell table:style-name="ce38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ain Meltdown - Into Despair</text:p>
          </table:table-cell>
          <table:table-cell table:style-name="ce38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oken Blade: Prelude</text:p>
          </table:table-cell>
          <table:table-cell table:style-name="ce38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uff Knight Advanced</text:p>
          </table:table-cell>
          <table:table-cell table:style-name="ce3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RPG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atch My Color</text:p>
          </table:table-cell>
          <table:table-cell table:style-name="ce38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색입히기, 퍼즐</text:p>
          </table:table-cell>
          <table:table-cell table:style-name="ce74" table:content-validation-name="val2" office:value-type="string" calcext:value-type="string">
            <text:p>Co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eilless</text:p>
          </table:table-cell>
          <table:table-cell table:style-name="ce38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Chicken in the Darkness </text:p>
          </table:table-cell>
          <table:table-cell table:style-name="ce4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1인칭 공포</text:p>
          </table:table-cell>
          <table:table-cell table:style-name="ce76" table:content-validation-name="val2" office:value-type="string" calcext:value-type="string">
            <text:p>Jaesung Kim, Jongseop Lee, Hyunggu Ha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BukGwak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lorzzle</text:p>
          </table:table-cell>
          <table:table-cell table:style-name="ce38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arong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e on Baby!</text:p>
          </table:table-cell>
          <table:table-cell table:style-name="ce38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, 캐주얼, 스포츠</text:p>
          </table:table-cell>
          <table:table-cell table:style-name="ce74" table:content-validation-name="val2" office:value-type="string" calcext:value-type="string">
            <text:p>Expotato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xpotato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mander Quest</text:p>
          </table:table-cell>
          <table:table-cell table:style-name="ce38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RTS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ntract</text:p>
          </table:table-cell>
          <table:table-cell table:style-name="ce38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</text:p>
          </table:table-cell>
          <table:table-cell table:style-name="ce74" table:content-validation-name="val2" office:value-type="string" calcext:value-type="string">
            <text:p>Metamo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tamong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rrupted: Dawn of Havoc</text:p>
          </table:table-cell>
          <table:table-cell table:style-name="ce38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오토배틀 로그라이크 덱빌딩</text:p>
          </table:table-cell>
          <table:table-cell table:style-name="ce74" table:content-validation-name="val2" office:value-type="string" calcext:value-type="string">
            <text:p>36Litter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36Litter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NGA!: Harbor Frenzy</text:p>
          </table:table-cell>
          <table:table-cell table:style-name="ce3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2" office:value-type="float" office:value="2016" calcext:value-type="float">
            <text:p>2016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zy Farm : VRGROUND</text:p>
          </table:table-cell>
          <table:table-cell table:style-name="ce3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파티 게임</text:p>
          </table:table-cell>
          <table:table-cell table:style-name="ce74" table:content-validation-name="val2" office:value-type="string" calcext:value-type="string">
            <text:p>Jamong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mong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: Rescue Princess</text:p>
          </table:table-cell>
          <table:table-cell table:style-name="ce38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VR</text:p>
          </table:table-cell>
          <table:table-cell table:style-name="ce38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테이블 전략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: Combine</text:p>
          </table:table-cell>
          <table:table-cell table:style-name="ce38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te Invaders</text:p>
          </table:table-cell>
          <table:table-cell table:style-name="ce38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슈팅, 어드벤쳐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ndelion - Wishes brought to you -</text:p>
          </table:table-cell>
          <table:table-cell table:style-name="ce38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연애 육성 시뮬레이션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ark and Darker</text:p>
          </table:table-cell>
          <table:table-cell table:style-name="ce4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48" office:value-type="float" office:value="2023" calcext:value-type="float">
            <text:p>2023</text:p>
          </table:table-cell>
          <table:table-cell table:style-name="ce68" office:value-type="string" calcext:value-type="string">
            <text:p>x</text:p>
          </table:table-cell>
          <table:table-cell table:style-name="ce68" office:value-type="string" calcext:value-type="string">
            <text:p>o</text:p>
          </table:table-cell>
          <table:table-cell table:style-name="ce72" office:value-type="string" calcext:value-type="string">
            <text:p>-</text:p>
          </table:table-cell>
          <table:table-cell table:style-name="ce76" table:content-validation-name="val2" office:value-type="string" calcext:value-type="string">
            <text:p>IRONMACE 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IRONMACE </text:p>
          </table:table-cell>
          <table:table-cell table:style-name="ce90" table:content-validation-name="val3" table:number-columns-repeated="2"/>
          <table:table-cell table:style-name="ce94"/>
          <table:table-cell table:style-name="ce9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rkest Mana : Master of the Table</text:p>
          </table:table-cell>
          <table:table-cell table:style-name="ce38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카드 대전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y Island</text:p>
          </table:table-cell>
          <table:table-cell table:style-name="ce38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ep Dark Dungeon</text:p>
          </table:table-cell>
          <table:table-cell table:style-name="ce3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액션</text:p>
          </table:table-cell>
          <table:table-cell table:style-name="ce74" table:content-validation-name="val2" office:value-type="string" calcext:value-type="string">
            <text:p>GlassCa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lassCat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CTIVE</text:p>
          </table:table-cell>
          <table:table-cell table:style-name="ce38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NDUN : Hero Defense</text:p>
          </table:table-cell>
          <table:table-cell table:style-name="ce38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 머지 디펜스</text:p>
          </table:table-cell>
          <table:table-cell table:style-name="ce74" table:content-validation-name="val2" office:value-type="string" calcext:value-type="string">
            <text:p>Gonggamorecontent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nggamorecontent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iaspora</text:p>
          </table:table-cell>
          <table:table-cell table:style-name="ce38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횡스크롤 어드벤처</text:p>
          </table:table-cell>
          <table:table-cell table:style-name="ce74" table:content-validation-name="val2" office:value-type="string" calcext:value-type="string">
            <text:p>Acts29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cts29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JMAX RESPECT V</text:p>
          </table:table-cell>
          <table:table-cell table:style-name="ce38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게임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NF Duel</text:p>
          </table:table-cell>
          <table:table-cell table:style-name="ce38" office:value-type="string" calcext:value-type="string">
            <text:p><text:a xlink:href="https://store.steampowered.com/app/1216060/DNF_Duel/" xlink:type="simple">https://store.steampowered.com/app/1216060/DNF_Duel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격투 게임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office:value-type="string" calcext:value-type="string">
            <text:p>Arc System Works</text:p>
          </table:table-cell>
          <table:table-cell table:style-name="ce81" table:content-validation-name="val2" office:value-type="string" calcext:value-type="string">
            <text:p>EIGHTING Co., Ltd.</text:p>
          </table:table-cell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TORI</text:p>
          </table:table-cell>
          <table:table-cell table:style-name="ce38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</text:p>
          </table:table-cell>
          <table:table-cell table:style-name="ce74" table:content-validation-name="val2" office:value-type="string" calcext:value-type="string">
            <text:p>Indev-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WNFALLEN</text:p>
          </table:table-cell>
          <table:table-cell table:style-name="ce38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DOWNFALLEN T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agon Is Dead</text:p>
          </table:table-cell>
          <table:table-cell table:style-name="ce38" office:value-type="string" calcext:value-type="string">
            <text:p><text:a xlink:href="https://store.steampowered.com/app/2803280/Dragon_Is_Dead/" xlink:type="simple">https://store.steampowered.com/app/2803280/Dragon_Is_Dea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쉬, 로그라이트, 액션 플랫포머</text:p>
          </table:table-cell>
          <table:table-cell table:style-name="ce74" table:content-validation-name="val2" office:value-type="string" calcext:value-type="string">
            <text:p>TeamSune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M Studio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</text:p>
          </table:table-cell>
          <table:table-cell table:style-name="ce38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: Dream Quest</text:p>
          </table:table-cell>
          <table:table-cell table:style-name="ce38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ckumentary</text:p>
          </table:table-cell>
          <table:table-cell table:style-name="ce38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Inn</text:p>
          </table:table-cell>
          <table:table-cell table:style-name="ce38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매니지먼트</text:p>
          </table:table-cell>
          <table:table-cell table:style-name="ce74" table:content-validation-name="val2" office:value-type="string" calcext:value-type="string">
            <text:p>Cat Socie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t Socie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</text:p>
          </table:table-cell>
          <table:table-cell table:style-name="ce3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 2</text:p>
          </table:table-cell>
          <table:table-cell table:style-name="ce3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ungreed</text:p>
          </table:table-cell>
          <table:table-cell table:style-name="ce4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횡스크롤 액션</text:p>
          </table:table-cell>
          <table:table-cell table:style-name="ce76" table:content-validation-name="val2" office:value-type="string" calcext:value-type="string">
            <text:p>TEAM HORAY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TEAM HORA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n-Train</text:p>
          </table:table-cell>
          <table:table-cell table:style-name="ce38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, 슈팅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Everslash</text:p>
          </table:table-cell>
          <table:table-cell table:style-name="ce4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6" table:content-validation-name="val2" office:value-type="string" calcext:value-type="string">
            <text:p>Jaemin Park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Z2ON REBOOT : R</text:p>
          </table:table-cell>
          <table:table-cell table:style-name="ce38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게임</text:p>
          </table:table-cell>
          <table:table-cell table:style-name="ce74" table:content-validation-name="val2" office:value-type="string" calcext:value-type="string">
            <text:p>Neonovice Co., Ltd.</text:p>
          </table:table-cell>
          <table:table-cell table:style-name="ce81" table:content-validation-name="val2" office:value-type="string" calcext:value-type="string">
            <text:p>SQUARE PIXEL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novice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DE^2</text:p>
          </table:table-cell>
          <table:table-cell table:style-name="ce38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Fairy Knights</text:p>
          </table:table-cell>
          <table:table-cell table:style-name="ce4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RPG</text:p>
          </table:table-cell>
          <table:table-cell table:style-name="ce76" table:content-validation-name="val2" office:value-type="string" calcext:value-type="string">
            <text:p>WIDStudi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KE SIGNALS</text:p>
          </table:table-cell>
          <table:table-cell table:style-name="ce38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하이브리드 로그라이트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office:value-type="string" calcext:value-type="string">
            <text:p>Another Indi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ntasy Fishing Town</text:p>
          </table:table-cell>
          <table:table-cell table:style-name="ce38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낚시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S: Fight Action Sandbox</text:p>
          </table:table-cell>
          <table:table-cell table:style-name="ce38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3D격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lipol</text:p>
          </table:table-cell>
          <table:table-cell table:style-name="ce38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or the Revenge</text:p>
          </table:table-cell>
          <table:table-cell table:style-name="ce3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M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rincess&amp;Cnight</text:p>
          </table:table-cell>
          <table:table-cell table:style-name="ce38" office:value-type="string" calcext:value-type="string">
            <text:p><text:a xlink:href="https://store.steampowered.com/app/1452540/FrincessCnight/" xlink:type="simple">https://store.steampowered.com/app/1452540/FrincessCnigh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Single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gleco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anAge</text:p>
          </table:table-cell>
          <table:table-cell table:style-name="ce38" office:value-type="string" calcext:value-type="string">
            <text:p><text:a xlink:href="https://store.steampowered.com/app/1412470/GranAge/" xlink:type="simple">https://store.steampowered.com/app/1412470/GranAge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EAT TOY SHOWDOWN</text:p>
          </table:table-cell>
          <table:table-cell table:style-name="ce38" office:value-type="string" calcext:value-type="string">
            <text:p><text:a xlink:href="https://store.steampowered.com/app/2319940/GREAT_TOY_SHOWDOWN/" xlink:type="simple">https://store.steampowered.com/app/2319940/GREAT_TOY_SHOWDOW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캐주얼 슈팅 팀 대전</text:p>
          </table:table-cell>
          <table:table-cell table:style-name="ce74" table:content-validation-name="val2" office:value-type="string" calcext:value-type="string">
            <text:p>SANDY FLO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ANDY FLOO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eartless</text:p>
          </table:table-cell>
          <table:table-cell table:style-name="ce38" office:value-type="string" calcext:value-type="string">
            <text:p><text:a xlink:href="https://store.steampowered.com/app/1978520/Heartless/" xlink:type="simple">https://store.steampowered.com/app/1978520/Heartles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액션 TPS </text:p>
          </table:table-cell>
          <table:table-cell table:style-name="ce74" table:content-validation-name="val2" office:value-type="string" calcext:value-type="string">
            <text:p>Crese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res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Hotel Sowls</text:p>
          </table:table-cell>
          <table:table-cell table:style-name="ce40" office:value-type="string" calcext:value-type="string">
            <text:p><text:a xlink:href="https://store.steampowered.com/app/968350/Hotel_Sowls/" xlink:type="simple">https://store.steampowered.com/app/968350/Hotel_Sowl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2D, 미스테리 어드벤처</text:p>
          </table:table-cell>
          <table:table-cell table:style-name="ce76" table:content-validation-name="val2" office:value-type="string" calcext:value-type="string">
            <text:p>Studio Sott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tudio Sot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</text:p>
          </table:table-cell>
          <table:table-cell table:style-name="ce38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2">[루리웹 댓글의 일부]</text:span></text:p>
            <text:p/>
            <text:p><text:span text:style-name="T2">안녕하세요. 헌터X 개발자입니다.</text:span></text:p>
            <text:p><text:span text:style-name="T2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: code name T</text:p>
          </table:table-cell>
          <table:table-cell table:style-name="ce38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YNPYTOL</text:p>
          </table:table-cell>
          <table:table-cell table:style-name="ce38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퍼즐 어드벤쳐</text:p>
          </table:table-cell>
          <table:table-cell table:style-name="ce74" table:content-validation-name="val2" office:value-type="string" calcext:value-type="string">
            <text:p>base0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se0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dle Catfarmia</text:p>
          </table:table-cell>
          <table:table-cell table:style-name="ce38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방치형 농장 관리 게임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 My MIND.</text:p>
          </table:table-cell>
          <table:table-cell table:style-name="ce3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슈팅</text:p>
          </table:table-cell>
          <table:table-cell table:style-name="ce74" table:content-validation-name="val2" office:value-type="string" calcext:value-type="string">
            <text:p>P.S.B (iNsOoL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finite Sunshine Dust</text:p>
          </table:table-cell>
          <table:table-cell table:style-name="ce3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공포, 어드벤처</text:p>
          </table:table-cell>
          <table:table-cell table:style-name="ce74" table:content-validation-name="val2" office:value-type="string" calcext:value-type="string">
            <text:p>Kena MAK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ena MAKF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LPA: Cosmic Symphony</text:p>
          </table:table-cell>
          <table:table-cell table:style-name="ce38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MiBAKO - Mythology of Cube -</text:p>
          </table:table-cell>
          <table:table-cell table:style-name="ce38" office:value-type="string" calcext:value-type="string">
            <text:p><text:a xlink:href="https://store.steampowered.com/app/2081340/KAMiBAKO__Mythology_of_Cube/" xlink:type="simple">https://store.steampowered.com/app/2081340/KAMiBAKO__Mythology_of_Cub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맵크래프트×퍼즐×배틀×RPG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rma Knight</text:p>
          </table:table-cell>
          <table:table-cell table:style-name="ce38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액션</text:p>
          </table:table-cell>
          <table:table-cell table:style-name="ce74" table:content-validation-name="val2" office:value-type="string" calcext:value-type="string">
            <text:p>Ultramarin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ltramarin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Kill The Crows</text:p>
          </table:table-cell>
          <table:table-cell table:style-name="ce4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팅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ll the Dictator</text:p>
          </table:table-cell>
          <table:table-cell table:style-name="ce38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쥬얼 전략 시뮬레이션</text:p>
          </table:table-cell>
          <table:table-cell table:style-name="ce74" table:content-validation-name="val2" office:value-type="string" calcext:value-type="string">
            <text:p>Afeel inc</text:p>
          </table:table-cell>
          <table:table-cell table:style-name="ce81" table:content-validation-name="val2" office:value-type="string" calcext:value-type="string">
            <text:p>Magic Cub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feel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ngdom Under Fire: A War of Heroes (GOLD Edition)</text:p>
          </table:table-cell>
          <table:table-cell table:style-name="ce38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, 액션, RPG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office:value-type="string" calcext:value-type="string">
            <text:p>Bloom Technolog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 office:value-type="string" calcext:value-type="string">
            <text:p>Bloom Technology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tchen Crisis</text:p>
          </table:table-cell>
          <table:table-cell table:style-name="ce38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요리 디펜스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usan : City of Wolves</text:p>
          </table:table-cell>
          <table:table-cell table:style-name="ce38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2" office:value-type="string" calcext:value-type="string">
            <text:p>2024Q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터</text:p>
          </table:table-cell>
          <table:table-cell table:style-name="ce74" table:content-validation-name="val2" office:value-type="string" calcext:value-type="string">
            <text:p>CIRCLEfromD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IRCLEfromDO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ast Light</text:p>
          </table:table-cell>
          <table:table-cell table:style-name="ce38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어드벤쳐</text:p>
          </table:table-cell>
          <table:table-cell table:style-name="ce74" table:content-validation-name="val2" office:value-type="string" calcext:value-type="string">
            <text:p>Team Corn Fiel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egal Dungeon</text:p>
          </table:table-cell>
          <table:table-cell table:style-name="ce4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ibrary Of Ruina</text:p>
          </table:table-cell>
          <table:table-cell table:style-name="ce4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도서관 배틀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ittle Gods of the Abyss</text:p>
          </table:table-cell>
          <table:table-cell table:style-name="ce38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botomy Corporation | Monster Management Simulation</text:p>
          </table:table-cell>
          <table:table-cell table:style-name="ce4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괴물 관리, 로그라이트,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nely White</text:p>
          </table:table-cell>
          <table:table-cell table:style-name="ce38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 RPG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st Eidolons</text:p>
          </table:table-cell>
          <table:table-cell table:style-name="ce4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, SRPG</text:p>
          </table:table-cell>
          <table:table-cell table:style-name="ce76" table:content-validation-name="val2" office:value-type="string" calcext:value-type="string">
            <text:p>Ocean Drive Studio, Inc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Ocean Drive Studio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st Ruins</text:p>
          </table:table-cell>
          <table:table-cell table:style-name="ce3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횡스크롤, 생존, 액션</text:p>
          </table:table-cell>
          <table:table-cell table:style-name="ce74" table:content-validation-name="val2" office:value-type="string" calcext:value-type="string">
            <text:p>ALTARI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ve in Login</text:p>
          </table:table-cell>
          <table:table-cell table:style-name="ce38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etacraft</text:p>
          </table:table-cell>
          <table:table-cell table:style-name="ce81" table:content-validation-name="val2" office:value-type="string" calcext:value-type="string">
            <text:p>Onfi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milegate Sto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ucky Fish Bread</text:p>
          </table:table-cell>
          <table:table-cell table:style-name="ce38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경영, 생활 시뮬레이션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d World - Age of Darkness – MMORPG</text:p>
          </table:table-cell>
          <table:table-cell table:style-name="ce38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MMORPG</text:p>
          </table:table-cell>
          <table:table-cell table:style-name="ce74" table:content-validation-name="val2" office:value-type="string" calcext:value-type="string">
            <text:p>Jandi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ndi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a X</text:p>
          </table:table-cell>
          <table:table-cell table:style-name="ce38" office:value-type="string" calcext:value-type="string">
            <text:p><text:a xlink:href="https://store.steampowered.com/app/1427680/Magia_X/" xlink:type="simple">https://store.steampowered.com/app/1427680/Magia_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RPG</text:p>
          </table:table-cell>
          <table:table-cell table:style-name="ce74" table:content-validation-name="val2" office:value-type="string" calcext:value-type="string">
            <text:p>Superacid</text:p>
          </table:table-cell>
          <table:table-cell table:style-name="ce81" table:content-validation-name="val2" office:value-type="string" calcext:value-type="string">
            <text:p>Manlev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peraci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c Paper</text:p>
          </table:table-cell>
          <table:table-cell table:style-name="ce38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시, 로그라이크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zM: Jekyll and Hyde</text:p>
          </table:table-cell>
          <table:table-cell table:style-name="ce38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mory Fragment</text:p>
          </table:table-cell>
          <table:table-cell table:style-name="ce38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퍼즐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rge &amp; Blade</text:p>
          </table:table-cell>
          <table:table-cell table:style-name="ce38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세계 최초 퍼즐 오토 배틀러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SUITS</text:p>
          </table:table-cell>
          <table:table-cell table:style-name="ce38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Unit</text:p>
          </table:table-cell>
          <table:table-cell table:style-name="ce3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로그라이트</text:p>
          </table:table-cell>
          <table:table-cell table:style-name="ce74" table:content-validation-name="val2" office:value-type="string" calcext:value-type="string">
            <text:p>JellySno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eor 60 Seconds!</text:p>
          </table:table-cell>
          <table:table-cell table:style-name="ce38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Garden Cafe</text:p>
          </table:table-cell>
          <table:table-cell table:style-name="ce38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</text:p>
          </table:table-cell>
          <table:table-cell table:style-name="ce38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roma</text:p>
          </table:table-cell>
          <table:table-cell table:style-name="ce38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utumn</text:p>
          </table:table-cell>
          <table:table-cell table:style-name="ce38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Cosmos</text:p>
          </table:table-cell>
          <table:table-cell table:style-name="ce38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Night</text:p>
          </table:table-cell>
          <table:table-cell table:style-name="ce38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pring</text:p>
          </table:table-cell>
          <table:table-cell table:style-name="ce38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ummer</text:p>
          </table:table-cell>
          <table:table-cell table:style-name="ce38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Winter</text:p>
          </table:table-cell>
          <table:table-cell table:style-name="ce38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Bakery</text:p>
          </table:table-cell>
          <table:table-cell table:style-name="ce38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힐링 빵집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Cafe</text:p>
          </table:table-cell>
          <table:table-cell table:style-name="ce38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Fishing</text:p>
          </table:table-cell>
          <table:table-cell table:style-name="ce38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주얼 힐링 낚시 미니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Survivor</text:p>
          </table:table-cell>
          <table:table-cell table:style-name="ce38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서바이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mal Escape</text:p>
          </table:table-cell>
          <table:table-cell table:style-name="ce38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어드벤처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</text:p>
          </table:table-cell>
          <table:table-cell table:style-name="ce38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</text:p>
          </table:table-cell>
          <table:table-cell table:style-name="ce38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 Vol. 2</text:p>
          </table:table-cell>
          <table:table-cell table:style-name="ce38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oonlight thief</text:p>
          </table:table-cell>
          <table:table-cell table:style-name="ce3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뷰, 액션, 잠입, 추리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UA</text:p>
          </table:table-cell>
          <table:table-cell table:style-name="ce38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FPS</text:p>
          </table:table-cell>
          <table:table-cell table:style-name="ce74" table:content-validation-name="val2" office:value-type="string" calcext:value-type="string">
            <text:p>BangsFact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ngsFact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ameless ~The one thing you must recall~</text:p>
          </table:table-cell>
          <table:table-cell table:style-name="ce38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2" office:value-type="float" office:value="2013" calcext:value-type="float">
            <text:p>201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비주얼 노벨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OVERSE</text:p>
          </table:table-cell>
          <table:table-cell table:style-name="ce3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전략, 액션, 로그라이트</text:p>
          </table:table-cell>
          <table:table-cell table:style-name="ce74" table:content-validation-name="val2" office:value-type="string" calcext:value-type="string">
            <text:p>Tino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ino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xt Hero</text:p>
          </table:table-cell>
          <table:table-cell table:style-name="ce38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슈팅 액션 RPG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ientum - Opus Zero</text:p>
          </table:table-cell>
          <table:table-cell table:style-name="ce38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ight of the Dead</text:p>
          </table:table-cell>
          <table:table-cell table:style-name="ce4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생존, 기지건설</text:p>
          </table:table-cell>
          <table:table-cell table:style-name="ce76" table:content-validation-name="val2" office:value-type="string" calcext:value-type="string">
            <text:p>jackto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jackto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o Umbrellas Allowed</text:p>
          </table:table-cell>
          <table:table-cell table:style-name="ce4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상점 운영 시뮬레이션</text:p>
          </table:table-cell>
          <table:table-cell table:style-name="ce76" table:content-validation-name="val2" office:value-type="string" calcext:value-type="string">
            <text:p>Hoochoo Game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oochoo Game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OTE</text:p>
          </table:table-cell>
          <table:table-cell table:style-name="ce38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플랫포머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ldTail</text:p>
          </table:table-cell>
          <table:table-cell table:style-name="ce3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 액션</text:p>
          </table:table-cell>
          <table:table-cell table:style-name="ce74" table:content-validation-name="val2" office:value-type="string" calcext:value-type="string">
            <text:p>BK dddDa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K dddDang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 Day : The Sun Disappeared</text:p>
          </table:table-cell>
          <table:table-cell table:style-name="ce3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, RPG</text:p>
          </table:table-cell>
          <table:table-cell table:style-name="ce74" table:content-validation-name="val2" office:value-type="string" calcext:value-type="string">
            <text:p>Teemo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emo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Punch</text:p>
          </table:table-cell>
          <table:table-cell table:style-name="ce38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</text:p>
          </table:table-cell>
          <table:table-cell table:style-name="ce74" table:content-validation-name="val2" office:value-type="string" calcext:value-type="string">
            <text:p>SPRIN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VERTURN</text:p>
          </table:table-cell>
          <table:table-cell table:style-name="ce3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FMS, 액션 퍼즐, 어드벤처</text:p>
          </table:table-cell>
          <table:table-cell table:style-name="ce74" table:content-validation-name="val2" office:value-type="string" calcext:value-type="string">
            <text:p>STUDIO H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J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a!nt</text:p>
          </table:table-cell>
          <table:table-cell table:style-name="ce38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BIB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IB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epo</text:p>
          </table:table-cell>
          <table:table-cell table:style-name="ce38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 슈팅</text:p>
          </table:table-cell>
          <table:table-cell table:style-name="ce74" table:content-validation-name="val2" office:value-type="string" calcext:value-type="string">
            <text:p>TeamBU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BU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ink Island</text:p>
          </table:table-cell>
          <table:table-cell table:style-name="ce38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LUTONIUM</text:p>
          </table:table-cell>
          <table:table-cell table:style-name="ce3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어드벤처</text:p>
          </table:table-cell>
          <table:table-cell table:style-name="ce74" table:content-validation-name="val2" office:value-type="string" calcext:value-type="string">
            <text:p>Ch.ZB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.ZB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otty Knight Saga</text:p>
          </table:table-cell>
          <table:table-cell table:style-name="ce38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쳐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Rhombus</text:p>
          </table:table-cell>
          <table:table-cell table:style-name="ce3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리듬기반 캐주얼 액션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TACHYON</text:p>
          </table:table-cell>
          <table:table-cell table:style-name="ce38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런 앤 건 액션 슈팅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UBG: BATTLEGROUNDS</text:p>
          </table:table-cell>
          <table:table-cell table:style-name="ce3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KRAFTON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ygmalion</text:p>
          </table:table-cell>
          <table:table-cell table:style-name="ce38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Cand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ndL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QV(큐브이)</text:p>
          </table:table-cell>
          <table:table-cell table:style-name="ce38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 어드벤쳐</text:p>
          </table:table-cell>
          <table:table-cell table:style-name="ce74" table:content-validation-name="val2" office:value-type="string" calcext:value-type="string">
            <text:p>IZZ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bbit Hole 3D: Steam Edition</text:p>
          </table:table-cell>
          <table:table-cell table:style-name="ce4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48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dTitans</text:p>
          </table:table-cell>
          <table:table-cell table:style-name="ce3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실시간 전략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</text:p>
          </table:table-cell>
          <table:table-cell table:style-name="ce38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: Orange</text:p>
          </table:table-cell>
          <table:table-cell table:style-name="ce38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topia</text:p>
          </table:table-cell>
          <table:table-cell table:style-name="ce3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제 전략 서바이벌, 샌드박스, 도시건설</text:p>
          </table:table-cell>
          <table:table-cell table:style-name="ce74" table:content-validation-name="val2" office:value-type="string" calcext:value-type="string">
            <text:p>Casse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sse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tropolis</text:p>
          </table:table-cell>
          <table:table-cell table:style-name="ce4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타워 디펜스</text:p>
          </table:table-cell>
          <table:table-cell table:style-name="ce76" table:content-validation-name="val2" office:value-type="string" calcext:value-type="string">
            <text:p>Cassel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assel Game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d Island</text:p>
          </table:table-cell>
          <table:table-cell table:style-name="ce38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miLore: Lost Girl in the Lands of Lore</text:p>
          </table:table-cell>
          <table:table-cell table:style-name="ce4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office:value-type="string" calcext:value-type="string">
            <text:p>REMIMORY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Nicalis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plica</text:p>
          </table:table-cell>
          <table:table-cell table:style-name="ce4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공포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Road</text:p>
          </table:table-cell>
          <table:table-cell table:style-name="ce38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타워디펜스</text:p>
          </table:table-cell>
          <table:table-cell table:style-name="ce74" table:content-validation-name="val2" office:value-type="string" calcext:value-type="string">
            <text:p>Rabbitho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bbithol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TSNOM</text:p>
          </table:table-cell>
          <table:table-cell table:style-name="ce4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48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iffle Effect</text:p>
          </table:table-cell>
          <table:table-cell table:style-name="ce4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슈팅, 액션</text:p>
          </table:table-cell>
          <table:table-cell table:style-name="ce76" table:content-validation-name="val2" office:value-type="string" calcext:value-type="string">
            <text:p>OutsiderKids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IKE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occo's Island: Ring to End the Pain</text:p>
          </table:table-cell>
          <table:table-cell table:style-name="ce4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, 퍼즐, 어드벤처</text:p>
          </table:table-cell>
          <table:table-cell table:style-name="ce76" table:content-validation-name="val2" office:value-type="string" calcext:value-type="string">
            <text:p>Cogoo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ogoo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ll me Home</text:p>
          </table:table-cell>
          <table:table-cell table:style-name="ce38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Main Building</text:p>
          </table:table-cell>
          <table:table-cell table:style-name="ce3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 Rock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Toymaker's Mansion</text:p>
          </table:table-cell>
          <table:table-cell table:style-name="ce3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ute8</text:p>
          </table:table-cell>
          <table:table-cell table:style-name="ce38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P7</text:p>
          </table:table-cell>
          <table:table-cell table:style-name="ce38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슬롯-매니징 로그라이크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eAr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UNES Magica</text:p>
          </table:table-cell>
          <table:table-cell table:style-name="ce38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로그라이크 마법 액션</text:p>
          </table:table-cell>
          <table:table-cell table:style-name="ce74" table:content-validation-name="val2" office:value-type="string" calcext:value-type="string">
            <text:p>BONE MA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ONE MAD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acred Stones</text:p>
          </table:table-cell>
          <table:table-cell table:style-name="ce38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레트로 횡스크롤 보스 레이드</text:p>
          </table:table-cell>
          <table:table-cell table:style-name="ce74" table:content-validation-name="val2" office:value-type="string" calcext:value-type="string">
            <text:p>CFK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ally's Law</text:p>
          </table:table-cell>
          <table:table-cell table:style-name="ce4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Nanali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anali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carlet Hood and the Wicked Wood</text:p>
          </table:table-cell>
          <table:table-cell table:style-name="ce4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al: WHAT the FUN</text:p>
          </table:table-cell>
          <table:table-cell table:style-name="ce38" office:value-type="string" calcext:value-type="string">
            <text:p><text:a xlink:href="https://store.steampowered.com/app/2347910/Seal_WHAT_the_FUN/" xlink:type="simple">https://store.steampowered.com/app/2347910/Seal_WHAT_the_FU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옴니버스 멀티게임</text:p>
          </table:table-cell>
          <table:table-cell table:style-name="ce74" table:content-validation-name="val2" office:value-type="string" calcext:value-type="string">
            <text:p>PLAYWITH 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WITH 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cond Second</text:p>
          </table:table-cell>
          <table:table-cell table:style-name="ce38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카드 게임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phiria</text:p>
          </table:table-cell>
          <table:table-cell table:style-name="ce38" office:value-type="string" calcext:value-type="string">
            <text:p><text:a xlink:href="https://store.steampowered.com/app/2436940/Sephiria/" xlink:type="simple">https://store.steampowered.com/app/2436940/Sephiria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액션 로그라이트</text:p>
          </table:table-cell>
          <table:table-cell table:style-name="ce74" table:content-validation-name="val2" office:value-type="string" calcext:value-type="string">
            <text:p>TEAM HORA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HORA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ambles</text:p>
          </table:table-cell>
          <table:table-cell table:style-name="ce38" office:value-type="string" calcext:value-type="string">
            <text:p><text:a xlink:href="https://store.steampowered.com/app/2289630/Shambles/" xlink:type="simple">https://store.steampowered.com/app/2289630/Shamble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RPG, 덱빌딩, 로그라이크</text:p>
          </table:table-cell>
          <table:table-cell table:style-name="ce74" table:content-validation-name="val2" office:value-type="string" calcext:value-type="string">
            <text:p>EXL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ikhondo(食魂徒) - Soul Eater</text:p>
          </table:table-cell>
          <table:table-cell table:style-name="ce38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게임</text:p>
          </table:table-cell>
          <table:table-cell table:style-name="ce74" table:content-validation-name="val2" office:value-type="string" calcext:value-type="string">
            <text:p>DeerFar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erFarm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3">동인게임제작팀 사슴농장입니다. </text:span><text:span text:style-name="T3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ilent World</text:p>
          </table:table-cell>
          <table:table-cell table:style-name="ce38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GniFr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kul: The Hero Slayer</text:p>
          </table:table-cell>
          <table:table-cell table:style-name="ce4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액션, 플랫포머</text:p>
          </table:table-cell>
          <table:table-cell table:style-name="ce76" table:content-validation-name="val2" office:value-type="string" calcext:value-type="string">
            <text:p>Southpaw Games Co., Ltd.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Slayer : the Demon Haunted World</text:p>
          </table:table-cell>
          <table:table-cell table:style-name="ce38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ASHING THE BATTLE</text:p>
          </table:table-cell>
          <table:table-cell table:style-name="ce4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앤슬래시</text:p>
          </table:table-cell>
          <table:table-cell table:style-name="ce76" table:content-validation-name="val2" office:value-type="string" calcext:value-type="string">
            <text:p>Action Square(Studio HG)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ction Squar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ilemo</text:p>
          </table:table-cell>
          <table:table-cell table:style-name="ce4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쳐, 플랫포머, 2D</text:p>
          </table:table-cell>
          <table:table-cell table:style-name="ce76" table:content-validation-name="val2" office:value-type="string" calcext:value-type="string">
            <text:p>REXECH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now Island</text:p>
          </table:table-cell>
          <table:table-cell table:style-name="ce38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ul Guardians</text:p>
          </table:table-cell>
          <table:table-cell table:style-name="ce38" office:value-type="string" calcext:value-type="string">
            <text:p><text:a xlink:href="https://store.steampowered.com/app/2126010/Soul_Guardians/" xlink:type="simple">https://store.steampowered.com/app/2126010/Soul_Guardian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2D 횡스크롤 액션 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WON</text:p>
          </table:table-cell>
          <table:table-cell table:style-name="ce38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ace God</text:p>
          </table:table-cell>
          <table:table-cell table:style-name="ce3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</text:p>
          </table:table-cell>
          <table:table-cell table:style-name="ce74" table:content-validation-name="val2" office:value-type="string" calcext:value-type="string">
            <text:p>Jellypi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ellypig Game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LIT BULLET</text:p>
          </table:table-cell>
          <table:table-cell table:style-name="ce38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ND-ALONE</text:p>
          </table:table-cell>
          <table:table-cell table:style-name="ce38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킬 덱 빌딩의 액션 로그라이크</text:p>
          </table:table-cell>
          <table:table-cell table:style-name="ce74" table:content-validation-name="val2" office:value-type="string" calcext:value-type="string">
            <text:p>LIFUE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FUE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Island</text:p>
          </table:table-cell>
          <table:table-cell table:style-name="ce38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Rabbits</text:p>
          </table:table-cell>
          <table:table-cell table:style-name="ce38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ZeroToTen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ToTen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ubterrain</text:p>
          </table:table-cell>
          <table:table-cell table:style-name="ce4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 기반 생존 RPG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ixellore Inc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bterrain: Mines of Titan</text:p>
          </table:table-cell>
          <table:table-cell table:style-name="ce38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서바이벌 RPG</text:p>
          </table:table-cell>
          <table:table-cell table:style-name="ce74" table:content-validation-name="val2" office:value-type="string" calcext:value-type="string">
            <text:p>Pixellore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reedo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gar Cube: Bittersweet Factory</text:p>
          </table:table-cell>
          <table:table-cell table:style-name="ce38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per Hamster Ball</text:p>
          </table:table-cell>
          <table:table-cell table:style-name="ce38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APSONIC BOLD</text:p>
          </table:table-cell>
          <table:table-cell table:style-name="ce38" office:value-type="string" calcext:value-type="string">
            <text:p><text:a xlink:href="https://store.steampowered.com/app/938220/TAPSONIC_BOLD/" xlink:type="simple">https://store.steampowered.com/app/938220/TAPSONIC_BOLD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액션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Callisto Protocol™</text:p>
          </table:table-cell>
          <table:table-cell table:style-name="ce3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F, 생존, 공포, 3인칭 슈팅</text:p>
          </table:table-cell>
          <table:table-cell table:style-name="ce74" table:content-validation-name="val2" office:value-type="string" calcext:value-type="string">
            <text:p>Striking Distanc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 2: Vicious Sisters</text:p>
          </table:table-cell>
          <table:table-cell table:style-name="ce4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: Recut</text:p>
          </table:table-cell>
          <table:table-cell table:style-name="ce4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Dew</text:p>
          </table:table-cell>
          <table:table-cell table:style-name="ce38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텔링, 퍼즐</text:p>
          </table:table-cell>
          <table:table-cell table:style-name="ce74" table:content-validation-name="val2" office:value-type="string" calcext:value-type="string">
            <text:p>ZZIC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FINALS</text:p>
          </table:table-cell>
          <table:table-cell table:style-name="ce38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, 슈팅, PVP</text:p>
          </table:table-cell>
          <table:table-cell table:style-name="ce74" table:content-validation-name="val2" office:value-type="string" calcext:value-type="string">
            <text:p>Embark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mbark Studio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The Guilty Hearts</text:p>
          </table:table-cell>
          <table:table-cell table:style-name="ce38" office:value-type="string" calcext:value-type="string">
            <text:p><text:a xlink:href="https://store.steampowered.com/app/2973710/The_Guilty_Hearts/" xlink:type="simple">https://store.steampowered.com/app/2973710/The_Guilty_Heart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 어드벤쳐</text:p>
          </table:table-cell>
          <table:table-cell table:style-name="ce74" table:content-validation-name="val2" office:value-type="string" calcext:value-type="string">
            <text:p>Single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gleco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Midnight Walkers</text:p>
          </table:table-cell>
          <table:table-cell table:style-name="ce38" office:value-type="string" calcext:value-type="string">
            <text:p><text:a xlink:href="https://store.steampowered.com/app/2795540/The_Midnight_Walkers/" xlink:type="simple">https://store.steampowered.com/app/2795540/The_Midnight_Walkers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호러 PVPVE FPS</text:p>
          </table:table-cell>
          <table:table-cell table:style-name="ce74" table:content-validation-name="val2" office:value-type="string" calcext:value-type="string">
            <text:p>Onewayticket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ewayticket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Reeve</text:p>
          </table:table-cell>
          <table:table-cell table:style-name="ce38" office:value-type="string" calcext:value-type="string">
            <text:p><text:a xlink:href="https://store.steampowered.com/app/2889980/The_Reeve/" xlink:type="simple">https://store.steampowered.com/app/2889980/The_Ree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중세, 경영, RPG, 시뮬레이션</text:p>
          </table:table-cell>
          <table:table-cell table:style-name="ce74" table:content-validation-name="val2" office:value-type="string" calcext:value-type="string">
            <text:p>Gray Muscat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The Relic: First Guardian</text:p>
          </table:table-cell>
          <table:table-cell table:style-name="ce38" office:value-type="string" calcext:value-type="string">
            <text:p><text:a xlink:href="https://store.steampowered.com/app/2827820/The_Relic_First_Guardian/" xlink:type="simple">https://store.steampowered.com/app/2827820/The_Relic_First_Guardian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소울라이크</text:p>
          </table:table-cell>
          <table:table-cell table:style-name="ce74" table:content-validation-name="val2" office:value-type="string" calcext:value-type="string">
            <text:p>Project Cloud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erp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Tainted Lands</text:p>
          </table:table-cell>
          <table:table-cell table:style-name="ce38" office:value-type="string" calcext:value-type="string">
            <text:p><text:a xlink:href="https://store.steampowered.com/app/2148590/The_Tainted_Lands/" xlink:type="simple">https://store.steampowered.com/app/2148590/The_Tainted_Land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턴 기반 RPG</text:p>
          </table:table-cell>
          <table:table-cell table:style-name="ce74" table:content-validation-name="val2" office:value-type="string" calcext:value-type="string">
            <text:p>Aret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ret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Wake: Mourning Father, Mourning Mother</text:p>
          </table:table-cell>
          <table:table-cell table:style-name="ce4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, 퍼즐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indienova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re is NO PLAN B</text:p>
          </table:table-cell>
          <table:table-cell table:style-name="ce38" office:value-type="string" calcext:value-type="string">
            <text:p><text:a xlink:href="https://store.steampowered.com/app/2928190/There_is_NO_PLAN_B/" xlink:type="simple">https://store.steampowered.com/app/2928190/There_is_NO_PLAN_B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내러티브 탐정 어드벤처</text:p>
          </table:table-cell>
          <table:table-cell table:style-name="ce74" table:content-validation-name="val2" office:value-type="string" calcext:value-type="string">
            <text:p>SUPERW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PERW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row Anything</text:p>
          </table:table-cell>
          <table:table-cell table:style-name="ce38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BOR</text:p>
          </table:table-cell>
          <table:table-cell table:style-name="ce38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파이 시뮬레이션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o Many Zombies!</text:p>
          </table:table-cell>
          <table:table-cell table:style-name="ce38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PVE, 슈팅, 액션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ree of Life: Oddria!</text:p>
          </table:table-cell>
          <table:table-cell table:style-name="ce38" office:value-type="string" calcext:value-type="string">
            <text:p><text:a xlink:href="https://store.steampowered.com/app/1149450/Tree_of_Life_Oddria/" xlink:type="simple">https://store.steampowered.com/app/1149450/Tree_of_Life_Oddria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생존 온라인게임</text:p>
          </table:table-cell>
          <table:table-cell table:style-name="ce74" table:content-validation-name="val2" office:value-type="string" calcext:value-type="string">
            <text:p>OddOne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dOne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urnTack</text:p>
          </table:table-cell>
          <table:table-cell table:style-name="ce38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pang2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pang2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winkle Hunter</text:p>
          </table:table-cell>
          <table:table-cell table:style-name="ce38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</text:p>
          </table:table-cell>
          <table:table-cell table:style-name="ce74" table:content-validation-name="val2" office:value-type="string" calcext:value-type="string">
            <text:p>Silver C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lver Ca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nder Water : Abyss Survival VR</text:p>
          </table:table-cell>
          <table:table-cell table:style-name="ce38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FPS, 생존, 공포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Unsouled</text:p>
          </table:table-cell>
          <table:table-cell table:style-name="ce4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, 액션RPG</text:p>
          </table:table-cell>
          <table:table-cell table:style-name="ce76" table:content-validation-name="val2" office:value-type="string" calcext:value-type="string">
            <text:p>Megusta Game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.E.D.A</text:p>
          </table:table-cell>
          <table:table-cell table:style-name="ce38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 트레이닝 게임</text:p>
          </table:table-cell>
          <table:table-cell table:style-name="ce74" table:content-validation-name="val2" office:value-type="string" calcext:value-type="string">
            <text:p>Tripear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ripear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Vambrace: Cold Soul</text:p>
          </table:table-cell>
          <table:table-cell table:style-name="ce4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apor World: Over The Mind</text:p>
          </table:table-cell>
          <table:table-cell table:style-name="ce38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 플랫포머</text:p>
          </table:table-cell>
          <table:table-cell table:style-name="ce74" table:content-validation-name="val2" office:value-type="string" calcext:value-type="string">
            <text:p>ALIV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BA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ctorium</text:p>
          </table:table-cell>
          <table:table-cell table:style-name="ce38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 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goBlue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LASTER</text:p>
          </table:table-cell>
          <table:table-cell table:style-name="ce38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.5D 횡스크롤 액션 전투 게임</text:p>
          </table:table-cell>
          <table:table-cell table:style-name="ce74" table:content-validation-name="val2" office:value-type="string" calcext:value-type="string">
            <text:p>ODYSSEYE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YSSEYE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INE</text:p>
          </table:table-cell>
          <table:table-cell table:style-name="ce38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로프액션</text:p>
          </table:table-cell>
          <table:table-cell table:style-name="ce74" table:content-validation-name="val2" office:value-type="string" calcext:value-type="string">
            <text:p>FrogPar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urTur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OXEL HORIZON</text:p>
          </table:table-cell>
          <table:table-cell table:style-name="ce38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, 샌드박스</text:p>
          </table:table-cell>
          <table:table-cell table:style-name="ce74" table:content-validation-name="val2" office:value-type="string" calcext:value-type="string">
            <text:p>Ice Shovel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ce Shovel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altz and Jam</text:p>
          </table:table-cell>
          <table:table-cell table:style-name="ce38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etory</text:p>
          </table:table-cell>
          <table:table-cell table:style-name="ce38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</text:p>
          </table:table-cell>
          <table:table-cell table:style-name="ce74" table:content-validation-name="val2" office:value-type="string" calcext:value-type="string">
            <text:p>PepperSton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 VR: The Courage Test</text:p>
          </table:table-cell>
          <table:table-cell table:style-name="ce38" office:value-type="string" calcext:value-type="string">
            <text:p><text:a xlink:href="https://store.steampowered.com/app/1442650/White_Day_VR_The_Courage_Test/" xlink:type="simple">https://store.steampowered.com/app/1442650/White_Day_VR_The_Courage_Test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1인칭, 공포</text:p>
          </table:table-cell>
          <table:table-cell table:style-name="ce74" table:content-validation-name="val2" office:value-type="string" calcext:value-type="string">
            <text:p>SONNORI Corp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q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White Day: A Labyrinth Named School</text:p>
          </table:table-cell>
          <table:table-cell table:style-name="ce4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6" table:content-validation-name="val2" office:value-type="string" calcext:value-type="string">
            <text:p>SONNORI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qube</text:p>
          </table:table-cell>
          <table:table-cell table:style-name="ce90" table:content-validation-name="val3" office:value-type="string" calcext:value-type="string">
            <text:p>SONNORI Corp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2: The Flower That Tells Lies</text:p>
          </table:table-cell>
          <table:table-cell table:style-name="ce3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Rootnstudio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ootnstudio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icce</text:p>
          </table:table-cell>
          <table:table-cell table:style-name="ce3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lf and Pigs</text:p>
          </table:table-cell>
          <table:table-cell table:style-name="ce38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슈터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rld of Mines Creator's Edition</text:p>
          </table:table-cell>
          <table:table-cell table:style-name="ce38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지뢰찾기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Zelter</text:p>
          </table:table-cell>
          <table:table-cell table:style-name="ce4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포스트아포칼립스, 생존</text:p>
          </table:table-cell>
          <table:table-cell table:style-name="ce76" table:content-validation-name="val2" office:value-type="string" calcext:value-type="string">
            <text:p>G1 Playground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uperGG.co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63" table:number-columns-repeated="2"/>
          <table:table-cell table:style-name="ce29"/>
          <table:table-cell table:style-name="ce56"/>
          <table:table-cell table:style-name="ce50" table:number-columns-repeated="2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00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list.B3:list.B363">
            <calcext:condition calcext:apply-style-name="Error" calcext:value="duplicate" calcext:base-cell-address="list.B3"/>
          </calcext:conditional-format>
          <calcext:conditional-format calcext:target-range-address="list.C3:list.C363">
            <calcext:condition calcext:apply-style-name="Error" calcext:value="duplicate" calcext:base-cell-address="list.C3"/>
          </calcext:conditional-format>
          <calcext:conditional-format calcext:target-range-address="list.A3:list.A363">
            <calcext:condition calcext:apply-style-name="Bad" calcext:value="=&quot;x&quot;" calcext:base-cell-address="list.A3"/>
          </calcext:conditional-format>
          <calcext:conditional-format calcext:target-range-address="list.F3:list.G363">
            <calcext:condition calcext:apply-style-name="Bad" calcext:value="=&quot;o&quot;" calcext:base-cell-address="list.F3"/>
            <calcext:condition calcext:apply-style-name="Note" calcext:value="=&quot;?&quot;" calcext:base-cell-address="list.F3"/>
          </calcext:conditional-format>
        </calcext:conditional-formats>
      </table:table>
      <table:table table:name="developer" table:style-name="ta1">
        <table:table-column table:style-name="co18" table:default-cell-style-name="ce142"/>
        <table:table-column table:style-name="co19" table:default-cell-style-name="Default"/>
        <table:table-column table:style-name="co20" table:default-cell-style-name="ce151"/>
        <table:table-column table:style-name="co21" table:default-cell-style-name="ce151"/>
        <table:table-column table:style-name="co22" table:default-cell-style-name="ce151"/>
        <table:table-column table:style-name="co23" table:default-cell-style-name="Default"/>
        <table:table-column table:style-name="co24" table:default-cell-style-name="ce155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126" office:value-type="string" calcext:value-type="string">
            <text:p>개발사 이름( 스팀 )</text:p>
          </table:table-cell>
          <table:table-cell table:style-name="ce147" office:value-type="string" calcext:value-type="string">
            <text:p>개발사 이름( 사업자 등록증 )</text:p>
          </table:table-cell>
          <table:table-cell table:style-name="ce147" office:value-type="string" calcext:value-type="string">
            <text:p>소재지</text:p>
          </table:table-cell>
          <table:table-cell table:style-name="ce147" office:value-type="string" calcext:value-type="string">
            <text:p>사업자 번호</text:p>
          </table:table-cell>
          <table:table-cell table:style-name="ce147" office:value-type="string" calcext:value-type="string">
            <text:p>대표자</text:p>
          </table:table-cell>
          <table:table-cell table:style-name="ce147" office:value-type="string" calcext:value-type="string">
            <text:p>홈페이지/블로그</text:p>
          </table:table-cell>
          <table:table-cell table:style-name="ce147" office:value-type="string" calcext:value-type="string">
            <text:p>E-mail</text:p>
          </table:table-cell>
          <table:table-cell table:style-name="ce147" office:value-type="string" calcext:value-type="string">
            <text:p>Social Media 1</text:p>
          </table:table-cell>
          <table:table-cell table:style-name="ce147" office:value-type="string" calcext:value-type="string">
            <text:p>Social Media 2</text:p>
          </table:table-cell>
          <table:table-cell table:style-name="ce147" office:value-type="string" calcext:value-type="string">
            <text:p>기타</text:p>
          </table:table-cell>
        </table:table-row>
        <table:table-row table:style-name="ro1">
          <table:table-cell table:style-name="ce108" office:value-type="string" calcext:value-type="string">
            <text:p>(주)행복한다람쥐단( Happy Daram Inc. )</text:p>
          </table:table-cell>
          <table:table-cell table:style-name="ce148" office:value-type="string" calcext:value-type="string">
            <text:p>주식회사행복한다람쥐단</text:p>
          </table:table-cell>
          <table:table-cell table:style-name="ce150" office:value-type="string" calcext:value-type="string">
            <text:p>인천광역시 부평구 부평대로</text:p>
          </table:table-cell>
          <table:table-cell table:style-name="ce152" office:value-type="string" calcext:value-type="string">
            <text:p>831-86-01***</text:p>
          </table:table-cell>
          <table:table-cell table:style-name="ce150" office:value-type="string" calcext:value-type="string">
            <text:p>이현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2oclocksoft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강남규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36Litters</text:p>
          </table:table-cell>
          <table:table-cell table:style-name="ce148" office:value-type="string" calcext:value-type="string">
            <text:p>36리터스주식회사(36LittersInc.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10-88-02***</text:p>
          </table:table-cell>
          <table:table-cell table:style-name="ce150" office:value-type="string" calcext:value-type="string">
            <text:p>김현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5minlab Corp.</text:p>
          </table:table-cell>
          <table:table-cell table:style-name="ce148" office:value-type="string" calcext:value-type="string">
            <text:p>주식회사 5민랩</text:p>
          </table:table-cell>
          <table:table-cell table:style-name="ce150" office:value-type="string" calcext:value-type="string">
            <text:p>서울 마포구 양화로</text:p>
          </table:table-cell>
          <table:table-cell table:style-name="ce152" office:value-type="string" calcext:value-type="string">
            <text:p>220-88-66***</text:p>
          </table:table-cell>
          <table:table-cell table:style-name="ce150" office:value-type="string" calcext:value-type="string">
            <text:p>박문형</text:p>
          </table:table-cell>
          <table:table-cell table:style-name="ce148" office:value-type="string" calcext:value-type="string">
            <text:p><text:a xlink:href="https://5minlab.com/ko/" xlink:type="simple">https://5minlab.com/ko/</text:a></text:p>
          </table:table-cell>
          <table:table-cell table:style-name="ce154" office:value-type="string" calcext:value-type="string">
            <text:p><text:a xlink:href="mailto:career@5minlab.com" xlink:type="simple">career@5minlab.com</text:a></text:p>
          </table:table-cell>
          <table:table-cell table:style-name="ce148" table:number-columns-repeated="2"/>
          <table:table-cell table:style-name="ce148" office:value-type="string" calcext:value-type="string">
            <text:p>2022년 크래프톤 독립 스튜디오로 합류</text:p>
          </table:table-cell>
        </table:table-row>
        <table:table-row table:style-name="ro1">
          <table:table-cell table:style-name="ce108" office:value-type="string" calcext:value-type="string">
            <text:p>96Percent</text:p>
          </table:table-cell>
          <table:table-cell table:style-name="ce148" office:value-type="string" calcext:value-type="string">
            <text:p>구십육퍼센트(96%)</text:p>
          </table:table-cell>
          <table:table-cell table:style-name="ce150" office:value-type="string" calcext:value-type="string">
            <text:p>대구광역시 동구 동대구로</text:p>
          </table:table-cell>
          <table:table-cell table:style-name="ce152" office:value-type="string" calcext:value-type="string">
            <text:p>644-66-00***</text:p>
          </table:table-cell>
          <table:table-cell table:style-name="ce150" office:value-type="string" calcext:value-type="string">
            <text:p>임기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BShot</text:p>
          </table:table-cell>
          <table:table-cell table:style-name="ce148"/>
          <table:table-cell table:style-name="ce150" office:value-type="string" calcext:value-type="string">
            <text:p>대구광역시 북구 동변로</text:p>
          </table:table-cell>
          <table:table-cell table:style-name="ce152" office:value-type="string" calcext:value-type="string">
            <text:p>717-88-01***</text:p>
          </table:table-cell>
          <table:table-cell table:style-name="ce150" office:value-type="string" calcext:value-type="string">
            <text:p>남중헌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ction Square(STUDIO HG)</text:p>
          </table:table-cell>
          <table:table-cell table:style-name="ce148" office:value-type="string" calcext:value-type="string">
            <text:p>주식회사 액션스퀘어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107-88-27***</text:p>
          </table:table-cell>
          <table:table-cell table:style-name="ce150" office:value-type="string" calcext:value-type="string">
            <text:p>김연준</text:p>
          </table:table-cell>
          <table:table-cell table:style-name="ce148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54" office:value-type="string" calcext:value-type="string">
            <text:p><text:a xlink:href="mailto:help@action2quare.com" xlink:type="simple">help@action2quare.com</text:a></text:p>
          </table:table-cell>
          <table:table-cell table:style-name="ce148" table:number-columns-repeated="2"/>
          <table:table-cell table:style-name="ce159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8">
          <table:table-cell table:style-name="ce108" office:value-type="string" calcext:value-type="string">
            <text:p>Action Square(Studio HG)</text:p>
          </table:table-cell>
          <table:table-cell table:style-name="ce148" office:value-type="string" calcext:value-type="string">
            <text:p>주식회사 액션스퀘어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107-88-27***</text:p>
          </table:table-cell>
          <table:table-cell table:style-name="ce150" office:value-type="string" calcext:value-type="string">
            <text:p>김연준</text:p>
          </table:table-cell>
          <table:table-cell table:style-name="ce148"/>
          <table:table-cell table:style-name="ce154"/>
          <table:table-cell table:style-name="ce148" table:number-columns-repeated="2"/>
          <table:covered-table-cell table:style-name="ce148"/>
        </table:table-row>
        <table:table-row table:style-name="ro1">
          <table:table-cell table:style-name="ce108" office:value-type="string" calcext:value-type="string">
            <text:p>Acts29games</text:p>
          </table:table-cell>
          <table:table-cell table:style-name="ce148" office:value-type="string" calcext:value-type="string">
            <text:p>액츠29게임즈 주식회사(Acts29Games lnc.)</text:p>
          </table:table-cell>
          <table:table-cell table:style-name="ce150" office:value-type="string" calcext:value-type="string">
            <text:p>서울특별시 금천구 가산디지털1로</text:p>
          </table:table-cell>
          <table:table-cell table:style-name="ce152" office:value-type="string" calcext:value-type="string">
            <text:p>230-81-13***</text:p>
          </table:table-cell>
          <table:table-cell table:style-name="ce150" office:value-type="string" calcext:value-type="string">
            <text:p>정우락</text:p>
          </table:table-cell>
          <table:table-cell table:style-name="ce148" office:value-type="string" calcext:value-type="string">
            <text:p><text:a xlink:href="https://acts29games.com/" xlink:type="simple">https://acts29game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08" office:value-type="string" calcext:value-type="string">
            <text:p>Afeel inc</text:p>
          </table:table-cell>
          <table:table-cell table:style-name="ce148" office:value-type="string" calcext:value-type="string">
            <text:p>어필</text:p>
          </table:table-cell>
          <table:table-cell table:style-name="ce150" office:value-type="string" calcext:value-type="string">
            <text:p>부산광역시 해운대구 센텀동로</text:p>
          </table:table-cell>
          <table:table-cell table:style-name="ce152" office:value-type="string" calcext:value-type="string">
            <text:p>602-06-34***</text:p>
          </table:table-cell>
          <table:table-cell table:style-name="ce150" office:value-type="string" calcext:value-type="string">
            <text:p>조성목</text:p>
          </table:table-cell>
          <table:table-cell table:style-name="ce148" office:value-type="string" calcext:value-type="string">
            <text:p><text:a xlink:href="https://afeel.biz/" xlink:type="simple">https://afeel.biz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 Fine</text:p>
          </table:table-cell>
          <table:table-cell table:style-name="ce148" office:value-type="string" calcext:value-type="string">
            <text:p>주식회사 알피네</text:p>
          </table:table-cell>
          <table:table-cell table:style-name="ce150" office:value-type="string" calcext:value-type="string">
            <text:p>경기도 수원시 영통구 원천동</text:p>
          </table:table-cell>
          <table:table-cell table:style-name="ce152" office:value-type="string" calcext:value-type="string">
            <text:p>749-87-01***</text:p>
          </table:table-cell>
          <table:table-cell table:style-name="ce150" office:value-type="string" calcext:value-type="string">
            <text:p>이형주</text:p>
          </table:table-cell>
          <table:table-cell table:style-name="ce148" office:value-type="string" calcext:value-type="string">
            <text:p><text:a xlink:href="https://www.alfinegames.com/" xlink:type="simple">https://www.alfin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IVE Inc.</text:p>
          </table:table-cell>
          <table:table-cell table:style-name="ce148" office:value-type="string" calcext:value-type="string">
            <text:p>주식회사 얼라이브(ALIVE Inc.)</text:p>
          </table:table-cell>
          <table:table-cell table:style-name="ce150" office:value-type="string" calcext:value-type="string">
            <text:p>경기도 수원시 영통구 광교중앙로</text:p>
          </table:table-cell>
          <table:table-cell table:style-name="ce152" office:value-type="string" calcext:value-type="string">
            <text:p>301-87-01***</text:p>
          </table:table-cell>
          <table:table-cell table:style-name="ce150" office:value-type="string" calcext:value-type="string">
            <text:p>김기명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LAF GAMES</text:p>
          </table:table-cell>
          <table:table-cell table:style-name="ce148" office:value-type="string" calcext:value-type="string">
            <text:p>주식회사 올라프게임즈 (Allaf Games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80-86-02***</text:p>
          </table:table-cell>
          <table:table-cell table:style-name="ce150" office:value-type="string" calcext:value-type="string">
            <text:p>송종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pheratz*</text:p>
          </table:table-cell>
          <table:table-cell table:style-name="ce148" office:value-type="string" calcext:value-type="string">
            <text:p>알페라츠(Alpheratz*)</text:p>
          </table:table-cell>
          <table:table-cell table:style-name="ce150"/>
          <table:table-cell table:style-name="ce152" office:value-type="string" calcext:value-type="string">
            <text:p>562-69-00***</text:p>
          </table:table-cell>
          <table:table-cell table:style-name="ce150" office:value-type="string" calcext:value-type="string">
            <text:p>성화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TARI GAMES</text:p>
          </table:table-cell>
          <table:table-cell table:style-name="ce148" office:value-type="string" calcext:value-type="string">
            <text:p>유한회사 알타리게임즈(ALTARI GAMES)</text:p>
          </table:table-cell>
          <table:table-cell table:style-name="ce150" office:value-type="string" calcext:value-type="string">
            <text:p>경기도 용인시 기흥구 동백5로</text:p>
          </table:table-cell>
          <table:table-cell table:style-name="ce152" office:value-type="string" calcext:value-type="string">
            <text:p>249-87-01***</text:p>
          </table:table-cell>
          <table:table-cell table:style-name="ce150" office:value-type="string" calcext:value-type="string">
            <text:p>박진홍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rc System Works</text:p>
          </table:table-cell>
          <table:table-cell table:style-name="ce148" office:value-type="string" calcext:value-type="string">
            <text:p>아크시스템웍스</text:p>
          </table:table-cell>
          <table:table-cell table:style-name="ce150" office:value-type="string" calcext:value-type="string">
            <text:p>일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arcsystemworks.jp/" xlink:type="simple">https://www.arcsystemworks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rete Games</text:p>
          </table:table-cell>
          <table:table-cell table:style-name="ce148" office:value-type="string" calcext:value-type="string">
            <text:p>주식회사 아레테게임즈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690-81-02***</text:p>
          </table:table-cell>
          <table:table-cell table:style-name="ce150" office:value-type="string" calcext:value-type="string">
            <text:p>이새벽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STEROID-J</text:p>
          </table:table-cell>
          <table:table-cell table:style-name="ce148" office:value-type="string" calcext:value-type="string">
            <text:p>아스테로이드제이</text:p>
          </table:table-cell>
          <table:table-cell table:style-name="ce150" office:value-type="string" calcext:value-type="string">
            <text:p>경기도 성남시 수정구 모란로</text:p>
          </table:table-cell>
          <table:table-cell table:style-name="ce152" office:value-type="string" calcext:value-type="string">
            <text:p>638-03-00***</text:p>
          </table:table-cell>
          <table:table-cell table:style-name="ce150" office:value-type="string" calcext:value-type="string">
            <text:p>장원선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AvoCavo</text:p>
          </table:table-cell>
          <table:table-cell table:style-name="ce148" office:value-type="string" calcext:value-type="string">
            <text:p>아보카보</text:p>
          </table:table-cell>
          <table:table-cell table:style-name="ce150" office:value-type="string" calcext:value-type="string">
            <text:p>서울특별시 서초구 매헌로</text:p>
          </table:table-cell>
          <table:table-cell table:style-name="ce152" office:value-type="string" calcext:value-type="string">
            <text:p>553-08-01***</text:p>
          </table:table-cell>
          <table:table-cell table:style-name="ce150" office:value-type="string" calcext:value-type="string">
            <text:p>이재훈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8"/>
          <table:table-cell table:style-name="ce148" office:value-type="string" calcext:value-type="string">
            <text:p>Linked in 정보 : JaeHoon Lee | Game Developer at AvoCavo</text:p>
          </table:table-cell>
        </table:table-row>
        <table:table-row table:style-name="ro2">
          <table:table-cell table:style-name="ce108" office:value-type="string" calcext:value-type="string">
            <text:p>base0</text:p>
          </table:table-cell>
          <table:table-cell table:style-name="ce148" office:value-type="string" calcext:value-type="string">
            <text:p>베이스 제로</text:p>
          </table:table-cell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2">
          <table:table-cell table:style-name="ce108" office:value-type="string" calcext:value-type="string">
            <text:p>BangsFactory</text:p>
          </table:table-cell>
          <table:table-cell table:style-name="ce148" office:value-type="string" calcext:value-type="string">
            <text:p>뱅스팩토리(Bangs Factory)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649-33-00***</text:p>
          </table:table-cell>
          <table:table-cell table:style-name="ce150" office:value-type="string" calcext:value-type="string">
            <text:p>방호석</text:p>
          </table:table-cell>
          <table:table-cell table:style-name="ce148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08" office:value-type="string" calcext:value-type="string">
            <text:p>BIBGames Inc.</text:p>
          </table:table-cell>
          <table:table-cell table:style-name="ce148" office:value-type="string" calcext:value-type="string">
            <text:p>주식회사 비아이비게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656-86-03***</text:p>
          </table:table-cell>
          <table:table-cell table:style-name="ce150" office:value-type="string" calcext:value-type="string">
            <text:p>황수환</text:p>
          </table:table-cell>
          <table:table-cell table:style-name="ce148" office:value-type="string" calcext:value-type="string">
            <text:p><text:a xlink:href="https://www.bibgames.net/" xlink:type="simple">https://www.bibgames.net/</text:a></text:p>
          </table:table-cell>
          <table:table-cell table:style-name="ce154" office:value-type="string" calcext:value-type="string">
            <text:p><text:a xlink:href="mailto:CONTACT@BIBGAMES.NET" xlink:type="simple">CONTACT@BIBGAMES.NET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BK dddDang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Black Anchor</text:p>
          </table:table-cell>
          <table:table-cell table:style-name="ce148" office:value-type="string" calcext:value-type="string">
            <text:p>블랙앵커 주식회사</text:p>
          </table:table-cell>
          <table:table-cell table:style-name="ce150" office:value-type="string" calcext:value-type="string">
            <text:p>충청남도 아산시 배방읍 희망로</text:p>
          </table:table-cell>
          <table:table-cell table:style-name="ce152" office:value-type="string" calcext:value-type="string">
            <text:p>203-88-02***</text:p>
          </table:table-cell>
          <table:table-cell table:style-name="ce150" office:value-type="string" calcext:value-type="string">
            <text:p>정극민</text:p>
          </table:table-cell>
          <table:table-cell table:style-name="ce148" office:value-type="string" calcext:value-type="string">
            <text:p><text:a xlink:href="https://www.blackanchor.kr/" xlink:type="simple">https://www.blackanchor.kr</text:a></text:p>
          </table:table-cell>
          <table:table-cell table:style-name="ce154" office:value-type="string" calcext:value-type="string">
            <text:p><text:a xlink:href="mailto:KANE@BLACKANCHOR.KR" xlink:type="simple">KANE@BLACKANCHOR.KR</text:a></text:p>
          </table:table-cell>
          <table:table-cell table:style-name="ce148" table:number-columns-repeated="2"/>
          <table:table-cell table:style-name="ce148" office:value-type="string" calcext:value-type="string">
            <text:p>검색해보면 사업자 등록번호 2개가 나온다.</text:p>
            <text:p><text:span text:style-name="T5">178-81-02*** 의 사업자는 폐업 상태다</text:span></text:p>
          </table:table-cell>
        </table:table-row>
        <table:table-row table:style-name="ro3">
          <table:table-cell table:style-name="ce108" office:value-type="string" calcext:value-type="string">
            <text:p>BLANBEE</text:p>
          </table:table-cell>
          <table:table-cell table:style-name="ce148" office:value-type="string" calcext:value-type="string">
            <text:p>블랜비</text:p>
          </table:table-cell>
          <table:table-cell table:style-name="ce150" office:value-type="string" calcext:value-type="string">
            <text:p>세종특별자치시 조치원읍 섭골길</text:p>
          </table:table-cell>
          <table:table-cell table:style-name="ce152" office:value-type="string" calcext:value-type="string">
            <text:p>869-45-00***</text:p>
          </table:table-cell>
          <table:table-cell table:style-name="ce150" office:value-type="string" calcext:value-type="string">
            <text:p>김효현</text:p>
          </table:table-cell>
          <table:table-cell table:style-name="ce148" office:value-type="string" calcext:value-type="string">
            <text:p><text:a xlink:href="https://blog.naver.com/blanbee" xlink:type="simple">https://blog.naver.com/blanbee</text:a></text:p>
          </table:table-cell>
          <table:table-cell table:style-name="ce154" office:value-type="string" calcext:value-type="string">
            <text:p><text:a xlink:href="mailto:blanbee@naver.com" xlink:type="simple">blanbee@naver.com</text:a></text:p>
          </table:table-cell>
          <table:table-cell table:style-name="ce148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48"/>
          <table:table-cell table:style-name="ce148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3">
          <table:table-cell table:style-name="ce108" office:value-type="string" calcext:value-type="string">
            <text:p>Bloom Technology</text:p>
          </table:table-cell>
          <table:table-cell table:style-name="ce148" office:value-type="string" calcext:value-type="string">
            <text:p>(주)블룸테크놀로지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14-81-70***</text:p>
          </table:table-cell>
          <table:table-cell table:style-name="ce150" office:value-type="string" calcext:value-type="string">
            <text:p>이상윤</text:p>
          </table:table-cell>
          <table:table-cell table:style-name="ce148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08" office:value-type="string" calcext:value-type="string">
            <text:p>Blueside</text:p>
          </table:table-cell>
          <table:table-cell table:style-name="ce148" office:value-type="string" calcext:value-type="string">
            <text:p>（주）블루사이드</text:p>
          </table:table-cell>
          <table:table-cell table:style-name="ce150" office:value-type="string" calcext:value-type="string">
            <text:p>경기도 성남시 분당구 매화로</text:p>
          </table:table-cell>
          <table:table-cell table:style-name="ce152" office:value-type="string" calcext:value-type="string">
            <text:p>211-87-39***</text:p>
          </table:table-cell>
          <table:table-cell table:style-name="ce150" office:value-type="string" calcext:value-type="string">
            <text:p>김세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9">
          <table:table-cell table:style-name="ce108" office:value-type="string" calcext:value-type="string">
            <text:p>BONE MAD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08" office:value-type="string" calcext:value-type="string">
            <text:p>Buff Studio</text:p>
          </table:table-cell>
          <table:table-cell table:style-name="ce148" office:value-type="string" calcext:value-type="string">
            <text:p>주식회사 버프스튜디오</text:p>
          </table:table-cell>
          <table:table-cell table:style-name="ce150" office:value-type="string" calcext:value-type="string">
            <text:p>서울특별시 마포구 매봉산로</text:p>
          </table:table-cell>
          <table:table-cell table:style-name="ce152" office:value-type="string" calcext:value-type="string">
            <text:p>849-81-00***</text:p>
          </table:table-cell>
          <table:table-cell table:style-name="ce150" office:value-type="string" calcext:value-type="string">
            <text:p>김도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36" office:value-type="string" calcext:value-type="string">
            <text:p>BUSAN SANAI GAMES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캐나다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08" office:value-type="string" calcext:value-type="string">
            <text:p>CandLE</text:p>
          </table:table-cell>
          <table:table-cell table:style-name="ce148" office:value-type="string" calcext:value-type="string">
            <text:p>캔들(CandLE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401-16-93***</text:p>
          </table:table-cell>
          <table:table-cell table:style-name="ce150" office:value-type="string" calcext:value-type="string">
            <text:p>양재성</text:p>
          </table:table-cell>
          <table:table-cell table:style-name="ce148" office:value-type="string" calcext:value-type="string">
            <text:p><text:a xlink:href="https://blog.naver.com/team_candle" xlink:type="simple">https://blog.naver.com/team_candle</text:a></text:p>
          </table:table-cell>
          <table:table-cell table:style-name="ce154"/>
          <table:table-cell table:style-name="ce148" office:value-type="string" calcext:value-type="string">
            <text:p><text:a xlink:href="https://twitter.com/teamCandLE0512" xlink:type="simple">https://twitter.com/teamCandLE0512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Cat Society</text:p>
          </table:table-cell>
          <table:table-cell table:style-name="ce148" office:value-type="string" calcext:value-type="string">
            <text:p>캣 소사이어티</text:p>
          </table:table-cell>
          <table:table-cell table:style-name="ce150" office:value-type="string" calcext:value-type="string">
            <text:p>경기도 수원시 팔달구 팔달문로</text:p>
          </table:table-cell>
          <table:table-cell table:style-name="ce152" office:value-type="string" calcext:value-type="string">
            <text:p>101-18-97***</text:p>
          </table:table-cell>
          <table:table-cell table:style-name="ce150" office:value-type="string" calcext:value-type="string">
            <text:p>고민진</text:p>
          </table:table-cell>
          <table:table-cell table:style-name="ce148" office:value-type="string" calcext:value-type="string">
            <text:p><text:a xlink:href="https://catsocietygames.com/" xlink:type="simple">https://catsocietygames.com/</text:a></text:p>
          </table:table-cell>
          <table:table-cell table:style-name="ce154"/>
          <table:table-cell table:style-name="ce148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48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48" office:value-type="string" calcext:value-type="string">
            <text:p>Linked in 정보 : MinJin Ko | Cat Society Founder</text:p>
          </table:table-cell>
        </table:table-row>
        <table:table-row table:style-name="ro2">
          <table:table-cell table:style-name="ce108" office:value-type="string" calcext:value-type="string">
            <text:p>Cassel Games</text:p>
          </table:table-cell>
          <table:table-cell table:style-name="ce148" office:value-type="string" calcext:value-type="string">
            <text:p>주식회사 카셀게임즈</text:p>
          </table:table-cell>
          <table:table-cell table:style-name="ce150" office:value-type="string" calcext:value-type="string">
            <text:p>서울특별시 중구 청계천로</text:p>
          </table:table-cell>
          <table:table-cell table:style-name="ce152" office:value-type="string" calcext:value-type="string">
            <text:p>519-88-02***</text:p>
          </table:table-cell>
          <table:table-cell table:style-name="ce150" office:value-type="string" calcext:value-type="string">
            <text:p>황성진</text:p>
          </table:table-cell>
          <table:table-cell table:style-name="ce148" office:value-type="string" calcext:value-type="string">
            <text:p><text:a xlink:href="https://casselgames.com/" xlink:type="simple">https://casselgames.com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3">
          <table:table-cell table:style-name="ce108" office:value-type="string" calcext:value-type="string">
            <text:p>Catdoors</text:p>
          </table:table-cell>
          <table:table-cell table:style-name="ce148" office:value-type="string" calcext:value-type="string">
            <text:p>캣도어즈(Cat Doors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87-15-01***</text:p>
          </table:table-cell>
          <table:table-cell table:style-name="ce150" office:value-type="string" calcext:value-type="string">
            <text:p>양성현</text:p>
          </table:table-cell>
          <table:table-cell table:style-name="ce148" office:value-type="string" calcext:value-type="string">
            <text:p><text:a xlink:href="https://catdoors.tistory.com/" xlink:type="simple">https://catdoors.tistory.com/</text:a></text:p>
          </table:table-cell>
          <table:table-cell table:style-name="ce154" office:value-type="string" calcext:value-type="string">
            <text:p><text:a xlink:href="mailto:motea230@naver.com" xlink:type="simple">motea230@naver.com</text:a></text:p>
          </table:table-cell>
          <table:table-cell table:style-name="ce148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8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8" office:value-type="string" calcext:value-type="string">
            <text:p><text:span text:style-name="T5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08" office:value-type="string" calcext:value-type="string">
            <text:p>CFK Co., Ltd.</text:p>
          </table:table-cell>
          <table:table-cell table:style-name="ce148" office:value-type="string" calcext:value-type="string">
            <text:p>주식회사 씨에프케이 (CFK Co.,Ltd.)</text:p>
          </table:table-cell>
          <table:table-cell table:style-name="ce150" office:value-type="string" calcext:value-type="string">
            <text:p>서울특별시 성동구 성수이로</text:p>
          </table:table-cell>
          <table:table-cell table:style-name="ce152" office:value-type="string" calcext:value-type="string">
            <text:p>220-86-67***</text:p>
          </table:table-cell>
          <table:table-cell table:style-name="ce150" office:value-type="string" calcext:value-type="string">
            <text:p>구창식</text:p>
          </table:table-cell>
          <table:table-cell table:style-name="ce148" office:value-type="string" calcext:value-type="string">
            <text:p><text:a xlink:href="https://www.cfk.kr/" xlink:type="simple">https://www.cfk.kr/</text:a></text:p>
          </table:table-cell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Ch.ZBK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양정훈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08" office:value-type="string" calcext:value-type="string">
            <text:p>Chalkseagull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선규</text:p>
          </table:table-cell>
          <table:table-cell table:style-name="ce148" office:value-type="string" calcext:value-type="string">
            <text:p><text:span text:style-name="T2"><text:a xlink:href="https://chalkseagull.com/" xlink:type="simple">https://chalkseagull.com/</text:a></text:span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청강문화산업대학교 게임콘텐츠스쿨 3학년 재학중</text:p>
          </table:table-cell>
        </table:table-row>
        <table:table-row table:style-name="ro2">
          <table:table-cell table:style-name="ce108" office:value-type="string" calcext:value-type="string">
            <text:p>Cheritz</text:p>
          </table:table-cell>
          <table:table-cell table:style-name="ce148" office:value-type="string" calcext:value-type="string">
            <text:p>유한회사 체리츠</text:p>
          </table:table-cell>
          <table:table-cell table:style-name="ce150" office:value-type="string" calcext:value-type="string">
            <text:p>서울특별시 종로구 </text:p>
          </table:table-cell>
          <table:table-cell table:style-name="ce152" office:value-type="string" calcext:value-type="string">
            <text:p>576-88-00***</text:p>
          </table:table-cell>
          <table:table-cell table:style-name="ce150" office:value-type="string" calcext:value-type="string">
            <text:p>이수진</text:p>
          </table:table-cell>
          <table:table-cell table:style-name="ce148" office:value-type="string" calcext:value-type="string">
            <text:p><text:a xlink:href="http://www.cheritz.com/" xlink:type="simple">http://www.cheritz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108" office:value-type="string" calcext:value-type="string">
            <text:p>CIRCLEfromDOT</text:p>
          </table:table-cell>
          <table:table-cell table:style-name="ce148" office:value-type="string" calcext:value-type="string">
            <text:p>주식회사 서클프롬닷(CIRCLEfromDOT)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326-87-02***</text:p>
          </table:table-cell>
          <table:table-cell table:style-name="ce150" office:value-type="string" calcext:value-type="string">
            <text:p>염정규</text:p>
          </table:table-cell>
          <table:table-cell table:style-name="ce148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8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Codename Bom</text:p>
          </table:table-cell>
          <table:table-cell table:style-name="ce148" office:value-type="string" calcext:value-type="string">
            <text:p>주식회사 코드네임봄(Codename Bom Corp.)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176-87-02***</text:p>
          </table:table-cell>
          <table:table-cell table:style-name="ce150" office:value-type="string" calcext:value-type="string">
            <text:p>신원철</text:p>
          </table:table-cell>
          <table:table-cell table:style-name="ce148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Cogoo</text:p>
          </table:table-cell>
          <table:table-cell table:style-name="ce148" office:value-type="string" calcext:value-type="string">
            <text:p>코구 주식회사</text:p>
          </table:table-cell>
          <table:table-cell table:style-name="ce150" office:value-type="string" calcext:value-type="string">
            <text:p>서울특별시 중구 남대문로5길</text:p>
          </table:table-cell>
          <table:table-cell table:style-name="ce152" office:value-type="string" calcext:value-type="string">
            <text:p>105-87-96***</text:p>
          </table:table-cell>
          <table:table-cell table:style-name="ce150" office:value-type="string" calcext:value-type="string">
            <text:p>문상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Coligh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크래프트 2022 국내부문</text:p>
          </table:table-cell>
        </table:table-row>
        <table:table-row table:style-name="ro1">
          <table:table-cell table:style-name="ce108" office:value-type="string" calcext:value-type="string">
            <text:p>COSDOTS</text:p>
          </table:table-cell>
          <table:table-cell table:style-name="ce148" office:value-type="string" calcext:value-type="string">
            <text:p>(주) 코스닷츠</text:p>
          </table:table-cell>
          <table:table-cell table:style-name="ce150" office:value-type="string" calcext:value-type="string">
            <text:p>전라북도 전주시 완산구 중화산로</text:p>
          </table:table-cell>
          <table:table-cell table:style-name="ce152" office:value-type="string" calcext:value-type="string">
            <text:p>399-88-01***</text:p>
          </table:table-cell>
          <table:table-cell table:style-name="ce150" office:value-type="string" calcext:value-type="string">
            <text:p>김회민</text:p>
          </table:table-cell>
          <table:table-cell table:style-name="ce148" office:value-type="string" calcext:value-type="string">
            <text:p><text:a xlink:href="https://ko.cosdots.com/" xlink:type="simple">https://ko.cosdots.com/</text:a></text:p>
          </table:table-cell>
          <table:table-cell table:style-name="ce154" office:value-type="string" calcext:value-type="string">
            <text:p><text:a xlink:href="mailto:cosdots@gmail.com" xlink:type="simple">cosdots@gmail.com</text:a></text:p>
          </table:table-cell>
          <table:table-cell table:style-name="ce148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Cresent</text:p>
          </table:table-cell>
          <table:table-cell table:style-name="ce148" office:value-type="string" calcext:value-type="string">
            <text:p>크레젠트(CRESENT)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121-68-67***</text:p>
          </table:table-cell>
          <table:table-cell table:style-name="ce150" office:value-type="string" calcext:value-type="string">
            <text:p>황다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CushKi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2"><text:a xlink:href="https://twitter.com/cushkim25" xlink:type="simple">https://twitter.com/cushkim25</text:a></text:span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DakeCra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span text:style-name="T2"><text:a xlink:href="https://dakecraft.com/" xlink:type="simple">https://dakecraft.com/</text:a></text:span></text:p>
          </table:table-cell>
          <table:table-cell table:style-name="ce154" office:value-type="string" calcext:value-type="string">
            <text:p><text:span text:style-name="T2"><text:a xlink:href="mailto:book732732@naver.com" xlink:type="simple">book732732@naver.com</text:a></text:span></text:p>
          </table:table-cell>
          <table:table-cell table:style-name="ce148" office:value-type="string" calcext:value-type="string">
            <text:p>Discord: 데크크래프트#4923</text:p>
          </table:table-cell>
          <table:table-cell table:style-name="ce148" table:number-columns-repeated="2"/>
        </table:table-row>
        <table:table-row table:style-name="ro3">
          <table:table-cell table:style-name="ce108" office:value-type="string" calcext:value-type="string">
            <text:p>Dandylion</text:p>
          </table:table-cell>
          <table:table-cell table:style-name="ce148" office:value-type="string" calcext:value-type="string">
            <text:p>주식회사 댄디라이언</text:p>
          </table:table-cell>
          <table:table-cell table:style-name="ce150" office:value-type="string" calcext:value-type="string">
            <text:p>서울특별시 서초구 서초대로</text:p>
          </table:table-cell>
          <table:table-cell table:style-name="ce152" office:value-type="string" calcext:value-type="string">
            <text:p>264-81-29***</text:p>
          </table:table-cell>
          <table:table-cell table:style-name="ce150" office:value-type="string" calcext:value-type="string">
            <text:p>김태형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게임사 댄디라이언</text:p>
            <text:p><text:span text:style-name="T5">6명으로 구성</text:span></text:p>
            <text:p>공동 창립자이자 개발 총괄 김태형 대표</text:p>
          </table:table-cell>
        </table:table-row>
        <table:table-row table:style-name="ro2">
          <table:table-cell table:style-name="ce108" office:value-type="string" calcext:value-type="string">
            <text:p>Darong Studio</text:p>
          </table:table-cell>
          <table:table-cell table:style-name="ce148" office:value-type="string" calcext:value-type="string">
            <text:p>(주)다롱스튜디오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835-86-01***</text:p>
          </table:table-cell>
          <table:table-cell table:style-name="ce150" office:value-type="string" calcext:value-type="string">
            <text:p>김주환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08" office:value-type="string" calcext:value-type="string">
            <text:p>Dave Studio</text:p>
          </table:table-cell>
          <table:table-cell table:style-name="ce148" office:value-type="string" calcext:value-type="string">
            <text:p>데이브 스튜디오</text:p>
          </table:table-cell>
          <table:table-cell table:style-name="ce150" office:value-type="string" calcext:value-type="string">
            <text:p>서울특별시 중구 동호로</text:p>
          </table:table-cell>
          <table:table-cell table:style-name="ce152" office:value-type="string" calcext:value-type="string">
            <text:p>255-28-00***</text:p>
          </table:table-cell>
          <table:table-cell table:style-name="ce150" office:value-type="string" calcext:value-type="string">
            <text:p>박용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ECATREE GAMES</text:p>
          </table:table-cell>
          <table:table-cell table:style-name="ce148" office:value-type="string" calcext:value-type="string">
            <text:p>데카트리게임즈</text:p>
          </table:table-cell>
          <table:table-cell table:style-name="ce150" office:value-type="string" calcext:value-type="string">
            <text:p>서울특별시 송파구 올림픽로</text:p>
          </table:table-cell>
          <table:table-cell table:style-name="ce152" office:value-type="string" calcext:value-type="string">
            <text:p>169-35-01***</text:p>
          </table:table-cell>
          <table:table-cell table:style-name="ce150" office:value-type="string" calcext:value-type="string">
            <text:p>이도현</text:p>
          </table:table-cell>
          <table:table-cell table:style-name="ce148" office:value-type="string" calcext:value-type="string">
            <text:p><text:a xlink:href="http://decatreegames.com/" xlink:type="simple">http://decatre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eerFar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8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48"/>
          <table:table-cell table:style-name="ce148" office:value-type="string" calcext:value-type="string">
            <text:p>동인 게임 제작팀</text:p>
          </table:table-cell>
        </table:table-row>
        <table:table-row table:style-name="ro1">
          <table:table-cell table:style-name="ce108" office:value-type="string" calcext:value-type="string">
            <text:p>Derin</text:p>
          </table:table-cell>
          <table:table-cell table:style-name="ce148" office:value-type="string" calcext:value-type="string">
            <text:p>데린</text:p>
          </table:table-cell>
          <table:table-cell table:style-name="ce150" office:value-type="string" calcext:value-type="string">
            <text:p>경기도 시흥시 능곡서로</text:p>
          </table:table-cell>
          <table:table-cell table:style-name="ce152" office:value-type="string" calcext:value-type="string">
            <text:p>121-64-13***</text:p>
          </table:table-cell>
          <table:table-cell table:style-name="ce150" office:value-type="string" calcext:value-type="string">
            <text:p>채주영</text:p>
          </table:table-cell>
          <table:table-cell table:style-name="ce148" office:value-type="string" calcext:value-type="string">
            <text:p><text:a xlink:href="https://derin-studio.itch.io/" xlink:type="simple">https://derin-studio.itch.io/</text:a></text:p>
          </table:table-cell>
          <table:table-cell table:style-name="ce154" office:value-type="string" calcext:value-type="string">
            <text:p><text:a xlink:href="mailto:contact@derin-studio.com" xlink:type="simple">contact@derin-studio.com</text:a></text:p>
          </table:table-cell>
          <table:table-cell table:style-name="ce148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DEVBOX</text:p>
          </table:table-cell>
          <table:table-cell table:style-name="ce148" office:value-type="string" calcext:value-type="string">
            <text:p>데브박스 (DEVBOX)</text:p>
          </table:table-cell>
          <table:table-cell table:style-name="ce150" office:value-type="string" calcext:value-type="string">
            <text:p>경기도 용인시 수지구 정든로</text:p>
          </table:table-cell>
          <table:table-cell table:style-name="ce152" office:value-type="string" calcext:value-type="string">
            <text:p>303-13-62***</text:p>
          </table:table-cell>
          <table:table-cell table:style-name="ce150" office:value-type="string" calcext:value-type="string">
            <text:p>박정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evespresso Games</text:p>
          </table:table-cell>
          <table:table-cell table:style-name="ce148" office:value-type="string" calcext:value-type="string">
            <text:p>주식회사 데베스프레소 게임즈</text:p>
          </table:table-cell>
          <table:table-cell table:style-name="ce150" office:value-type="string" calcext:value-type="string">
            <text:p>서울특별시 송파구 석촌호수로</text:p>
          </table:table-cell>
          <table:table-cell table:style-name="ce152" office:value-type="string" calcext:value-type="string">
            <text:p>202-86-00***</text:p>
          </table:table-cell>
          <table:table-cell table:style-name="ce150" office:value-type="string" calcext:value-type="string">
            <text:p>김민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evmaru Inc.</text:p>
          </table:table-cell>
          <table:table-cell table:style-name="ce148" office:value-type="string" calcext:value-type="string">
            <text:p>주식회사데브마루</text:p>
          </table:table-cell>
          <table:table-cell table:style-name="ce150" office:value-type="string" calcext:value-type="string">
            <text:p>경기도 용인시 수지구 신수로</text:p>
          </table:table-cell>
          <table:table-cell table:style-name="ce152" office:value-type="string" calcext:value-type="string">
            <text:p>256-86-01***</text:p>
          </table:table-cell>
          <table:table-cell table:style-name="ce150" office:value-type="string" calcext:value-type="string">
            <text:p>서정국</text:p>
          </table:table-cell>
          <table:table-cell table:style-name="ce148" office:value-type="string" calcext:value-type="string">
            <text:p><text:span text:style-name="T2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izcon</text:p>
          </table:table-cell>
          <table:table-cell table:style-name="ce148" office:value-type="string" calcext:value-type="string">
            <text:p>주식회사 디즈콘</text:p>
          </table:table-cell>
          <table:table-cell table:style-name="ce150" office:value-type="string" calcext:value-type="string">
            <text:p>부산광역시 사상구 주례로</text:p>
          </table:table-cell>
          <table:table-cell table:style-name="ce152" office:value-type="string" calcext:value-type="string">
            <text:p>612-81-53***</text:p>
          </table:table-cell>
          <table:table-cell table:style-name="ce150" office:value-type="string" calcext:value-type="string">
            <text:p>주우석</text:p>
          </table:table-cell>
          <table:table-cell table:style-name="ce148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OTORIS</text:p>
          </table:table-cell>
          <table:table-cell table:style-name="ce148" office:value-type="string" calcext:value-type="string">
            <text:p>도토리스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/>
          <table:table-cell table:style-name="ce150" office:value-type="string" calcext:value-type="string">
            <text:p>이정연</text:p>
          </table:table-cell>
          <table:table-cell table:style-name="ce148" office:value-type="string" calcext:value-type="string">
            <text:p><text:a xlink:href="https://dotoris.co.kr/" xlink:type="simple">https://dotoris.co.kr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08" office:value-type="string" calcext:value-type="string">
            <text:p>DOWNFALLEN Tea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8" office:value-type="string" calcext:value-type="string">
            <text:p>DRABIT STUDIO</text:p>
          </table:table-cell>
          <table:table-cell table:style-name="ce148" office:value-type="string" calcext:value-type="string">
            <text:p>드래빗 스튜디오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394-50-00***</text:p>
          </table:table-cell>
          <table:table-cell table:style-name="ce150" office:value-type="string" calcext:value-type="string">
            <text:p>김한빛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dummy</text:p>
          </table:table-cell>
          <table:table-cell table:style-name="ce96" office:value-type="string" calcext:value-type="string">
            <text:p>dummy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ggtart Inc</text:p>
          </table:table-cell>
          <table:table-cell table:style-name="ce148" office:value-type="string" calcext:value-type="string">
            <text:p>에그타르트 주식회사 (Eggtart Inc.)</text:p>
          </table:table-cell>
          <table:table-cell table:style-name="ce150" office:value-type="string" calcext:value-type="string">
            <text:p>인천광역시 부평구 충선로</text:p>
          </table:table-cell>
          <table:table-cell table:style-name="ce152" office:value-type="string" calcext:value-type="string">
            <text:p>717-81-01***</text:p>
          </table:table-cell>
          <table:table-cell table:style-name="ce150" office:value-type="string" calcext:value-type="string">
            <text:p>박진만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IGHTING Co., Ltd.</text:p>
          </table:table-cell>
          <table:table-cell table:style-name="ce148" office:value-type="string" calcext:value-type="string">
            <text:p>에이팅</text:p>
          </table:table-cell>
          <table:table-cell table:style-name="ce150" office:value-type="string" calcext:value-type="string">
            <text:p>일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8ing.co.jp/" xlink:type="simple">https://www.8ing.co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XLIX</text:p>
          </table:table-cell>
          <table:table-cell table:style-name="ce148" office:value-type="string" calcext:value-type="string">
            <text:p>익스릭스(EXLIX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672-35-00***</text:p>
          </table:table-cell>
          <table:table-cell table:style-name="ce150" office:value-type="string" calcext:value-type="string">
            <text:p>이재복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mbark Studios</text:p>
          </table:table-cell>
          <table:table-cell table:style-name="ce148" office:value-type="string" calcext:value-type="string">
            <text:p>엠바크 스튜디오</text:p>
          </table:table-cell>
          <table:table-cell table:style-name="ce150" office:value-type="string" calcext:value-type="string">
            <text:p>스웨덴</text:p>
          </table:table-cell>
          <table:table-cell table:style-name="ce152" office:value-type="string" calcext:value-type="string">
            <text:p>넥슨 자회사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TIRUe</text:p>
          </table:table-cell>
          <table:table-cell table:style-name="ce148" office:value-type="string" calcext:value-type="string">
            <text:p>에티루에</text:p>
          </table:table-cell>
          <table:table-cell table:style-name="ce150" office:value-type="string" calcext:value-type="string">
            <text:p>경남 진주시 명석면 관덕길</text:p>
          </table:table-cell>
          <table:table-cell table:style-name="ce152" office:value-type="string" calcext:value-type="string">
            <text:p>613-16-*****</text:p>
          </table:table-cell>
          <table:table-cell table:style-name="ce150" office:value-type="string" calcext:value-type="string">
            <text:p>김승용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Expotato Corp.</text:p>
          </table:table-cell>
          <table:table-cell table:style-name="ce148" office:value-type="string" calcext:value-type="string">
            <text:p>（주）엑스포테이토</text:p>
          </table:table-cell>
          <table:table-cell table:style-name="ce150" office:value-type="string" calcext:value-type="string">
            <text:p>서울 특별시 강남구 역삼로</text:p>
          </table:table-cell>
          <table:table-cell table:style-name="ce152" office:value-type="string" calcext:value-type="string">
            <text:p>220-81-69***</text:p>
          </table:table-cell>
          <table:table-cell table:style-name="ce150" office:value-type="string" calcext:value-type="string">
            <text:p>이상헌</text:p>
          </table:table-cell>
          <table:table-cell table:style-name="ce148" office:value-type="string" calcext:value-type="string">
            <text:p><text:a xlink:href="https://www.expotato.com/" xlink:type="simple">https://www.expotato.com/</text:a></text:p>
          </table:table-cell>
          <table:table-cell table:style-name="ce154" office:value-type="string" calcext:value-type="string">
            <text:p><text:a xlink:href="mailto:info@expotato.com" xlink:type="simple">info@expotato.com</text:a></text:p>
          </table:table-cell>
          <table:table-cell table:style-name="ce148" table:number-columns-repeated="2"/>
          <table:table-cell table:style-name="ce148" office:value-type="string" calcext:value-type="string">
            <text:p>대표이사 : 이상헌</text:p>
            <text:p>주주기관 : 교보생명</text:p>
          </table:table-cell>
        </table:table-row>
        <table:table-row table:style-name="ro2">
          <table:table-cell table:style-name="ce108" office:value-type="string" calcext:value-type="string">
            <text:p>feemodev</text:p>
          </table:table-cell>
          <table:table-cell table:style-name="ce148" office:value-type="string" calcext:value-type="string">
            <text:p>피모뎁</text:p>
          </table:table-cell>
          <table:table-cell table:style-name="ce150"/>
          <table:table-cell table:style-name="ce152"/>
          <table:table-cell table:style-name="ce150" office:value-type="string" calcext:value-type="string">
            <text:p>문수영</text:p>
            <text:p>김명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FLINT</text:p>
          </table:table-cell>
          <table:table-cell table:style-name="ce148" office:value-type="string" calcext:value-type="string">
            <text:p>(주)플린트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220-88-61***</text:p>
          </table:table-cell>
          <table:table-cell table:style-name="ce150" office:value-type="string" calcext:value-type="string">
            <text:p>김영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Flyway Games, Inc.</text:p>
          </table:table-cell>
          <table:table-cell table:style-name="ce148" office:value-type="string" calcext:value-type="string">
            <text:p>주식회사 플라이웨이게임즈</text:p>
          </table:table-cell>
          <table:table-cell table:style-name="ce150" office:value-type="string" calcext:value-type="string">
            <text:p>서울특별시 서초구 강남대로</text:p>
          </table:table-cell>
          <table:table-cell table:style-name="ce152" office:value-type="string" calcext:value-type="string">
            <text:p>187-81-03***</text:p>
          </table:table-cell>
          <table:table-cell table:style-name="ce150" office:value-type="string" calcext:value-type="string">
            <text:p>김수영</text:p>
          </table:table-cell>
          <table:table-cell table:style-name="ce148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FrogParty</text:p>
          </table:table-cell>
          <table:table-cell table:style-name="ce148" office:value-type="string" calcext:value-type="string">
            <text:p>프로그파티</text:p>
          </table:table-cell>
          <table:table-cell table:style-name="ce150"/>
          <table:table-cell table:style-name="ce152"/>
          <table:table-cell table:style-name="ce150" office:value-type="string" calcext:value-type="string">
            <text:p>노정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4">
          <table:table-cell table:style-name="ce108" office:value-type="string" calcext:value-type="string">
            <text:p>G1 Playground</text:p>
          </table:table-cell>
          <table:table-cell table:style-name="ce148" office:value-type="string" calcext:value-type="string">
            <text:p>지원플레이그라운드 (주) (G1 playground CO.,LTD)</text:p>
          </table:table-cell>
          <table:table-cell table:style-name="ce150" office:value-type="string" calcext:value-type="string">
            <text:p>경기도 김포시 김포한강1로</text:p>
          </table:table-cell>
          <table:table-cell table:style-name="ce152" office:value-type="string" calcext:value-type="string">
            <text:p>156-87-01***</text:p>
          </table:table-cell>
          <table:table-cell table:style-name="ce150" office:value-type="string" calcext:value-type="string">
            <text:p>한상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ameCanvas Inc.</text:p>
          </table:table-cell>
          <table:table-cell table:style-name="ce148" office:value-type="string" calcext:value-type="string">
            <text:p>(주)게임캔버스</text:p>
          </table:table-cell>
          <table:table-cell table:style-name="ce150" office:value-type="string" calcext:value-type="string">
            <text:p>서울특별시 강남구 강남대로</text:p>
          </table:table-cell>
          <table:table-cell table:style-name="ce152" office:value-type="string" calcext:value-type="string">
            <text:p>122-88-01***</text:p>
          </table:table-cell>
          <table:table-cell table:style-name="ce150" office:value-type="string" calcext:value-type="string">
            <text:p>구본일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ameplete</text:p>
          </table:table-cell>
          <table:table-cell table:style-name="ce148" office:value-type="string" calcext:value-type="string">
            <text:p>(주)겜플리트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451-87-00***</text:p>
          </table:table-cell>
          <table:table-cell table:style-name="ce150" office:value-type="string" calcext:value-type="string">
            <text:p>우동완</text:p>
          </table:table-cell>
          <table:table-cell table:style-name="ce148" office:value-type="string" calcext:value-type="string">
            <text:p><text:a xlink:href="https://www.gameplete.net/" xlink:type="simple">https://www.gameplete.net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네오위즈 자회사</text:p>
          </table:table-cell>
        </table:table-row>
        <table:table-row table:style-name="ro1">
          <table:table-cell table:style-name="ce108" office:value-type="string" calcext:value-type="string">
            <text:p>Geniesoft Inc.</text:p>
          </table:table-cell>
          <table:table-cell table:style-name="ce148" office:value-type="string" calcext:value-type="string">
            <text:p>주식회사 지니소프트</text:p>
          </table:table-cell>
          <table:table-cell table:style-name="ce150" office:value-type="string" calcext:value-type="string">
            <text:p>광주광역시 남구 송암로</text:p>
          </table:table-cell>
          <table:table-cell table:style-name="ce152" office:value-type="string" calcext:value-type="string">
            <text:p>162-81-01***</text:p>
          </table:table-cell>
          <table:table-cell table:style-name="ce150" office:value-type="string" calcext:value-type="string">
            <text:p>김도현</text:p>
          </table:table-cell>
          <table:table-cell table:style-name="ce148" office:value-type="string" calcext:value-type="string">
            <text:p><text:a xlink:href="https://www.geniesoft.io/" xlink:type="simple">https://www.geniesoft.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lassCats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학교 게임 개발 동아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박정수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08" office:value-type="string" calcext:value-type="string">
            <text:p>GniFrix</text:p>
          </table:table-cell>
          <table:table-cell table:style-name="ce148" office:value-type="string" calcext:value-type="string">
            <text:p>지니프릭스</text:p>
          </table:table-cell>
          <table:table-cell table:style-name="ce150" office:value-type="string" calcext:value-type="string">
            <text:p>서울특별시 금천구 가산디지털1로</text:p>
          </table:table-cell>
          <table:table-cell table:style-name="ce152" office:value-type="string" calcext:value-type="string">
            <text:p>119-81-93***</text:p>
          </table:table-cell>
          <table:table-cell table:style-name="ce150" office:value-type="string" calcext:value-type="string">
            <text:p>박진한</text:p>
          </table:table-cell>
          <table:table-cell table:style-name="ce148" office:value-type="string" calcext:value-type="string">
            <text:p><text:a xlink:href="https://www.gnifrix.com/" xlink:type="simple">https://www.gnifrix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oldPumpkin Inc.</text:p>
          </table:table-cell>
          <table:table-cell table:style-name="ce148" office:value-type="string" calcext:value-type="string">
            <text:p>주식회사 골드펌킨(GoldPumpkin Inc.)</text:p>
          </table:table-cell>
          <table:table-cell table:style-name="ce150" office:value-type="string" calcext:value-type="string">
            <text:p>경기도 성남시 분당구 황새울로</text:p>
          </table:table-cell>
          <table:table-cell table:style-name="ce152" office:value-type="string" calcext:value-type="string">
            <text:p>783-86-01***</text:p>
          </table:table-cell>
          <table:table-cell table:style-name="ce150" office:value-type="string" calcext:value-type="string">
            <text:p>임병수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onggamorecontents Inc.</text:p>
          </table:table-cell>
          <table:table-cell table:style-name="ce148" office:value-type="string" calcext:value-type="string">
            <text:p>주식회사 공감오래콘텐츠</text:p>
          </table:table-cell>
          <table:table-cell table:style-name="ce150" office:value-type="string" calcext:value-type="string">
            <text:p>경남 김해시 관동로</text:p>
          </table:table-cell>
          <table:table-cell table:style-name="ce152" office:value-type="string" calcext:value-type="string">
            <text:p>473-88-02***</text:p>
          </table:table-cell>
          <table:table-cell table:style-name="ce150" office:value-type="string" calcext:value-type="string">
            <text:p>윤민형</text:p>
          </table:table-cell>
          <table:table-cell table:style-name="ce148"/>
          <table:table-cell table:style-name="ce154" office:value-type="string" calcext:value-type="string">
            <text:p> <text:a xlink:href="mailto:gonggamore@naver.com" xlink:type="simple">gonggamore@naver.com</text:a></text:p>
          </table:table-cell>
          <table:table-cell table:style-name="ce148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48" table:number-columns-repeated="2"/>
        </table:table-row>
        <table:table-row table:style-name="ro2">
          <table:table-cell table:style-name="ce108" office:value-type="string" calcext:value-type="string">
            <text:p>GRAVITY GAME ARISE</text:p>
          </table:table-cell>
          <table:table-cell table:style-name="ce148" office:value-type="string" calcext:value-type="string">
            <text:p>그라비티 게임 어라이즈</text:p>
          </table:table-cell>
          <table:table-cell table:style-name="ce150" office:value-type="string" calcext:value-type="string">
            <text:p>Hatchobori, Chuo-ku, Tokyo, Japan</text:p>
          </table:table-cell>
          <table:table-cell table:style-name="ce152" office:value-type="string" calcext:value-type="string">
            <text:p>그라비티</text:p>
            <text:p>일본 자회사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gravityga.jp/" xlink:type="simple">https://gravityga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ray Muscat</text:p>
          </table:table-cell>
          <table:table-cell table:style-name="ce148" office:value-type="string" calcext:value-type="string">
            <text:p>주식회사 그레이머스캣 (Gray Muscat Corp.)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286-87-02***</text:p>
          </table:table-cell>
          <table:table-cell table:style-name="ce150" office:value-type="string" calcext:value-type="string">
            <text:p>김근주</text:p>
          </table:table-cell>
          <table:table-cell table:style-name="ce148" office:value-type="string" calcext:value-type="string">
            <text:p><text:a xlink:href="https://graymuscat.com/" xlink:type="simple">https://graymuscat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rowing Seeds</text:p>
          </table:table-cell>
          <table:table-cell table:style-name="ce148" office:value-type="string" calcext:value-type="string">
            <text:p>（주）자라나는씨앗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44-81-10***</text:p>
          </table:table-cell>
          <table:table-cell table:style-name="ce150" office:value-type="string" calcext:value-type="string">
            <text:p>김효택</text:p>
          </table:table-cell>
          <table:table-cell table:style-name="ce148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HandMade Game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김종화</text:p>
          </table:table-cell>
          <table:table-cell table:style-name="ce148" office:value-type="string" calcext:value-type="string">
            <text:p><text:a xlink:href="https://www.handmadegame.net/" xlink:type="simple">https://www.handmadegame.net/</text:a></text:p>
          </table:table-cell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Hardtalk Studi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학교 정보문화학과</text:p>
            <text:p>팀 프로젝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08" office:value-type="string" calcext:value-type="string">
            <text:p>Hoochoo Game Studios</text:p>
          </table:table-cell>
          <table:table-cell table:style-name="ce148" office:value-type="string" calcext:value-type="string">
            <text:p>(주)후추게임스튜디오</text:p>
          </table:table-cell>
          <table:table-cell table:style-name="ce150" office:value-type="string" calcext:value-type="string">
            <text:p>서울특별시 종로구 새문안로</text:p>
          </table:table-cell>
          <table:table-cell table:style-name="ce152" office:value-type="string" calcext:value-type="string">
            <text:p>118-88-01***</text:p>
          </table:table-cell>
          <table:table-cell table:style-name="ce150" office:value-type="string" calcext:value-type="string">
            <text:p>박민*</text:p>
          </table:table-cell>
          <table:table-cell table:style-name="ce148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54"/>
          <table:table-cell table:style-name="ce148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Ice Shovel Soft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유영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IKINAGAMES</text:p>
          </table:table-cell>
          <table:table-cell table:style-name="ce148" office:value-type="string" calcext:value-type="string">
            <text:p>주식회사 이키나게임즈</text:p>
          </table:table-cell>
          <table:table-cell table:style-name="ce150" office:value-type="string" calcext:value-type="string">
            <text:p>서울특별시 마포구 잔다리로</text:p>
          </table:table-cell>
          <table:table-cell table:style-name="ce152" office:value-type="string" calcext:value-type="string">
            <text:p>220-88-20***</text:p>
          </table:table-cell>
          <table:table-cell table:style-name="ce150" office:value-type="string" calcext:value-type="string">
            <text:p>배준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Indev-studi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백호종</text:p>
          </table:table-cell>
          <table:table-cell table:style-name="ce148" office:value-type="string" calcext:value-type="string">
            <text:p><text:a xlink:href="https://www.indev-studio.com/" xlink:type="simple">https://www.indev-studio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08" office:value-type="string" calcext:value-type="string">
            <text:p>INDICAVA INTERACTIV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3">
          <table:table-cell table:style-name="ce108" office:value-type="string" calcext:value-type="string">
            <text:p>IndigoBlue Game Studio</text:p>
          </table:table-cell>
          <table:table-cell table:style-name="ce148" office:value-type="string" calcext:value-type="string">
            <text:p>인디고블루 게임 스튜디오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혜겸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108" office:value-type="string" calcext:value-type="string">
            <text:p>Ingeon Games</text:p>
          </table:table-cell>
          <table:table-cell table:style-name="ce148" office:value-type="string" calcext:value-type="string">
            <text:p>인건게임즈</text:p>
          </table:table-cell>
          <table:table-cell table:style-name="ce150" office:value-type="string" calcext:value-type="string">
            <text:p>대전광역시 서구 청사로</text:p>
          </table:table-cell>
          <table:table-cell table:style-name="ce152" office:value-type="string" calcext:value-type="string">
            <text:p>104-33-51***</text:p>
          </table:table-cell>
          <table:table-cell table:style-name="ce150" office:value-type="string" calcext:value-type="string">
            <text:p>신인건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innoVENTOR Inc.</text:p>
          </table:table-cell>
          <table:table-cell table:style-name="ce148" office:value-type="string" calcext:value-type="string">
            <text:p>(주)이노벤터</text:p>
          </table:table-cell>
          <table:table-cell table:style-name="ce150" office:value-type="string" calcext:value-type="string">
            <text:p>서울 서초구 방배동</text:p>
          </table:table-cell>
          <table:table-cell table:style-name="ce152" office:value-type="string" calcext:value-type="string">
            <text:p>855-87-00***</text:p>
          </table:table-cell>
          <table:table-cell table:style-name="ce150" office:value-type="string" calcext:value-type="string">
            <text:p>백정훈</text:p>
          </table:table-cell>
          <table:table-cell table:style-name="ce148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IRONMACE </text:p>
          </table:table-cell>
          <table:table-cell table:style-name="ce148" office:value-type="string" calcext:value-type="string">
            <text:p>주식회사 아이언메이스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718-87-02***</text:p>
          </table:table-cell>
          <table:table-cell table:style-name="ce150" office:value-type="string" calcext:value-type="string">
            <text:p>박승하</text:p>
          </table:table-cell>
          <table:table-cell table:style-name="ce148" office:value-type="string" calcext:value-type="string">
            <text:p><text:a xlink:href="https://www.ironmace.com/" xlink:type="simple">https://www.ironmac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IZZLE</text:p>
          </table:table-cell>
          <table:table-cell table:style-name="ce148" office:value-type="string" calcext:value-type="string">
            <text:p>이즐 주식회사</text:p>
          </table:table-cell>
          <table:table-cell table:style-name="ce150" office:value-type="string" calcext:value-type="string">
            <text:p>서울특별시 마포구 매봉산로</text:p>
          </table:table-cell>
          <table:table-cell table:style-name="ce152" office:value-type="string" calcext:value-type="string">
            <text:p>742-81-00***</text:p>
          </table:table-cell>
          <table:table-cell table:style-name="ce150" office:value-type="string" calcext:value-type="string">
            <text:p>정구휘</text:p>
          </table:table-cell>
          <table:table-cell table:style-name="ce148" office:value-type="string" calcext:value-type="string">
            <text:p><text:a xlink:href="https://www.izzle.net/" xlink:type="simple">https://www.izzle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acktostudios</text:p>
          </table:table-cell>
          <table:table-cell table:style-name="ce148" office:value-type="string" calcext:value-type="string">
            <text:p>작두스튜디오</text:p>
          </table:table-cell>
          <table:table-cell table:style-name="ce150" office:value-type="string" calcext:value-type="string">
            <text:p>경기도 용인시 수지구 신수로</text:p>
          </table:table-cell>
          <table:table-cell table:style-name="ce152" office:value-type="string" calcext:value-type="string">
            <text:p>495-05-01***</text:p>
          </table:table-cell>
          <table:table-cell table:style-name="ce150" office:value-type="string" calcext:value-type="string">
            <text:p>이민규</text:p>
          </table:table-cell>
          <table:table-cell table:style-name="ce148" office:value-type="string" calcext:value-type="string">
            <text:p><text:a xlink:href="https://www.jacktostudios.com/" xlink:type="simple">https://www.jacktostudios.com/</text:a></text:p>
          </table:table-cell>
          <table:table-cell table:style-name="ce154"/>
          <table:table-cell table:style-name="ce148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Jaemin Park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aesung Kim, Jongseop Lee, Hyunggu Han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among Inc.</text:p>
          </table:table-cell>
          <table:table-cell table:style-name="ce148" office:value-type="string" calcext:value-type="string">
            <text:p>자몽</text:p>
          </table:table-cell>
          <table:table-cell table:style-name="ce150" office:value-type="string" calcext:value-type="string">
            <text:p>대구광역시 남구 명덕로</text:p>
          </table:table-cell>
          <table:table-cell table:style-name="ce152" office:value-type="string" calcext:value-type="string">
            <text:p>491-06-00***</text:p>
          </table:table-cell>
          <table:table-cell table:style-name="ce150" office:value-type="string" calcext:value-type="string">
            <text:p>윤승훈</text:p>
          </table:table-cell>
          <table:table-cell table:style-name="ce148" office:value-type="string" calcext:value-type="string">
            <text:p><text:a xlink:href="https://www.vr-jamong.com/" xlink:type="simple">https://www.vr-jamong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08" office:value-type="string" calcext:value-type="string">
            <text:p>Jandisoft</text:p>
          </table:table-cell>
          <table:table-cell table:style-name="ce148" office:value-type="string" calcext:value-type="string">
            <text:p>잔디소프트</text:p>
          </table:table-cell>
          <table:table-cell table:style-name="ce150" office:value-type="string" calcext:value-type="string">
            <text:p>서울특별시 영등포구 양평로</text:p>
          </table:table-cell>
          <table:table-cell table:style-name="ce152" office:value-type="string" calcext:value-type="string">
            <text:p>132-88-00***</text:p>
          </table:table-cell>
          <table:table-cell table:style-name="ce150" office:value-type="string" calcext:value-type="string">
            <text:p>윤세민</text:p>
          </table:table-cell>
          <table:table-cell table:style-name="ce148" office:value-type="string" calcext:value-type="string">
            <text:p><text:a xlink:href="https://www.madworldmmo.com/" xlink:type="simple">https://www.madworldmmo.com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ellypig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ellySnow Studio</text:p>
          </table:table-cell>
          <table:table-cell table:style-name="ce148" office:value-type="string" calcext:value-type="string">
            <text:p>젤리스노우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121-59-63***</text:p>
          </table:table-cell>
          <table:table-cell table:style-name="ce150" office:value-type="string" calcext:value-type="string">
            <text:p>김태훈</text:p>
          </table:table-cell>
          <table:table-cell table:style-name="ce148" office:value-type="string" calcext:value-type="string">
            <text:p><text:a xlink:href="https://metalunitgame.com/" xlink:type="simple">https://metalunitgam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INO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정보가 너무 없다.</text:p>
          </table:table-cell>
        </table:table-row>
        <table:table-row table:style-name="ro1">
          <table:table-cell table:style-name="ce108" office:value-type="string" calcext:value-type="string">
            <text:p>Jipang2Games</text:p>
          </table:table-cell>
          <table:table-cell table:style-name="ce148" office:value-type="string" calcext:value-type="string">
            <text:p>지팡이게임즈</text:p>
          </table:table-cell>
          <table:table-cell table:style-name="ce150" office:value-type="string" calcext:value-type="string">
            <text:p>서울특별시 금천구 시흥대로</text:p>
          </table:table-cell>
          <table:table-cell table:style-name="ce152" office:value-type="string" calcext:value-type="string">
            <text:p>559-26-00***</text:p>
          </table:table-cell>
          <table:table-cell table:style-name="ce150" office:value-type="string" calcext:value-type="string">
            <text:p>조학현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48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48"/>
        </table:table-row>
        <table:table-row table:style-name="ro3">
          <table:table-cell table:style-name="ce108" office:value-type="string" calcext:value-type="string">
            <text:p>Kena MAKF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://kenamakf.com/" xlink:type="simple">http://kenamakf.com/</text:a></text:p>
          </table:table-cell>
          <table:table-cell table:style-name="ce154"/>
          <table:table-cell table:style-name="ce148" office:value-type="string" calcext:value-type="string">
            <text:p><text:a xlink:href="https://twitter.com/mojaeng" xlink:type="simple">https://twitter.com/mojaeng</text:a></text:p>
          </table:table-cell>
          <table:table-cell table:style-name="ce148"/>
          <table:table-cell table:style-name="ce148" office:value-type="string" calcext:value-type="string">
            <text:p>2개의 활동명이 있다.</text:p>
            <text:p><text:span text:style-name="T5">&gt; 케나 마케프, </text:span>Kena MAKF</text:p>
            <text:p><text:span text:style-name="T5">&gt; 모쟁, </text:span>Mojaeng</text:p>
          </table:table-cell>
        </table:table-row>
        <table:table-row table:style-name="ro1">
          <table:table-cell table:style-name="ce108" office:value-type="string" calcext:value-type="string">
            <text:p>KIWIWALKS</text:p>
          </table:table-cell>
          <table:table-cell table:style-name="ce148" office:value-type="string" calcext:value-type="string">
            <text:p>키위웍스주식회사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318-88-01***</text:p>
          </table:table-cell>
          <table:table-cell table:style-name="ce150" office:value-type="string" calcext:value-type="string">
            <text:p>장수영</text:p>
          </table:table-cell>
          <table:table-cell table:style-name="ce148" office:value-type="string" calcext:value-type="string">
            <text:p><text:a xlink:href="https://www.kiwiwalks.com/" xlink:type="simple">https://www.kiwiwalk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KRAFTON, Inc.</text:p>
          </table:table-cell>
          <table:table-cell table:style-name="ce148" office:value-type="string" calcext:value-type="string">
            <text:p>(주)크래프톤</text:p>
          </table:table-cell>
          <table:table-cell table:style-name="ce150" office:value-type="string" calcext:value-type="string">
            <text:p>경기도 성남시 분당구 분당내곡로</text:p>
          </table:table-cell>
          <table:table-cell table:style-name="ce152" office:value-type="string" calcext:value-type="string">
            <text:p>220-87-45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LeeBbunsik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8" office:value-type="string" calcext:value-type="string">
            <text:p><text:a xlink:href="https://twitter.com/LeeBbunsik" xlink:type="simple">https://twitter.com/LeeBbunsik</text:a></text:p>
          </table:table-cell>
          <table:table-cell table:style-name="ce148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8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08" office:value-type="string" calcext:value-type="string">
            <text:p>LIFUEL</text:p>
          </table:table-cell>
          <table:table-cell table:style-name="ce148" office:value-type="string" calcext:value-type="string">
            <text:p>리퓨엘(LIFUEL)</text:p>
          </table:table-cell>
          <table:table-cell table:style-name="ce150" office:value-type="string" calcext:value-type="string">
            <text:p>경기도 성남시 분당구 장미로</text:p>
          </table:table-cell>
          <table:table-cell table:style-name="ce152" office:value-type="string" calcext:value-type="string">
            <text:p>427-53-00***</text:p>
          </table:table-cell>
          <table:table-cell table:style-name="ce150" office:value-type="string" calcext:value-type="string">
            <text:p>이도운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LINE Games Corporation</text:p>
          </table:table-cell>
          <table:table-cell table:style-name="ce148" office:value-type="string" calcext:value-type="string">
            <text:p>라인게임즈㈜</text:p>
          </table:table-cell>
          <table:table-cell table:style-name="ce150" office:value-type="string" calcext:value-type="string">
            <text:p>서울특별시 서초구 강남대로</text:p>
          </table:table-cell>
          <table:table-cell table:style-name="ce152" office:value-type="string" calcext:value-type="string">
            <text:p>120-87-89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line.games/" xlink:type="simple">https://www.line.games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LinkTown</text:p>
          </table:table-cell>
          <table:table-cell table:style-name="ce148" office:value-type="string" calcext:value-type="string">
            <text:p>링크타운</text:p>
          </table:table-cell>
          <table:table-cell table:style-name="ce150" office:value-type="string" calcext:value-type="string">
            <text:p>서울특별시 은평구 북한산로</text:p>
          </table:table-cell>
          <table:table-cell table:style-name="ce152" office:value-type="string" calcext:value-type="string">
            <text:p>120-07-32***</text:p>
          </table:table-cell>
          <table:table-cell table:style-name="ce150" office:value-type="string" calcext:value-type="string">
            <text:p>강대성</text:p>
          </table:table-cell>
          <table:table-cell table:style-name="ce148" office:value-type="string" calcext:value-type="string">
            <text:p><text:a xlink:href="https://linktown.co/" xlink:type="simple">https://linktown.c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Little Lemon Bulb</text:p>
          </table:table-cell>
          <table:table-cell table:style-name="ce148" office:value-type="string" calcext:value-type="string">
            <text:p>리틀레몬볼브(LITTLE LEMON BULB)</text:p>
          </table:table-cell>
          <table:table-cell table:style-name="ce150" office:value-type="string" calcext:value-type="string">
            <text:p>경기도 김포시 김포한강10로</text:p>
          </table:table-cell>
          <table:table-cell table:style-name="ce152" office:value-type="string" calcext:value-type="string">
            <text:p>531-12-01***</text:p>
          </table:table-cell>
          <table:table-cell table:style-name="ce150" office:value-type="string" calcext:value-type="string">
            <text:p>김혜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Lyrebird Studio</text:p>
          </table:table-cell>
          <table:table-cell table:style-name="ce148" office:value-type="string" calcext:value-type="string">
            <text:p>라이어버드스튜디오</text:p>
          </table:table-cell>
          <table:table-cell table:style-name="ce150" office:value-type="string" calcext:value-type="string">
            <text:p>전라북도 전주시 덕진구 오공로</text:p>
          </table:table-cell>
          <table:table-cell table:style-name="ce152" office:value-type="string" calcext:value-type="string">
            <text:p>261-19-01***</text:p>
          </table:table-cell>
          <table:table-cell table:style-name="ce150" office:value-type="string" calcext:value-type="string">
            <text:p>심지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ACKINN7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Magic Cube</text:p>
          </table:table-cell>
          <table:table-cell table:style-name="ce148" office:value-type="string" calcext:value-type="string">
            <text:p>(주)매직큐브</text:p>
          </table:table-cell>
          <table:table-cell table:style-name="ce150" office:value-type="string" calcext:value-type="string">
            <text:p>부산 해운대구 센텀동로</text:p>
          </table:table-cell>
          <table:table-cell table:style-name="ce152" office:value-type="string" calcext:value-type="string">
            <text:p>602-81-42***</text:p>
          </table:table-cell>
          <table:table-cell table:style-name="ce150" office:value-type="string" calcext:value-type="string">
            <text:p>하상석</text:p>
          </table:table-cell>
          <table:table-cell table:style-name="ce148" office:value-type="string" calcext:value-type="string">
            <text:p><text:a xlink:href="http://www.magiccubegames.com/" xlink:type="simple">http://www.magiccubegames.com/</text:a></text:p>
          </table:table-cell>
          <table:table-cell table:style-name="ce154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anlev Games</text:p>
          </table:table-cell>
          <table:table-cell table:style-name="ce148" office:value-type="string" calcext:value-type="string">
            <text:p>(주)만렙게임즈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120-88-02***</text:p>
          </table:table-cell>
          <table:table-cell table:style-name="ce150" office:value-type="string" calcext:value-type="string">
            <text:p>정진원</text:p>
          </table:table-cell>
          <table:table-cell table:style-name="ce148" office:value-type="string" calcext:value-type="string">
            <text:p><text:a xlink:href="https://dtmind817.wixsite.com/website" xlink:type="simple">https://dtmind817.wixsite.com/website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atthewston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egusta Game</text:p>
          </table:table-cell>
          <table:table-cell table:style-name="ce148" office:value-type="string" calcext:value-type="string">
            <text:p>주식회사 메구스타게임즈</text:p>
          </table:table-cell>
          <table:table-cell table:style-name="ce150" office:value-type="string" calcext:value-type="string">
            <text:p>경기도 남양주시 별내중앙로</text:p>
          </table:table-cell>
          <table:table-cell table:style-name="ce152" office:value-type="string" calcext:value-type="string">
            <text:p>840-86-02***</text:p>
          </table:table-cell>
          <table:table-cell table:style-name="ce150" office:value-type="string" calcext:value-type="string">
            <text:p>정진섭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etacra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Metamong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1">서울대학교 2019년도 2학기 수업 [시리어스 게임]의 과제 Contract입니다. Contract는 2D 횡스크롤 액션 플랫포머 게임으로 2020년 초에 Steam으로 출시했습니다.</text:span></text:p>
            <text:p/>
            <text:p><text:span text:style-name="T1"><text:a xlink:href="https://github.com/EQwon/Metamong" xlink:type="simple">https://github.com/EQwon/Metamong</text:a></text:span></text:p>
          </table:table-cell>
        </table:table-row>
        <table:table-row table:style-name="ro2">
          <table:table-cell table:style-name="ce108" office:value-type="string" calcext:value-type="string">
            <text:p>MidnightWork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://midnightworks.info/" xlink:type="simple">http://midnightworks.info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2">
          <table:table-cell table:style-name="ce108" office:value-type="string" calcext:value-type="string">
            <text:p>MINTROCKET</text:p>
          </table:table-cell>
          <table:table-cell table:style-name="ce148" office:value-type="string" calcext:value-type="string">
            <text:p>민트로켓</text:p>
          </table:table-cell>
          <table:table-cell table:style-name="ce150" office:value-type="string" calcext:value-type="string">
            <text:p>경기도 성남시 </text:p>
          </table:table-cell>
          <table:table-cell table:style-name="ce150" office:value-type="string" calcext:value-type="string">
            <text:p>넥슨 서브 브랜드</text:p>
          </table:table-cell>
          <table:table-cell table:style-name="ce150"/>
          <table:table-cell table:style-name="ce148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2">
          <table:table-cell table:style-name="ce108" office:value-type="string" calcext:value-type="string">
            <text:p>MM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08" office:value-type="string" calcext:value-type="string">
            <text:p>Monster Guide inc.</text:p>
          </table:table-cell>
          <table:table-cell table:style-name="ce148" office:value-type="string" calcext:value-type="string">
            <text:p>주식회사 몬스터가이드</text:p>
          </table:table-cell>
          <table:table-cell table:style-name="ce150" office:value-type="string" calcext:value-type="string">
            <text:p>서울특별시 종로구 종로</text:p>
          </table:table-cell>
          <table:table-cell table:style-name="ce152" office:value-type="string" calcext:value-type="string">
            <text:p>823-81-01***</text:p>
          </table:table-cell>
          <table:table-cell table:style-name="ce150" office:value-type="string" calcext:value-type="string">
            <text:p>오현경</text:p>
          </table:table-cell>
          <table:table-cell table:style-name="ce148" office:value-type="string" calcext:value-type="string">
            <text:p><text:a xlink:href="https://www.monsterguide.org/" xlink:type="simple">https://www.monsterguide.org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oonlab Studio</text:p>
          </table:table-cell>
          <table:table-cell table:style-name="ce148" office:value-type="string" calcext:value-type="string">
            <text:p>주식회사 문랩스튜디오</text:p>
          </table:table-cell>
          <table:table-cell table:style-name="ce150" office:value-type="string" calcext:value-type="string">
            <text:p>서울특별시 강남구 도곡로</text:p>
          </table:table-cell>
          <table:table-cell table:style-name="ce152" office:value-type="string" calcext:value-type="string">
            <text:p>176-86-01***</text:p>
          </table:table-cell>
          <table:table-cell table:style-name="ce150" office:value-type="string" calcext:value-type="string">
            <text:p>문종범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Nanali Studios</text:p>
          </table:table-cell>
          <table:table-cell table:style-name="ce148" office:value-type="string" calcext:value-type="string">
            <text:p>주식회사 나날이</text:p>
          </table:table-cell>
          <table:table-cell table:style-name="ce150" office:value-type="string" calcext:value-type="string">
            <text:p>서울특별시 마포구 동교로</text:p>
          </table:table-cell>
          <table:table-cell table:style-name="ce152" office:value-type="string" calcext:value-type="string">
            <text:p>134-86-88***</text:p>
          </table:table-cell>
          <table:table-cell table:style-name="ce150" office:value-type="string" calcext:value-type="string">
            <text:p>박재환</text:p>
          </table:table-cell>
          <table:table-cell table:style-name="ce148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onovice Co., Ltd.</text:p>
          </table:table-cell>
          <table:table-cell table:style-name="ce148" office:value-type="string" calcext:value-type="string">
            <text:p>주식회사 네오노비스</text:p>
          </table:table-cell>
          <table:table-cell table:style-name="ce150" office:value-type="string" calcext:value-type="string">
            <text:p>경기도 구리시 경춘로</text:p>
          </table:table-cell>
          <table:table-cell table:style-name="ce152" office:value-type="string" calcext:value-type="string">
            <text:p>274-87-01***</text:p>
          </table:table-cell>
          <table:table-cell table:style-name="ce150" office:value-type="string" calcext:value-type="string">
            <text:p>전경수</text:p>
          </table:table-cell>
          <table:table-cell table:style-name="ce148" office:value-type="string" calcext:value-type="string">
            <text:p><text:a xlink:href="http://www.neonovice.com/" xlink:type="simple">http://www.neonovic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ople</text:p>
          </table:table-cell>
          <table:table-cell table:style-name="ce148" office:value-type="string" calcext:value-type="string">
            <text:p>주식회사 네오플</text:p>
          </table:table-cell>
          <table:table-cell table:style-name="ce150" office:value-type="string" calcext:value-type="string">
            <text:p>제주특별자치도 제주시</text:p>
          </table:table-cell>
          <table:table-cell table:style-name="ce152" office:value-type="string" calcext:value-type="string">
            <text:p>201-81-64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neople.co.kr/" xlink:type="simple">https://www.neople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OPOPCORN Corp</text:p>
          </table:table-cell>
          <table:table-cell table:style-name="ce148" office:value-type="string" calcext:value-type="string">
            <text:p>주식회사 네오팝콘</text:p>
          </table:table-cell>
          <table:table-cell table:style-name="ce150" office:value-type="string" calcext:value-type="string">
            <text:p>경기도 성남시 분당구 정자일로</text:p>
          </table:table-cell>
          <table:table-cell table:style-name="ce152" office:value-type="string" calcext:value-type="string">
            <text:p>113-88-05***</text:p>
          </table:table-cell>
          <table:table-cell table:style-name="ce150" office:value-type="string" calcext:value-type="string">
            <text:p>김기억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NEOWIZ</text:p>
          </table:table-cell>
          <table:table-cell table:style-name="ce148" office:value-type="string" calcext:value-type="string">
            <text:p>주식회사 네오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20-87-14***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wcore Games</text:p>
          </table:table-cell>
          <table:table-cell table:style-name="ce148" office:value-type="string" calcext:value-type="string">
            <text:p>주식회사 뉴코어</text:p>
          </table:table-cell>
          <table:table-cell table:style-name="ce150" office:value-type="string" calcext:value-type="string">
            <text:p>서울 강남구 테헤란로</text:p>
          </table:table-cell>
          <table:table-cell table:style-name="ce152" office:value-type="string" calcext:value-type="string">
            <text:p>186-86-01***</text:p>
          </table:table-cell>
          <table:table-cell table:style-name="ce150" office:value-type="string" calcext:value-type="string">
            <text:p>이만재</text:p>
          </table:table-cell>
          <table:table-cell table:style-name="ce148" office:value-type="string" calcext:value-type="string">
            <text:p><text:a xlink:href="http://www.newcoregames.com/" xlink:type="simple">http://www.newcoregames.com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XON</text:p>
          </table:table-cell>
          <table:table-cell table:style-name="ce148" office:value-type="string" calcext:value-type="string">
            <text:p>(주)넥슨코리아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220-87-17***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XON Games Co., Ltd.</text:p>
          </table:table-cell>
          <table:table-cell table:style-name="ce148" office:value-type="string" calcext:value-type="string">
            <text:p>주식회사 넥슨게임즈 (NEXON Games Co., Ltd.)</text:p>
          </table:table-cell>
          <table:table-cell table:style-name="ce150" office:value-type="string" calcext:value-type="string">
            <text:p>서울특별시 강남구 남부순환로</text:p>
          </table:table-cell>
          <table:table-cell table:style-name="ce152" office:value-type="string" calcext:value-type="string">
            <text:p>186-86-00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nexongames.co.kr/" xlink:type="simple">https://www.nexongames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xt Stage Inc.</text:p>
          </table:table-cell>
          <table:table-cell table:style-name="ce148" office:value-type="string" calcext:value-type="string">
            <text:p>(주)넥스트스테이지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497-86-00***</text:p>
          </table:table-cell>
          <table:table-cell table:style-name="ce150" office:value-type="string" calcext:value-type="string">
            <text:p>강현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imble Neuron</text:p>
          </table:table-cell>
          <table:table-cell table:style-name="ce148" office:value-type="string" calcext:value-type="string">
            <text:p>주식회사 님블뉴런</text:p>
          </table:table-cell>
          <table:table-cell table:style-name="ce150" office:value-type="string" calcext:value-type="string">
            <text:p>경기도 성남시 분당구 황새울로</text:p>
          </table:table-cell>
          <table:table-cell table:style-name="ce152" office:value-type="string" calcext:value-type="string">
            <text:p>129-86-80***</text:p>
          </table:table-cell>
          <table:table-cell table:style-name="ce150" office:value-type="string" calcext:value-type="string">
            <text:p>유태웅</text:p>
          </table:table-cell>
          <table:table-cell table:style-name="ce148" office:value-type="string" calcext:value-type="string">
            <text:p><text:a xlink:href="https://nimbleneuron.com/" xlink:type="simple">https://nimbleneuron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omar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2"><text:a xlink:href="https://twitter.com/nomaryda" xlink:type="simple">https://twitter.com/nomaryda</text:a></text:span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OAA</text:p>
          </table:table-cell>
          <table:table-cell table:style-name="ce148" office:value-type="string" calcext:value-type="string">
            <text:p>외계인납치작전</text:p>
          </table:table-cell>
          <table:table-cell table:style-name="ce150" office:value-type="string" calcext:value-type="string">
            <text:p>경기 성남시 분당구 판교로</text:p>
          </table:table-cell>
          <table:table-cell table:style-name="ce152" office:value-type="string" calcext:value-type="string">
            <text:p>533-81-0****</text:p>
          </table:table-cell>
          <table:table-cell table:style-name="ce150" office:value-type="string" calcext:value-type="string">
            <text:p>최용찬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cean Drive Studio, Inc.</text:p>
          </table:table-cell>
          <table:table-cell table:style-name="ce148" office:value-type="string" calcext:value-type="string">
            <text:p>주식회사오션드라이브스튜디오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791-86-01***</text:p>
          </table:table-cell>
          <table:table-cell table:style-name="ce150" office:value-type="string" calcext:value-type="string">
            <text:p>김희재</text:p>
          </table:table-cell>
          <table:table-cell table:style-name="ce148" office:value-type="string" calcext:value-type="string">
            <text:p><text:a xlink:href="https://oceandrive.studio/" xlink:type="simple">https://oceandrive.stud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ddOneGames</text:p>
          </table:table-cell>
          <table:table-cell table:style-name="ce148" office:value-type="string" calcext:value-type="string">
            <text:p>주식회사 오드원게임즈</text:p>
          </table:table-cell>
          <table:table-cell table:style-name="ce150" office:value-type="string" calcext:value-type="string">
            <text:p>서울특별시 강남구 영동대로</text:p>
          </table:table-cell>
          <table:table-cell table:style-name="ce152" office:value-type="string" calcext:value-type="string">
            <text:p>567-81-00***</text:p>
          </table:table-cell>
          <table:table-cell table:style-name="ce150" office:value-type="string" calcext:value-type="string">
            <text:p>김영채</text:p>
          </table:table-cell>
          <table:table-cell table:style-name="ce148" office:value-type="string" calcext:value-type="string">
            <text:p><text:a xlink:href="https://www.oddonegames.com/" xlink:type="simple">https://www.oddon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DYSSEYER</text:p>
          </table:table-cell>
          <table:table-cell table:style-name="ce148" office:value-type="string" calcext:value-type="string">
            <text:p>㈜오디세이어</text:p>
          </table:table-cell>
          <table:table-cell table:style-name="ce150" office:value-type="string" calcext:value-type="string">
            <text:p>경기 성남시 분당구 대왕판교로</text:p>
          </table:table-cell>
          <table:table-cell table:style-name="ce152" office:value-type="string" calcext:value-type="string">
            <text:p>747-81-02***</text:p>
          </table:table-cell>
          <table:table-cell table:style-name="ce150" office:value-type="string" calcext:value-type="string">
            <text:p>진세광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ldice</text:p>
          </table:table-cell>
          <table:table-cell table:style-name="ce148" office:value-type="string" calcext:value-type="string">
            <text:p>올드아이스(Oldice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07-54-00***</text:p>
          </table:table-cell>
          <table:table-cell table:style-name="ce150" office:value-type="string" calcext:value-type="string">
            <text:p>박재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newayticketstudio</text:p>
          </table:table-cell>
          <table:table-cell table:style-name="ce148" office:value-type="string" calcext:value-type="string">
            <text:p>주식회사 원웨이티켓스튜디오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574-86-03***</text:p>
          </table:table-cell>
          <table:table-cell table:style-name="ce150" office:value-type="string" calcext:value-type="string">
            <text:p>송광호</text:p>
          </table:table-cell>
          <table:table-cell table:style-name="ce148" office:value-type="string" calcext:value-type="string">
            <text:p><text:a xlink:href="https://onewayticketstudio.com/kr/" xlink:type="simple">https://onewayticketstudio.com/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nfire Games</text:p>
          </table:table-cell>
          <table:table-cell table:style-name="ce148" office:value-type="string" calcext:value-type="string">
            <text:p>주식회사 온파이어(ONFIRE Corp.)</text:p>
          </table:table-cell>
          <table:table-cell table:style-name="ce150" office:value-type="string" calcext:value-type="string">
            <text:p>서울특별시 양천구 목동로</text:p>
          </table:table-cell>
          <table:table-cell table:style-name="ce152" office:value-type="string" calcext:value-type="string">
            <text:p>405-81-14***</text:p>
          </table:table-cell>
          <table:table-cell table:style-name="ce150" office:value-type="string" calcext:value-type="string">
            <text:p>박창규</text:p>
          </table:table-cell>
          <table:table-cell table:style-name="ce148" office:value-type="string" calcext:value-type="string">
            <text:p><text:span text:style-name="T2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nw Studio</text:p>
          </table:table-cell>
          <table:table-cell table:style-name="ce148" office:value-type="string" calcext:value-type="string">
            <text:p>오뉴월스튜디오</text:p>
          </table:table-cell>
          <table:table-cell table:style-name="ce150" office:value-type="string" calcext:value-type="string">
            <text:p>부산 동구 중앙대로</text:p>
          </table:table-cell>
          <table:table-cell table:style-name="ce152" office:value-type="string" calcext:value-type="string">
            <text:p>195-28-01***</text:p>
          </table:table-cell>
          <table:table-cell table:style-name="ce150" office:value-type="string" calcext:value-type="string">
            <text:p>최기민</text:p>
          </table:table-cell>
          <table:table-cell table:style-name="ce148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oz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ooze_s3" xlink:type="simple">https://twitter.com/ooze_s3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ORANGE POPCORN</text:p>
          </table:table-cell>
          <table:table-cell table:style-name="ce148" office:value-type="string" calcext:value-type="string">
            <text:p>주식회사 오렌지팝콘</text:p>
          </table:table-cell>
          <table:table-cell table:style-name="ce150" office:value-type="string" calcext:value-type="string">
            <text:p>경기도 용인시 기흥구 보정로</text:p>
          </table:table-cell>
          <table:table-cell table:style-name="ce152" office:value-type="string" calcext:value-type="string">
            <text:p>672-88-02***</text:p>
          </table:table-cell>
          <table:table-cell table:style-name="ce150" office:value-type="string" calcext:value-type="string">
            <text:p>김기억</text:p>
          </table:table-cell>
          <table:table-cell table:style-name="ce148"/>
          <table:table-cell table:style-name="ce154" office:value-type="string" calcext:value-type="string">
            <text:p><text:a xlink:href="mailto:memory@oranpopcorn.com" xlink:type="simple">memory@oranpopcorn.com</text:a></text:p>
          </table:table-cell>
          <table:table-cell table:style-name="ce148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8"/>
          <table:table-cell table:style-name="ce148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OutsiderKids Corp.</text:p>
          </table:table-cell>
          <table:table-cell table:style-name="ce148" office:value-type="string" calcext:value-type="string">
            <text:p>주식회사 아웃사이더키즈 (OutsiderKids Corp.)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25-86-33***</text:p>
          </table:table-cell>
          <table:table-cell table:style-name="ce150" office:value-type="string" calcext:value-type="string">
            <text:p>김정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zaak, inc.</text:p>
          </table:table-cell>
          <table:table-cell table:style-name="ce148" office:value-type="string" calcext:value-type="string">
            <text:p>오자크 주식회사</text:p>
          </table:table-cell>
          <table:table-cell table:style-name="ce150" office:value-type="string" calcext:value-type="string">
            <text:p>서울특별시 서초구 서운로</text:p>
          </table:table-cell>
          <table:table-cell table:style-name="ce152" office:value-type="string" calcext:value-type="string">
            <text:p>335-87-01***</text:p>
          </table:table-cell>
          <table:table-cell table:style-name="ce150" office:value-type="string" calcext:value-type="string">
            <text:p>최훈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.S.B (iNsOoL)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almso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arange Project</text:p>
          </table:table-cell>
          <table:table-cell table:style-name="ce148" office:value-type="string" calcext:value-type="string">
            <text:p>파란게 프로젝트</text:p>
          </table:table-cell>
          <table:table-cell table:style-name="ce150" office:value-type="string" calcext:value-type="string">
            <text:p>경기도 고양시 덕양구 삼원로</text:p>
          </table:table-cell>
          <table:table-cell table:style-name="ce152" office:value-type="string" calcext:value-type="string">
            <text:p>198-44-00***</text:p>
          </table:table-cell>
          <table:table-cell table:style-name="ce150" office:value-type="string" calcext:value-type="string">
            <text:p>김태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epperStones</text:p>
          </table:table-cell>
          <table:table-cell table:style-name="ce148" office:value-type="string" calcext:value-type="string">
            <text:p>(주)페퍼스톤즈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767-86-02***</text:p>
          </table:table-cell>
          <table:table-cell table:style-name="ce150" office:value-type="string" calcext:value-type="string">
            <text:p>하수영</text:p>
          </table:table-cell>
          <table:table-cell table:style-name="ce148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54"/>
          <table:table-cell table:style-name="ce148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PICTOLOGI</text:p>
          </table:table-cell>
          <table:table-cell table:style-name="ce148" office:value-type="string" calcext:value-type="string">
            <text:p>주식회사 픽톨로지</text:p>
          </table:table-cell>
          <table:table-cell table:style-name="ce150" office:value-type="string" calcext:value-type="string">
            <text:p>서울특별시 강남구 삼성로</text:p>
          </table:table-cell>
          <table:table-cell table:style-name="ce152" office:value-type="string" calcext:value-type="string">
            <text:p>718-81-01***</text:p>
          </table:table-cell>
          <table:table-cell table:style-name="ce150" office:value-type="string" calcext:value-type="string">
            <text:p>김세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iedPipers Team</text:p>
          </table:table-cell>
          <table:table-cell table:style-name="ce148" office:value-type="string" calcext:value-type="string">
            <text:p>파이드파이퍼스팀</text:p>
          </table:table-cell>
          <table:table-cell table:style-name="ce150" office:value-type="string" calcext:value-type="string">
            <text:p>네오위즈 산하 팀</text:p>
          </table:table-cell>
          <table:table-cell table:style-name="ce152" office:value-type="string" calcext:value-type="string">
            <text:p>네오위즈 산하 팀</text:p>
          </table:table-cell>
          <table:table-cell table:style-name="ce150" office:value-type="string" calcext:value-type="string">
            <text:p>김주명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08" office:value-type="string" calcext:value-type="string">
            <text:p>Pixellore Inc</text:p>
          </table:table-cell>
          <table:table-cell table:style-name="ce148" office:value-type="string" calcext:value-type="string">
            <text:p>주식회사 픽셀로어</text:p>
          </table:table-cell>
          <table:table-cell table:style-name="ce150" office:value-type="string" calcext:value-type="string">
            <text:p>경기도 성남시 분당구 서현로</text:p>
          </table:table-cell>
          <table:table-cell table:style-name="ce152" office:value-type="string" calcext:value-type="string">
            <text:p>448-81-00***</text:p>
          </table:table-cell>
          <table:table-cell table:style-name="ce150" office:value-type="string" calcext:value-type="string">
            <text:p>이세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LAY Mephistowaltz</text:p>
          </table:table-cell>
          <table:table-cell table:style-name="ce148" office:value-type="string" calcext:value-type="string">
            <text:p>플레이메피스토왈츠</text:p>
          </table:table-cell>
          <table:table-cell table:style-name="ce150" office:value-type="string" calcext:value-type="string">
            <text:p>경남 김해시 관동로</text:p>
          </table:table-cell>
          <table:table-cell table:style-name="ce152" office:value-type="string" calcext:value-type="string">
            <text:p>343-21-00***</text:p>
          </table:table-cell>
          <table:table-cell table:style-name="ce150" office:value-type="string" calcext:value-type="string">
            <text:p>홍미남</text:p>
          </table:table-cell>
          <table:table-cell table:style-name="ce148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4" office:value-type="string" calcext:value-type="string">
            <text:p> <text:a xlink:href="mailto:iamdreamist@gmail.com" xlink:type="simple">iamdreamist@gmail.com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LAYWITH GAMES Inc.</text:p>
          </table:table-cell>
          <table:table-cell table:style-name="ce148" office:value-type="string" calcext:value-type="string">
            <text:p>（주）플레이위드게임즈</text:p>
          </table:table-cell>
          <table:table-cell table:style-name="ce150" office:value-type="string" calcext:value-type="string">
            <text:p>서울특별시 서초구 마방로</text:p>
          </table:table-cell>
          <table:table-cell table:style-name="ce152" office:value-type="string" calcext:value-type="string">
            <text:p>214-86-64***</text:p>
          </table:table-cell>
          <table:table-cell table:style-name="ce150" office:value-type="string" calcext:value-type="string">
            <text:p>김학준</text:p>
          </table:table-cell>
          <table:table-cell table:style-name="ce148" office:value-type="string" calcext:value-type="string">
            <text:p><text:a xlink:href="https://www.playwith.co.kr/" xlink:type="simple">https://www.playwith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okPoong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PIYO STUDIO</text:p>
          </table:table-cell>
          <table:table-cell table:style-name="ce148" office:value-type="string" calcext:value-type="string">
            <text:p>삐요스튜디오</text:p>
          </table:table-cell>
          <table:table-cell table:style-name="ce150" office:value-type="string" calcext:value-type="string">
            <text:p>경기도 용인시 수지구 만현로</text:p>
          </table:table-cell>
          <table:table-cell table:style-name="ce152" office:value-type="string" calcext:value-type="string">
            <text:p>695-55-00***</text:p>
          </table:table-cell>
          <table:table-cell table:style-name="ce150" office:value-type="string" calcext:value-type="string">
            <text:p>김명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roject Cloud Games</text:p>
          </table:table-cell>
          <table:table-cell table:style-name="ce148" office:value-type="string" calcext:value-type="string">
            <text:p>프로젝트 클라우드 게임즈 주식회사</text:p>
          </table:table-cell>
          <table:table-cell table:style-name="ce150" office:value-type="string" calcext:value-type="string">
            <text:p>서울특별시 금천구 디지털로</text:p>
          </table:table-cell>
          <table:table-cell table:style-name="ce152" office:value-type="string" calcext:value-type="string">
            <text:p>682-81-01***</text:p>
          </table:table-cell>
          <table:table-cell table:style-name="ce150" office:value-type="string" calcext:value-type="string">
            <text:p>박인혁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ROJECT MOREUM Inc.</text:p>
          </table:table-cell>
          <table:table-cell table:style-name="ce148" office:value-type="string" calcext:value-type="string">
            <text:p>프로젝트모름 주식회사</text:p>
          </table:table-cell>
          <table:table-cell table:style-name="ce150" office:value-type="string" calcext:value-type="string">
            <text:p>경기도 부천시 원미구 부천로</text:p>
          </table:table-cell>
          <table:table-cell table:style-name="ce152" office:value-type="string" calcext:value-type="string">
            <text:p>129-87-02***</text:p>
          </table:table-cell>
          <table:table-cell table:style-name="ce150" office:value-type="string" calcext:value-type="string">
            <text:p>유동윤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rojectMoon</text:p>
          </table:table-cell>
          <table:table-cell table:style-name="ce148" office:value-type="string" calcext:value-type="string">
            <text:p>프로젝트문</text:p>
          </table:table-cell>
          <table:table-cell table:style-name="ce150" office:value-type="string" calcext:value-type="string">
            <text:p>경기도 수원시 영통구 아주로</text:p>
          </table:table-cell>
          <table:table-cell table:style-name="ce152" office:value-type="string" calcext:value-type="string">
            <text:p>698-87-00***</text:p>
          </table:table-cell>
          <table:table-cell table:style-name="ce150" office:value-type="string" calcext:value-type="string">
            <text:p>김지훈</text:p>
          </table:table-cell>
          <table:table-cell table:style-name="ce148" office:value-type="string" calcext:value-type="string">
            <text:p><text:a xlink:href="https://projectmoon.studio/" xlink:type="simple">https://projectmoon.stud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UMPKIM</text:p>
          </table:table-cell>
          <table:table-cell table:style-name="ce148" office:value-type="string" calcext:value-type="string">
            <text:p>펌킴</text:p>
          </table:table-cell>
          <table:table-cell table:style-name="ce150" office:value-type="string" calcext:value-type="string">
            <text:p>전북특별자치도 전주시 완산구</text:p>
          </table:table-cell>
          <table:table-cell table:style-name="ce152" office:value-type="string" calcext:value-type="string">
            <text:p>745-62-00***</text:p>
          </table:table-cell>
          <table:table-cell table:style-name="ce150" office:value-type="string" calcext:value-type="string">
            <text:p>김상원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QuattroGear</text:p>
          </table:table-cell>
          <table:table-cell table:style-name="ce148" office:value-type="string" calcext:value-type="string">
            <text:p>콰트로기어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20-88-88***</text:p>
          </table:table-cell>
          <table:table-cell table:style-name="ce150" office:value-type="string" calcext:value-type="string">
            <text:p>이석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4">
          <table:table-cell table:style-name="ce108" office:value-type="string" calcext:value-type="string">
            <text:p>QueseraGames Co., Ltd.</text:p>
          </table:table-cell>
          <table:table-cell table:style-name="ce148" office:value-type="string" calcext:value-type="string">
            <text:p>주식회사 케세라게임즈(QueseraGames Co., Ltd.)</text:p>
          </table:table-cell>
          <table:table-cell table:style-name="ce150" office:value-type="string" calcext:value-type="string">
            <text:p>서울특별시 강남구 역삼로</text:p>
          </table:table-cell>
          <table:table-cell table:style-name="ce152" office:value-type="string" calcext:value-type="string">
            <text:p>563-86-02***</text:p>
          </table:table-cell>
          <table:table-cell table:style-name="ce150" office:value-type="string" calcext:value-type="string">
            <text:p>박재현</text:p>
          </table:table-cell>
          <table:table-cell table:style-name="ce148" office:value-type="string" calcext:value-type="string">
            <text:p><text:a xlink:href="https://queseragames.com/#Main" xlink:type="simple">https://queseragames.com/#Main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abbithole Games</text:p>
          </table:table-cell>
          <table:table-cell table:style-name="ce148" office:value-type="string" calcext:value-type="string">
            <text:p>래빗홀게임즈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769-08-00***</text:p>
          </table:table-cell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ainbowStudio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eLU Games</text:p>
          </table:table-cell>
          <table:table-cell table:style-name="ce148" office:value-type="string" calcext:value-type="string">
            <text:p>렐루게임즈</text:p>
          </table:table-cell>
          <table:table-cell table:style-name="ce150" office:value-type="string" calcext:value-type="string">
            <text:p>크래프톤 산하 크리에이티브 스튜디오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민정</text:p>
          </table:table-cell>
          <table:table-cell table:style-name="ce148" office:value-type="string" calcext:value-type="string">
            <text:p><text:a xlink:href="https://www.relugames.com/" xlink:type="simple">https://www.relu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isingWings</text:p>
          </table:table-cell>
          <table:table-cell table:style-name="ce148" office:value-type="string" calcext:value-type="string">
            <text:p>라이징윙스 주식회사</text:p>
          </table:table-cell>
          <table:table-cell table:style-name="ce150" office:value-type="string" calcext:value-type="string">
            <text:p>서울특별시 강남구 영동대로</text:p>
          </table:table-cell>
          <table:table-cell table:style-name="ce152" office:value-type="string" calcext:value-type="string">
            <text:p>215-87-68***</text:p>
          </table:table-cell>
          <table:table-cell table:style-name="ce150" office:value-type="string" calcext:value-type="string">
            <text:p>김정훈</text:p>
          </table:table-cell>
          <table:table-cell table:style-name="ce148" office:value-type="string" calcext:value-type="string">
            <text:p><text:a xlink:href="https://www.risingwings.com/" xlink:type="simple">https://www.risingwing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REDRA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8" office:value-type="string" calcext:value-type="string">
            <text:p><text:a xlink:href="https://twitter.com/REDRAY_dev" xlink:type="simple">https://twitter.com/REDRAY_dev</text:a></text:p>
          </table:table-cell>
          <table:table-cell table:style-name="ce148" table:number-columns-repeated="2"/>
        </table:table-row>
        <table:table-row table:style-name="ro2">
          <table:table-cell table:style-name="ce108" office:value-type="string" calcext:value-type="string">
            <text:p>REMIMORY</text:p>
          </table:table-cell>
          <table:table-cell table:style-name="ce148"/>
          <table:table-cell table:style-name="ce150" office:value-type="string" calcext:value-type="string">
            <text:p>경기 성남시 분당구 판교역로</text:p>
          </table:table-cell>
          <table:table-cell table:style-name="ce152"/>
          <table:table-cell table:style-name="ce150" office:value-type="string" calcext:value-type="string">
            <text:p>전동진</text:p>
          </table:table-cell>
          <table:table-cell table:style-name="ce148" office:value-type="string" calcext:value-type="string">
            <text:p><text:a xlink:href="http://www.remimory.com/" xlink:type="simple">http://www.remimory.com/</text:a></text:p>
          </table:table-cell>
          <table:table-cell table:style-name="ce154"/>
          <table:table-cell table:style-name="ce157"/>
          <table:table-cell table:style-name="ce148"/>
          <table:table-cell table:style-name="ce148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08" office:value-type="string" calcext:value-type="string">
            <text:p>REXECHO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조성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ootless Studio</text:p>
          </table:table-cell>
          <table:table-cell table:style-name="ce148" office:value-type="string" calcext:value-type="string">
            <text:p>주식회사 루틀레스 스튜디오</text:p>
          </table:table-cell>
          <table:table-cell table:style-name="ce150" office:value-type="string" calcext:value-type="string">
            <text:p>서울특별시 강남구 자곡로</text:p>
          </table:table-cell>
          <table:table-cell table:style-name="ce152" office:value-type="string" calcext:value-type="string">
            <text:p>271-81-00***</text:p>
          </table:table-cell>
          <table:table-cell table:style-name="ce150" office:value-type="string" calcext:value-type="string">
            <text:p>박현재</text:p>
          </table:table-cell>
          <table:table-cell table:style-name="ce148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54"/>
          <table:table-cell table:style-name="ce148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48"/>
          <table:table-cell table:style-name="ce148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08" office:value-type="string" calcext:value-type="string">
            <text:p>Rootnstudio Ltd.</text:p>
          </table:table-cell>
          <table:table-cell table:style-name="ce148" office:value-type="string" calcext:value-type="string">
            <text:p>주식회사 루트엔스튜디오</text:p>
          </table:table-cell>
          <table:table-cell table:style-name="ce150" office:value-type="string" calcext:value-type="string">
            <text:p>제주특별자치도 서귀포시 돈내코로</text:p>
          </table:table-cell>
          <table:table-cell table:style-name="ce152" office:value-type="string" calcext:value-type="string">
            <text:p>827-81-01***</text:p>
          </table:table-cell>
          <table:table-cell table:style-name="ce150" office:value-type="string" calcext:value-type="string">
            <text:p>장상백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ANDY FLOOR</text:p>
          </table:table-cell>
          <table:table-cell table:style-name="ce148" office:value-type="string" calcext:value-type="string">
            <text:p>주식회사 샌디플로어 (SANDY FLOOR Inc.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12-81-56***</text:p>
          </table:table-cell>
          <table:table-cell table:style-name="ce150" office:value-type="string" calcext:value-type="string">
            <text:p>이종창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EROSO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학생 게임개발 팀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08" office:value-type="string" calcext:value-type="string">
            <text:p>Shedin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Silver Ca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Singlecore Games</text:p>
          </table:table-cell>
          <table:table-cell table:style-name="ce148" office:value-type="string" calcext:value-type="string">
            <text:p>주식회사 싱글코어게임즈</text:p>
          </table:table-cell>
          <table:table-cell table:style-name="ce150" office:value-type="string" calcext:value-type="string">
            <text:p>경기도 용인시 기흥구 동백중앙로</text:p>
          </table:table-cell>
          <table:table-cell table:style-name="ce152" office:value-type="string" calcext:value-type="string">
            <text:p>443-81-01***</text:p>
          </table:table-cell>
          <table:table-cell table:style-name="ce150" office:value-type="string" calcext:value-type="string">
            <text:p>유재원</text:p>
          </table:table-cell>
          <table:table-cell table:style-name="ce148" office:value-type="string" calcext:value-type="string">
            <text:p><text:a xlink:href="http://singlecoregames.net/" xlink:type="simple">http://singlecoregames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inkhole Studio</text:p>
          </table:table-cell>
          <table:table-cell table:style-name="ce148" office:value-type="string" calcext:value-type="string">
            <text:p>주식회사 싱크홀스튜디오</text:p>
          </table:table-cell>
          <table:table-cell table:style-name="ce150" office:value-type="string" calcext:value-type="string">
            <text:p>서울특별시 강남구 도곡로</text:p>
          </table:table-cell>
          <table:table-cell table:style-name="ce152" office:value-type="string" calcext:value-type="string">
            <text:p>367-88-00***</text:p>
          </table:table-cell>
          <table:table-cell table:style-name="ce150" office:value-type="string" calcext:value-type="string">
            <text:p>권중규</text:p>
          </table:table-cell>
          <table:table-cell table:style-name="ce148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omi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ONNORI Corp</text:p>
          </table:table-cell>
          <table:table-cell table:style-name="ce148" office:value-type="string" calcext:value-type="string">
            <text:p>주식회사 손노리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261-81-15***</text:p>
          </table:table-cell>
          <table:table-cell table:style-name="ce150" office:value-type="string" calcext:value-type="string">
            <text:p>이원술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outhpaw Games Co., Ltd.</text:p>
          </table:table-cell>
          <table:table-cell table:style-name="ce148" office:value-type="string" calcext:value-type="string">
            <text:p>사우스포게임즈 주식회사</text:p>
          </table:table-cell>
          <table:table-cell table:style-name="ce150" office:value-type="string" calcext:value-type="string">
            <text:p>서울 서초구 효령로</text:p>
          </table:table-cell>
          <table:table-cell table:style-name="ce152" office:value-type="string" calcext:value-type="string">
            <text:p>282-87-01***</text:p>
          </table:table-cell>
          <table:table-cell table:style-name="ce150" office:value-type="string" calcext:value-type="string">
            <text:p>박상우</text:p>
          </table:table-cell>
          <table:table-cell table:style-name="ce148" office:value-type="string" calcext:value-type="string">
            <text:p><text:a xlink:href="https://southpaw.games/" xlink:type="simple">https://southpaw.games/</text:a></text:p>
          </table:table-cell>
          <table:table-cell table:style-name="ce154"/>
          <table:table-cell table:style-name="ce148" table:number-columns-repeated="3"/>
        </table:table-row>
        <table:table-row table:style-name="ro3">
          <table:table-cell table:style-name="ce108" office:value-type="string" calcext:value-type="string">
            <text:p>Sparky Studio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1">
          <table:table-cell table:style-name="ce108" office:value-type="string" calcext:value-type="string">
            <text:p>Spickasoft</text:p>
          </table:table-cell>
          <table:table-cell table:style-name="ce148" office:value-type="string" calcext:value-type="string">
            <text:p>주식회사 스피카소프트(Spicka Soft Inc.)</text:p>
          </table:table-cell>
          <table:table-cell table:style-name="ce150" office:value-type="string" calcext:value-type="string">
            <text:p>경기도 안양시 만안구 안양로</text:p>
          </table:table-cell>
          <table:table-cell table:style-name="ce152" office:value-type="string" calcext:value-type="string">
            <text:p>499-88-01***</text:p>
          </table:table-cell>
          <table:table-cell table:style-name="ce150" office:value-type="string" calcext:value-type="string">
            <text:p>이정우</text:p>
          </table:table-cell>
          <table:table-cell table:style-name="ce148" office:value-type="string" calcext:value-type="string">
            <text:p><text:a xlink:href="http://spickasoft.com/" xlink:type="simple">http://spickasoft.com/</text:a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SPRING Games</text:p>
          </table:table-cell>
          <table:table-cell table:style-name="ce148" office:value-type="string" calcext:value-type="string">
            <text:p>주식회사 토스트</text:p>
          </table:table-cell>
          <table:table-cell table:style-name="ce150" office:value-type="string" calcext:value-type="string">
            <text:p>대구광역시 동구 동대구로</text:p>
          </table:table-cell>
          <table:table-cell table:style-name="ce152" office:value-type="string" calcext:value-type="string">
            <text:p>503-81-94***</text:p>
          </table:table-cell>
          <table:table-cell table:style-name="ce150" office:value-type="string" calcext:value-type="string">
            <text:p>문현성</text:p>
          </table:table-cell>
          <table:table-cell table:style-name="ce148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08" office:value-type="string" calcext:value-type="string">
            <text:p>SQUARE PIXELS</text:p>
          </table:table-cell>
          <table:table-cell table:style-name="ce148" office:value-type="string" calcext:value-type="string">
            <text:p>스퀘어픽셀즈 주식회사</text:p>
          </table:table-cell>
          <table:table-cell table:style-name="ce150" office:value-type="string" calcext:value-type="string">
            <text:p>경기도 하남시 미사강변서로</text:p>
          </table:table-cell>
          <table:table-cell table:style-name="ce152" office:value-type="string" calcext:value-type="string">
            <text:p>288-81-01***</text:p>
          </table:table-cell>
          <table:table-cell table:style-name="ce150" office:value-type="string" calcext:value-type="string">
            <text:p>김영원</text:p>
          </table:table-cell>
          <table:table-cell table:style-name="ce148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SUN GAMES</text:p>
          </table:table-cell>
          <table:table-cell table:style-name="ce148" office:value-type="string" calcext:value-type="string">
            <text:p>썬게임즈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448-14-01***</text:p>
          </table:table-cell>
          <table:table-cell table:style-name="ce150" office:value-type="string" calcext:value-type="string">
            <text:p>김선호</text:p>
          </table:table-cell>
          <table:table-cell table:style-name="ce148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54" office:value-type="string" calcext:value-type="string">
            <text:p><text:a xlink:href="mailto:ssun.california@gmail.com" xlink:type="simple">ssun.california@gmail.com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arlike Inc.</text:p>
          </table:table-cell>
          <table:table-cell table:style-name="ce148" office:value-type="string" calcext:value-type="string">
            <text:p>스타라이크 주식회사</text:p>
          </table:table-cell>
          <table:table-cell table:style-name="ce150" office:value-type="string" calcext:value-type="string">
            <text:p>전라북도 전주시 덕진구 오공로</text:p>
          </table:table-cell>
          <table:table-cell table:style-name="ce152" office:value-type="string" calcext:value-type="string">
            <text:p>299-81-02***</text:p>
          </table:table-cell>
          <table:table-cell table:style-name="ce150" office:value-type="string" calcext:value-type="string">
            <text:p>채병효</text:p>
          </table:table-cell>
          <table:table-cell table:style-name="ce148" office:value-type="string" calcext:value-type="string">
            <text:p><text:a xlink:href="https://www.starlike.kr/" xlink:type="simple">https://www.starlike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riking Distance Studios</text:p>
          </table:table-cell>
          <table:table-cell table:style-name="ce148" office:value-type="string" calcext:value-type="string">
            <text:p>스트라이킹 디스턴스 스튜디오</text:p>
          </table:table-cell>
          <table:table-cell table:style-name="ce150" office:value-type="string" calcext:value-type="string">
            <text:p>크래프톤 자회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sds.com/" xlink:type="simple">https://sd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udio Doodal</text:p>
          </table:table-cell>
          <table:table-cell table:style-name="ce148" office:value-type="string" calcext:value-type="string">
            <text:p>주식회사 스튜디오두달</text:p>
          </table:table-cell>
          <table:table-cell table:style-name="ce150" office:value-type="string" calcext:value-type="string">
            <text:p>충청남도 아산시 배방읍 희망로</text:p>
          </table:table-cell>
          <table:table-cell table:style-name="ce152" office:value-type="string" calcext:value-type="string">
            <text:p>620-88-02***</text:p>
          </table:table-cell>
          <table:table-cell table:style-name="ce150" office:value-type="string" calcext:value-type="string">
            <text:p>김민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UDIO HG</text:p>
          </table:table-cell>
          <table:table-cell table:style-name="ce148" office:value-type="string" calcext:value-type="string">
            <text:p>스튜디오에이치지</text:p>
          </table:table-cell>
          <table:table-cell table:style-name="ce150" office:value-type="string" calcext:value-type="string">
            <text:p>서울특별시 서초구 방배로</text:p>
          </table:table-cell>
          <table:table-cell table:style-name="ce152" office:value-type="string" calcext:value-type="string">
            <text:p>414-06-63***</text:p>
          </table:table-cell>
          <table:table-cell table:style-name="ce150" office:value-type="string" calcext:value-type="string">
            <text:p>한대훈</text:p>
          </table:table-cell>
          <table:table-cell table:style-name="ce148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udio LEF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8"/>
          <table:table-cell table:style-name="ce148" office:value-type="string" calcext:value-type="string">
            <text:p>개발자명 : 멩돌</text:p>
          </table:table-cell>
        </table:table-row>
        <table:table-row table:style-name="ro1">
          <table:table-cell table:style-name="ce108" office:value-type="string" calcext:value-type="string">
            <text:p>Studio L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8" office:value-type="string" calcext:value-type="string">
            <text:p><text:a xlink:href="https://twitter.com/Studio_Ly" xlink:type="simple">https://twitter.com/Studio_Ly</text:a>_</text:p>
          </table:table-cell>
          <table:table-cell table:style-name="ce148" office:value-type="string" calcext:value-type="string">
            <text:p><text:a xlink:href="https://twitter.com/lychoi2000" xlink:type="simple">https://twitter.com/lychoi2000</text:a></text:p>
          </table:table-cell>
          <table:table-cell table:style-name="ce148"/>
        </table:table-row>
        <table:table-row table:style-name="ro1">
          <table:table-cell table:style-name="ce108" office:value-type="string" calcext:value-type="string">
            <text:p>STUDIO N9</text:p>
          </table:table-cell>
          <table:table-cell table:style-name="ce148" office:value-type="string" calcext:value-type="string">
            <text:p>스튜디오 엔나인 (STUDIO N9)</text:p>
          </table:table-cell>
          <table:table-cell table:style-name="ce150" office:value-type="string" calcext:value-type="string">
            <text:p>서울특별시 영등포구 경인로</text:p>
          </table:table-cell>
          <table:table-cell table:style-name="ce152" office:value-type="string" calcext:value-type="string">
            <text:p>205-04-34***</text:p>
          </table:table-cell>
          <table:table-cell table:style-name="ce150" office:value-type="string" calcext:value-type="string">
            <text:p>박민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Studio Sott</text:p>
          </table:table-cell>
          <table:table-cell table:style-name="ce148" office:value-type="string" calcext:value-type="string">
            <text:p>스튜디오 소트</text:p>
          </table:table-cell>
          <table:table-cell table:style-name="ce150"/>
          <table:table-cell table:style-name="ce152"/>
          <table:table-cell table:style-name="ce150" office:value-type="string" calcext:value-type="string">
            <text:p>이여주</text:p>
            <text:p>이유라</text:p>
          </table:table-cell>
          <table:table-cell table:style-name="ce148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54"/>
          <table:table-cell table:style-name="ce148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48"/>
          <table:table-cell table:style-name="ce148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108" office:value-type="string" calcext:value-type="string">
            <text:p>SUNBEESOFT</text:p>
          </table:table-cell>
          <table:table-cell table:style-name="ce148" office:value-type="string" calcext:value-type="string">
            <text:p>선비소프트 주식회사</text:p>
          </table:table-cell>
          <table:table-cell table:style-name="ce150" office:value-type="string" calcext:value-type="string">
            <text:p>서울특별시 구로구 경인로</text:p>
          </table:table-cell>
          <table:table-cell table:style-name="ce152" office:value-type="string" calcext:value-type="string">
            <text:p>356-87-00***</text:p>
          </table:table-cell>
          <table:table-cell table:style-name="ce150" office:value-type="string" calcext:value-type="string">
            <text:p>김정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UNCYAN studio</text:p>
          </table:table-cell>
          <table:table-cell table:style-name="ce148" office:value-type="string" calcext:value-type="string">
            <text:p>주식회사 선시안 (SUNCYAN Inc.)</text:p>
          </table:table-cell>
          <table:table-cell table:style-name="ce150" office:value-type="string" calcext:value-type="string">
            <text:p>서울특별시 금천구 가산디지털2로</text:p>
          </table:table-cell>
          <table:table-cell table:style-name="ce152" office:value-type="string" calcext:value-type="string">
            <text:p>392-88-02***</text:p>
          </table:table-cell>
          <table:table-cell table:style-name="ce150" office:value-type="string" calcext:value-type="string">
            <text:p>권오준</text:p>
          </table:table-cell>
          <table:table-cell table:style-name="ce148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8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48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8"/>
        </table:table-row>
        <table:table-row table:style-name="ro1">
          <table:table-cell table:style-name="ce108" office:value-type="string" calcext:value-type="string">
            <text:p>Sunflo Labs</text:p>
          </table:table-cell>
          <table:table-cell table:style-name="ce148" office:value-type="string" calcext:value-type="string">
            <text:p>썬플로랩스 (Sunflo Labs)</text:p>
          </table:table-cell>
          <table:table-cell table:style-name="ce150" office:value-type="string" calcext:value-type="string">
            <text:p>전라남도 곡성군 석곡면</text:p>
          </table:table-cell>
          <table:table-cell table:style-name="ce152" office:value-type="string" calcext:value-type="string">
            <text:p>108-44-95***</text:p>
          </table:table-cell>
          <table:table-cell table:style-name="ce150" office:value-type="string" calcext:value-type="string">
            <text:p>장세희</text:p>
          </table:table-cell>
          <table:table-cell table:style-name="ce148" office:value-type="string" calcext:value-type="string">
            <text:p><text:span text:style-name="T2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8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SUNNY SIDE UP</text:p>
          </table:table-cell>
          <table:table-cell table:style-name="ce148" office:value-type="string" calcext:value-type="string">
            <text:p>주식회사 써니사이드업 (SUNNY SIDE UP)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594-87-01***</text:p>
          </table:table-cell>
          <table:table-cell table:style-name="ce150" office:value-type="string" calcext:value-type="string">
            <text:p>박은현</text:p>
          </table:table-cell>
          <table:table-cell table:style-name="ce148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54"/>
          <table:table-cell table:style-name="ce148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Superacid</text:p>
          </table:table-cell>
          <table:table-cell table:style-name="ce148" office:value-type="string" calcext:value-type="string">
            <text:p>(주)슈퍼애시드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05-87-82***</text:p>
          </table:table-cell>
          <table:table-cell table:style-name="ce150" office:value-type="string" calcext:value-type="string">
            <text:p>강지원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UPERWAVE STUDIO</text:p>
          </table:table-cell>
          <table:table-cell table:style-name="ce148" office:value-type="string" calcext:value-type="string">
            <text:p>슈퍼웨이브스튜디오 주식회사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705-86-01***</text:p>
          </table:table-cell>
          <table:table-cell table:style-name="ce150" office:value-type="string" calcext:value-type="string">
            <text:p>윤창식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uperwavestudio" xlink:type="simple">https://twitter.com/superwavestudio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TALESSHOP Co., Ltd.</text:p>
          </table:table-cell>
          <table:table-cell table:style-name="ce148" office:value-type="string" calcext:value-type="string">
            <text:p>주식회사 테일즈샵</text:p>
          </table:table-cell>
          <table:table-cell table:style-name="ce150" office:value-type="string" calcext:value-type="string">
            <text:p>인천 광역시 부평구 경원대로</text:p>
          </table:table-cell>
          <table:table-cell table:style-name="ce152" office:value-type="string" calcext:value-type="string">
            <text:p>350-87-00***</text:p>
          </table:table-cell>
          <table:table-cell table:style-name="ce150" office:value-type="string" calcext:value-type="string">
            <text:p>한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eam OOPArts</text:p>
          </table:table-cell>
          <table:table-cell table:style-name="ce148" office:value-type="string" calcext:value-type="string">
            <text:p>주식회사 팀오파츠 (Team 00PArts Inc.)</text:p>
          </table:table-cell>
          <table:table-cell table:style-name="ce150" office:value-type="string" calcext:value-type="string">
            <text:p>서울특별시 성동구 무학로</text:p>
          </table:table-cell>
          <table:table-cell table:style-name="ce152" office:value-type="string" calcext:value-type="string">
            <text:p>296-86-03***</text:p>
          </table:table-cell>
          <table:table-cell table:style-name="ce150" office:value-type="string" calcext:value-type="string">
            <text:p>서병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3">
          <table:table-cell table:style-name="ce108" office:value-type="string" calcext:value-type="string">
            <text:p>TEAM 217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이기현</text:p>
            <text:p>이재홍</text:p>
            <text:p>김동혁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08" office:value-type="string" calcext:value-type="string">
            <text:p>Team Corn Field</text:p>
          </table:table-cell>
          <table:table-cell table:style-name="ce148" office:value-type="string" calcext:value-type="string">
            <text:p>팀 콘필드 (Team Corn Field)</text:p>
          </table:table-cell>
          <table:table-cell table:style-name="ce150" office:value-type="string" calcext:value-type="string">
            <text:p>서울특별시 양천구 목동동로</text:p>
          </table:table-cell>
          <table:table-cell table:style-name="ce152" office:value-type="string" calcext:value-type="string">
            <text:p>332-35-01***</text:p>
          </table:table-cell>
          <table:table-cell table:style-name="ce150" office:value-type="string" calcext:value-type="string">
            <text:p>홍도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eam ETTU</text:p>
          </table:table-cell>
          <table:table-cell table:style-name="ce148" office:value-type="string" calcext:value-type="string">
            <text:p>팀 에뚜</text:p>
          </table:table-cell>
          <table:table-cell table:style-name="ce150" office:value-type="string" calcext:value-type="string">
            <text:p>충청남도 천안시 동남구</text:p>
          </table:table-cell>
          <table:table-cell table:style-name="ce152" office:value-type="string" calcext:value-type="string">
            <text:p>208-52-00***</text:p>
          </table:table-cell>
          <table:table-cell table:style-name="ce150" office:value-type="string" calcext:value-type="string">
            <text:p>이시온</text:p>
          </table:table-cell>
          <table:table-cell table:style-name="ce148" office:value-type="string" calcext:value-type="string">
            <text:p><text:a xlink:href="https://twitter.com/EttuTeam" xlink:type="simple">https://twitter.com/EttuTeam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08" office:value-type="string" calcext:value-type="string">
            <text:p>Team Gypsophila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TEAM HORAY</text:p>
          </table:table-cell>
          <table:table-cell table:style-name="ce148" office:value-type="string" calcext:value-type="string">
            <text:p>팀호레이(TEAM HORAY)</text:p>
          </table:table-cell>
          <table:table-cell table:style-name="ce150" office:value-type="string" calcext:value-type="string">
            <text:p>경기도 용인시 기흥구 동백중앙로</text:p>
          </table:table-cell>
          <table:table-cell table:style-name="ce152" office:value-type="string" calcext:value-type="string">
            <text:p>601-22-61***</text:p>
          </table:table-cell>
          <table:table-cell table:style-name="ce150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9">
          <table:table-cell table:style-name="ce108" office:value-type="string" calcext:value-type="string">
            <text:p>Team Monad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 게임 동아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5">EXP Games : 팀모나드라는 이름으로 시작한 서울대 게임 동아리</text:span></text:p>
            <text:p/>
            <text:p><text:span text:style-name="T5">서울대학교 경제학과 13학번 윤난새, 게임개발동아리(SNUGDC)에서 모나드 팀을 구성</text:span></text:p>
            <text:p><text:span text:style-name="T5">턴제 전략 RPG '모나드의 겨울' 제작.</text:span></text:p>
            <text:p><text:span text:style-name="T5">제작인원 10명 이상</text:span></text:p>
          </table:table-cell>
        </table:table-row>
        <table:table-row table:style-name="ro1">
          <table:table-cell table:style-name="ce108" office:value-type="string" calcext:value-type="string">
            <text:p>Team Samoyed</text:p>
          </table:table-cell>
          <table:table-cell table:style-name="ce148" office:value-type="string" calcext:value-type="string">
            <text:p>팀사모예드 주식회사</text:p>
          </table:table-cell>
          <table:table-cell table:style-name="ce150" office:value-type="string" calcext:value-type="string">
            <text:p>경기도 성남시 분당구 매화로</text:p>
          </table:table-cell>
          <table:table-cell table:style-name="ce152" office:value-type="string" calcext:value-type="string">
            <text:p>594-88-01***</text:p>
          </table:table-cell>
          <table:table-cell table:style-name="ce150" office:value-type="string" calcext:value-type="string">
            <text:p>남현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eam Tetrapod</text:p>
          </table:table-cell>
          <table:table-cell table:style-name="ce148" office:value-type="string" calcext:value-type="string">
            <text:p>팀 테트라포드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590-22-01***</text:p>
          </table:table-cell>
          <table:table-cell table:style-name="ce150" office:value-type="string" calcext:value-type="string">
            <text:p>이희상</text:p>
          </table:table-cell>
          <table:table-cell table:style-name="ce148" office:value-type="string" calcext:value-type="string">
            <text:p><text:a xlink:href="http://www.teamtetrapod.net/" xlink:type="simple">http://www.teamtetrapod.net/</text:a></text:p>
          </table:table-cell>
          <table:table-cell table:style-name="ce154"/>
          <table:table-cell table:style-name="ce148" table:number-columns-repeated="3"/>
        </table:table-row>
        <table:table-row table:style-name="ro9">
          <table:table-cell table:style-name="ce108" office:value-type="string" calcext:value-type="string">
            <text:p>TeamBUD</text:p>
          </table:table-cell>
          <table:table-cell table:style-name="ce148" office:value-type="string" calcext:value-type="string">
            <text:p>팀 버드(Team BUD)</text:p>
          </table:table-cell>
          <table:table-cell table:style-name="ce150" office:value-type="string" calcext:value-type="string">
            <text:p>경기도 안양시 동안구 부림로</text:p>
          </table:table-cell>
          <table:table-cell table:style-name="ce152" office:value-type="string" calcext:value-type="string">
            <text:p>631-08-01***</text:p>
          </table:table-cell>
          <table:table-cell table:style-name="ce150" office:value-type="string" calcext:value-type="string">
            <text:p>김준호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08" office:value-type="string" calcext:value-type="string">
            <text:p>TeamSuneat</text:p>
          </table:table-cell>
          <table:table-cell table:style-name="ce148" office:value-type="string" calcext:value-type="string">
            <text:p>(주) 팀써니트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431-87-01***</text:p>
          </table:table-cell>
          <table:table-cell table:style-name="ce150" office:value-type="string" calcext:value-type="string">
            <text:p>김준형</text:p>
          </table:table-cell>
          <table:table-cell table:style-name="ce148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Teemo Soft</text:p>
          </table:table-cell>
          <table:table-cell table:style-name="ce148" office:value-type="string" calcext:value-type="string">
            <text:p>티모 소프트</text:p>
          </table:table-cell>
          <table:table-cell table:style-name="ce150" office:value-type="string" calcext:value-type="string">
            <text:p>경기 부천시 길주로</text:p>
          </table:table-cell>
          <table:table-cell table:style-name="ce152" office:value-type="string" calcext:value-type="string">
            <text:p>772-31-00***</text:p>
          </table:table-cell>
          <table:table-cell table:style-name="ce150" office:value-type="string" calcext:value-type="string">
            <text:p>이종건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08" office:value-type="string" calcext:value-type="string">
            <text:p>Teleportsoft</text:p>
          </table:table-cell>
          <table:table-cell table:style-name="ce148" office:value-type="string" calcext:value-type="string">
            <text:p>텔레포트소프트(TeleportSoft)</text:p>
          </table:table-cell>
          <table:table-cell table:style-name="ce150" office:value-type="string" calcext:value-type="string">
            <text:p>서울특별시 마포구 포은로</text:p>
          </table:table-cell>
          <table:table-cell table:style-name="ce152" office:value-type="string" calcext:value-type="string">
            <text:p>287-69-00***</text:p>
          </table:table-cell>
          <table:table-cell table:style-name="ce150" office:value-type="string" calcext:value-type="string">
            <text:p>전우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HEAND Co.</text:p>
          </table:table-cell>
          <table:table-cell table:style-name="ce148" office:value-type="string" calcext:value-type="string">
            <text:p>디앤드 컴퍼니</text:p>
          </table:table-cell>
          <table:table-cell table:style-name="ce150" office:value-type="string" calcext:value-type="string">
            <text:p>대전광역시 유성구 대덕대로</text:p>
          </table:table-cell>
          <table:table-cell table:style-name="ce152" office:value-type="string" calcext:value-type="string">
            <text:p>481-09-00***</text:p>
          </table:table-cell>
          <table:table-cell table:style-name="ce150" office:value-type="string" calcext:value-type="string">
            <text:p>정민길</text:p>
          </table:table-cell>
          <table:table-cell table:style-name="ce148" office:value-type="string" calcext:value-type="string">
            <text:p><text:a xlink:href="https://theand.kr/" xlink:type="simple">https://theand.kr/</text:a></text:p>
          </table:table-cell>
          <table:table-cell table:style-name="ce154" office:value-type="string" calcext:value-type="string">
            <text:p><text:a xlink:href="mailto:min@theandgames.com" xlink:type="simple">min@theandgames.com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HE BRICKS GAMES</text:p>
          </table:table-cell>
          <table:table-cell table:style-name="ce148" office:value-type="string" calcext:value-type="string">
            <text:p>주식회사 더브릭스게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890-88-02***</text:p>
          </table:table-cell>
          <table:table-cell table:style-name="ce150" office:value-type="string" calcext:value-type="string">
            <text:p>이혜린</text:p>
          </table:table-cell>
          <table:table-cell table:style-name="ce148" office:value-type="string" calcext:value-type="string">
            <text:p><text:a xlink:href="https://www.thebricks.kr/" xlink:type="simple">https://www.thebricks.kr/</text:a></text:p>
          </table:table-cell>
          <table:table-cell table:style-name="ce154" office:value-type="string" calcext:value-type="string">
            <text:p><text:a xlink:href="mailto:help@thebricks.kr" xlink:type="simple">help@thebricks.kr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inogames Inc.</text:p>
          </table:table-cell>
          <table:table-cell table:style-name="ce148" office:value-type="string" calcext:value-type="string">
            <text:p>주식회사 티노게임즈(TINO GAMES Inc.)</text:p>
          </table:table-cell>
          <table:table-cell table:style-name="ce150" office:value-type="string" calcext:value-type="string">
            <text:p>경기도 성남시 분당구 미금일로</text:p>
          </table:table-cell>
          <table:table-cell table:style-name="ce152" office:value-type="string" calcext:value-type="string">
            <text:p>255-81-00***</text:p>
          </table:table-cell>
          <table:table-cell table:style-name="ce150" office:value-type="string" calcext:value-type="string">
            <text:p>김동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oward Inc.</text:p>
          </table:table-cell>
          <table:table-cell table:style-name="ce148" office:value-type="string" calcext:value-type="string">
            <text:p>（주）투워드</text:p>
          </table:table-cell>
          <table:table-cell table:style-name="ce150" office:value-type="string" calcext:value-type="string">
            <text:p>서울특별시 강동구 양재대로</text:p>
          </table:table-cell>
          <table:table-cell table:style-name="ce152" office:value-type="string" calcext:value-type="string">
            <text:p>211-88-98***</text:p>
          </table:table-cell>
          <table:table-cell table:style-name="ce150" office:value-type="string" calcext:value-type="string">
            <text:p>신보식</text:p>
          </table:table-cell>
          <table:table-cell table:style-name="ce148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54"/>
          <table:table-cell table:style-name="ce148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Tripearl Games</text:p>
          </table:table-cell>
          <table:table-cell table:style-name="ce148" office:value-type="string" calcext:value-type="string">
            <text:p>주식회사 트라이펄게임즈 (Tripearl Games Corp.)</text:p>
          </table:table-cell>
          <table:table-cell table:style-name="ce150" office:value-type="string" calcext:value-type="string">
            <text:p>경기 성남시 수정구 창업로</text:p>
          </table:table-cell>
          <table:table-cell table:style-name="ce152" office:value-type="string" calcext:value-type="string">
            <text:p>784-81-02***</text:p>
          </table:table-cell>
          <table:table-cell table:style-name="ce150" office:value-type="string" calcext:value-type="string">
            <text:p>정만손</text:p>
          </table:table-cell>
          <table:table-cell table:style-name="ce148" office:value-type="string" calcext:value-type="string">
            <text:p><text:a xlink:href="https://www.tripearlgames.com/" xlink:type="simple">https://www.tripearlgames.com/</text:a></text:p>
          </table:table-cell>
          <table:table-cell table:style-name="ce154" office:value-type="string" calcext:value-type="string">
            <text:p><text:a xlink:href="mailto:tripearl@tripearlgames.com" xlink:type="simple">tripearl@tripearlgames.com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urtle Cream</text:p>
          </table:table-cell>
          <table:table-cell table:style-name="ce148" office:value-type="string" calcext:value-type="string">
            <text:p>터틀 크림（Turtle Cream）</text:p>
          </table:table-cell>
          <table:table-cell table:style-name="ce150" office:value-type="string" calcext:value-type="string">
            <text:p>서울특별시 서대문구 간호대로</text:p>
          </table:table-cell>
          <table:table-cell table:style-name="ce152" office:value-type="string" calcext:value-type="string">
            <text:p>105-18-88***</text:p>
          </table:table-cell>
          <table:table-cell table:style-name="ce150" office:value-type="string" calcext:value-type="string">
            <text:p>박선용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UltramarineSoft</text:p>
          </table:table-cell>
          <table:table-cell table:style-name="ce148" office:value-type="string" calcext:value-type="string">
            <text:p>유한책임회사 울트라마린소프트</text:p>
          </table:table-cell>
          <table:table-cell table:style-name="ce150" office:value-type="string" calcext:value-type="string">
            <text:p>서울특별시 영등포구 국회대로</text:p>
          </table:table-cell>
          <table:table-cell table:style-name="ce152" office:value-type="string" calcext:value-type="string">
            <text:p>320-88-01***</text:p>
          </table:table-cell>
          <table:table-cell table:style-name="ce150" office:value-type="string" calcext:value-type="string">
            <text:p>박유일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Uneducated Game Studio</text:p>
          </table:table-cell>
          <table:table-cell table:style-name="ce148" office:value-type="string" calcext:value-type="string">
            <text:p>언에듀케이티드 게임 스튜디오</text:p>
          </table:table-cell>
          <table:table-cell table:style-name="ce150" office:value-type="string" calcext:value-type="string">
            <text:p>경기도 이천시 증신로</text:p>
          </table:table-cell>
          <table:table-cell table:style-name="ce152" office:value-type="string" calcext:value-type="string">
            <text:p>257-08-02***</text:p>
          </table:table-cell>
          <table:table-cell table:style-name="ce150" office:value-type="string" calcext:value-type="string">
            <text:p>안성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Valsar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listege" xlink:type="simple">https://twitter.com/listege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Visual DART Co., Ltd</text:p>
          </table:table-cell>
          <table:table-cell table:style-name="ce148" office:value-type="string" calcext:value-type="string">
            <text:p>비쥬얼다트 주식회사</text:p>
          </table:table-cell>
          <table:table-cell table:style-name="ce150" office:value-type="string" calcext:value-type="string">
            <text:p>서울특별시 송파구 법원로</text:p>
          </table:table-cell>
          <table:table-cell table:style-name="ce152" office:value-type="string" calcext:value-type="string">
            <text:p>119-86-70***</text:p>
          </table:table-cell>
          <table:table-cell table:style-name="ce150" office:value-type="string" calcext:value-type="string">
            <text:p>이재윤</text:p>
          </table:table-cell>
          <table:table-cell table:style-name="ce148" office:value-type="string" calcext:value-type="string">
            <text:p><text:a xlink:href="http://visualdart.com/" xlink:type="simple">http://visualdart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Visual Light</text:p>
          </table:table-cell>
          <table:table-cell table:style-name="ce148" office:value-type="string" calcext:value-type="string">
            <text:p>주식회사 비주얼라이트(Visual Light)</text:p>
          </table:table-cell>
          <table:table-cell table:style-name="ce150" office:value-type="string" calcext:value-type="string">
            <text:p>대전광역시 유성구 대덕대로</text:p>
          </table:table-cell>
          <table:table-cell table:style-name="ce152" office:value-type="string" calcext:value-type="string">
            <text:p>330-88-00***</text:p>
          </table:table-cell>
          <table:table-cell table:style-name="ce150" office:value-type="string" calcext:value-type="string">
            <text:p>정성근</text:p>
          </table:table-cell>
          <table:table-cell table:style-name="ce148" office:value-type="string" calcext:value-type="string">
            <text:p><text:a xlink:href="http://visuallight.kr/" xlink:type="simple">http://visuallight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Vona Soft</text:p>
          </table:table-cell>
          <table:table-cell table:style-name="ce148" office:value-type="string" calcext:value-type="string">
            <text:p>주식회사 보나소프트</text:p>
          </table:table-cell>
          <table:table-cell table:style-name="ce150" office:value-type="string" calcext:value-type="string">
            <text:p>서울특별시 송파구 백제고분로</text:p>
          </table:table-cell>
          <table:table-cell table:style-name="ce152" office:value-type="string" calcext:value-type="string">
            <text:p>215-87-01***</text:p>
          </table:table-cell>
          <table:table-cell table:style-name="ce150" office:value-type="string" calcext:value-type="string">
            <text:p>조기용</text:p>
          </table:table-cell>
          <table:table-cell table:style-name="ce148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54" office:value-type="string" calcext:value-type="string">
            <text:p><text:a xlink:href="mailto:vonasoft@gmail.com" xlink:type="simple">vonasoft@gmail.com</text:a></text:p>
          </table:table-cell>
          <table:table-cell table:style-name="ce148" office:value-type="string" calcext:value-type="string">
            <text:p><text:a xlink:href="https://twitter.com/vonasoft7" xlink:type="simple">https://twitter.com/vonasoft7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WAFFLE GAMES</text:p>
          </table:table-cell>
          <table:table-cell table:style-name="ce148" office:value-type="string" calcext:value-type="string">
            <text:p>와플게임즈</text:p>
          </table:table-cell>
          <table:table-cell table:style-name="ce150" office:value-type="string" calcext:value-type="string">
            <text:p>충청북도 청주시 청원구 상당로</text:p>
          </table:table-cell>
          <table:table-cell table:style-name="ce152" office:value-type="string" calcext:value-type="string">
            <text:p>410-54-00***</text:p>
          </table:table-cell>
          <table:table-cell table:style-name="ce150" office:value-type="string" calcext:value-type="string">
            <text:p>전경수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WIDStudio</text:p>
          </table:table-cell>
          <table:table-cell table:style-name="ce148"/>
          <table:table-cell table:style-name="ce150"/>
          <table:table-cell table:style-name="ce152" office:value-type="string" calcext:value-type="string">
            <text:p>121-22-28***</text:p>
          </table:table-cell>
          <table:table-cell table:style-name="ce150"/>
          <table:table-cell table:style-name="ce148" office:value-type="string" calcext:value-type="string">
            <text:p><text:a xlink:href="http://www.widstudio.co.kr/wp/" xlink:type="simple">http://www.widstudio.co.kr/w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WONDER POTION</text:p>
          </table:table-cell>
          <table:table-cell table:style-name="ce148" office:value-type="string" calcext:value-type="string">
            <text:p>주식회사 원더포션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591-87-01***</text:p>
          </table:table-cell>
          <table:table-cell table:style-name="ce150" office:value-type="string" calcext:value-type="string">
            <text:p>유승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XINESS Co,. Ltd.</text:p>
          </table:table-cell>
          <table:table-cell table:style-name="ce148" office:value-type="string" calcext:value-type="string">
            <text:p>(주)자이네스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119-81-70***</text:p>
          </table:table-cell>
          <table:table-cell table:style-name="ce150" office:value-type="string" calcext:value-type="string">
            <text:p>고범석</text:p>
          </table:table-cell>
          <table:table-cell table:style-name="ce148" office:value-type="string" calcext:value-type="string">
            <text:p><text:a xlink:href="https://kr.xiness.com/" xlink:type="simple">https://kr.xines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회사 홈페이지에는 게임 관련 이야기가 전혀 없다.</text:p>
          </table:table-cell>
        </table:table-row>
        <table:table-row table:style-name="ro9">
          <table:table-cell table:style-name="ce108" office:value-type="string" calcext:value-type="string">
            <text:p>YGGDRASIL STUDIO</text:p>
          </table:table-cell>
          <table:table-cell table:style-name="ce148" office:value-type="string" calcext:value-type="string">
            <text:p>익드라실 스튜디오</text:p>
          </table:table-cell>
          <table:table-cell table:style-name="ce150" office:value-type="string" calcext:value-type="string">
            <text:p>강원특별자치도 춘천시</text:p>
          </table:table-cell>
          <table:table-cell table:style-name="ce152" office:value-type="string" calcext:value-type="string">
            <text:p>221-**-*7679</text:p>
          </table:table-cell>
          <table:table-cell table:style-name="ce150" office:value-type="string" calcext:value-type="string">
            <text:p>이윤석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08" office:value-type="string" calcext:value-type="string">
            <text:p>ZeroToTenB</text:p>
          </table:table-cell>
          <table:table-cell table:style-name="ce148" office:value-type="string" calcext:value-type="string">
            <text:p>제로투텐비</text:p>
          </table:table-cell>
          <table:table-cell table:style-name="ce150" office:value-type="string" calcext:value-type="string">
            <text:p>울산광역시 중구 종가로</text:p>
          </table:table-cell>
          <table:table-cell table:style-name="ce152" office:value-type="string" calcext:value-type="string">
            <text:p>233-08-01***</text:p>
          </table:table-cell>
          <table:table-cell table:style-name="ce150" office:value-type="string" calcext:value-type="string">
            <text:p>김병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ZZICON</text:p>
          </table:table-cell>
          <table:table-cell table:style-name="ce148" office:value-type="string" calcext:value-type="string">
            <text:p>찢콘</text:p>
          </table:table-cell>
          <table:table-cell table:style-name="ce150"/>
          <table:table-cell table:style-name="ce152"/>
          <table:table-cell table:style-name="ce150" office:value-type="string" calcext:value-type="string">
            <text:p>윤성배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08" office:value-type="string" calcext:value-type="string">
            <text:p>깡토 스튜디오</text:p>
          </table:table-cell>
          <table:table-cell table:style-name="ce148" office:value-type="string" calcext:value-type="string">
            <text:p>깡토 스튜디오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299-28-01***</text:p>
          </table:table-cell>
          <table:table-cell table:style-name="ce150" office:value-type="string" calcext:value-type="string">
            <text:p>박정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 table:number-rows-repeated="104834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20 developer.D122:developer.D235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table:table-column table:style-name="co12" table:default-cell-style-name="ce129"/>
        <table:table-column table:style-name="co28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ret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resen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RABIT STUDIO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TIRU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y Musca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tra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dOne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ldic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newayticket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erp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ICTOLOG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WITH 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M Studio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ANDY FLOOR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gle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icka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peraci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WAVE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29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8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office:forms form:automatic-focus="false" form:apply-design-mode="false"/>
        <table:table-column table:style-name="co28" table:default-cell-style-name="ce156"/>
        <table:table-column table:style-name="co1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16"/>
        <table:table-column table:style-name="co32" table:default-cell-style-name="ce163"/>
        <table:table-column table:style-name="co33" table:default-cell-style-name="ce163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4" table:number-columns-repeated="2" table:default-cell-style-name="Default"/>
        <table:table-column table:style-name="co17" table:default-cell-style-name="Default"/>
        <table:table-column table:style-name="co37" table:default-cell-style-name="ce85"/>
        <table:table-column table:style-name="co38" table:default-cell-style-name="Default"/>
        <table:table-column table:style-name="co39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4" table:style-name="ce36" office:value-type="string" calcext:value-type="string">
            <text:p>o</text:p>
          </table:table-cell>
          <table:table-cell table:style-name="ce75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5" office:value-type="string" calcext:value-type="string">
            <text:p>개발사 / 개발자 2</text:p>
          </table:table-cell>
          <table:table-cell table:style-name="ce30" office:value-type="string" calcext:value-type="string">
            <text:p>배급사 1</text:p>
          </table:table-cell>
          <table:table-cell table:style-name="ce30" office:value-type="string" calcext:value-type="string">
            <text:p>배급사 2</text:p>
          </table:table-cell>
          <table:table-cell table:style-name="ce30" office:value-type="string" calcext:value-type="string">
            <text:p>배급사 3</text:p>
          </table:table-cell>
          <table:table-cell table:style-name="ce75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기타</text:p>
          </table:table-cell>
        </table:table-row>
        <table:table-row table:style-name="ro10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Hailing from the Abyss</text:p>
          </table:table-cell>
          <table:table-cell table:style-name="ce38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60" office:value-type="float" office:value="2024" calcext:value-type="float">
            <text:p>2024</text:p>
          </table:table-cell>
          <table:table-cell table:number-columns-repeated="2" table:style-name="ce162" office:value-type="string" calcext:value-type="string">
            <text:p>x</text:p>
          </table:table-cell>
          <table:table-cell table:style-name="ce164"/>
          <table:table-cell table:style-name="ce166" office:value-type="string" calcext:value-type="string">
            <text:p>Jiwoo Lee</text:p>
          </table:table-cell>
          <table:table-cell table:style-name="ce166"/>
          <table:table-cell table:style-name="ce81" table:number-columns-repeated="3"/>
          <table:table-cell table:style-name="ce176"/>
          <table:table-cell table:style-name="ce148" office:value-type="string" calcext:value-type="string">
            <text:p>개발사가 한국 개발사인지 확인이 불가능</text:p>
          </table:table-cell>
          <table:table-cell table:style-name="ce177" office:value-type="string" calcext:value-type="string">
            <text:p><text:a xlink:href="https://gall.dcinside.com/mgallery/board/view/?id=game_dev&amp;no=130967" xlink:type="simple">https://gall.dcinside.com/mgallery/board/view/?id=game_dev&amp;no=130967</text:a></text:p>
            <text:p/>
            <text:p>고딩 개발자인데 아티스트분들이 해외 성인분들이여서 루키가 아닌 일반부로 지원했는데 선정됬습니다!</text:p>
            <text:p>아직 많이 부족한 작품이지만 한번 지켜봐주시면 감사하겠습니다, 오프라인 행사 참가하기시는 분들은 꼭 와서 한번 해주세요! </text:p>
            <text:p>게임 소개영상:</text:p>
            <text:p/>
            <text:p><text:a xlink:href="https://youtube.com/v/R44eO6JdDrY" xlink:type="simple">https://youtube.com/v/R44eO6JdDrY</text:a>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Helix</text:p>
          </table:table-cell>
          <table:table-cell table:style-name="ce38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60" office:value-type="float" office:value="2021" calcext:value-type="float">
            <text:p>2021</text:p>
          </table:table-cell>
          <table:table-cell table:number-columns-repeated="2" table:style-name="ce162" office:value-type="string" calcext:value-type="string">
            <text:p>x</text:p>
          </table:table-cell>
          <table:table-cell table:style-name="ce164"/>
          <table:table-cell table:style-name="ce166" office:value-type="string" calcext:value-type="string">
            <text:p>Jiwoo Lee</text:p>
          </table:table-cell>
          <table:table-cell table:style-name="ce166"/>
          <table:table-cell table:style-name="ce81" table:number-columns-repeated="3"/>
          <table:table-cell table:style-name="ce176"/>
          <table:table-cell table:style-name="ce148" office:value-type="string" calcext:value-type="string">
            <text:p>개발사가 한국 개발사인지 확인이 불가능</text:p>
          </table:table-cell>
          <table:table-cell table:style-name="ce177"/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Speedrun</text:p>
          </table:table-cell>
          <table:table-cell table:style-name="ce38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60" office:value-type="float" office:value="2020" calcext:value-type="float">
            <text:p>2020</text:p>
          </table:table-cell>
          <table:table-cell table:number-columns-repeated="2" table:style-name="ce162" office:value-type="string" calcext:value-type="string">
            <text:p>x</text:p>
          </table:table-cell>
          <table:table-cell table:style-name="ce164"/>
          <table:table-cell table:style-name="ce166" office:value-type="string" calcext:value-type="string">
            <text:p>Jiwoo Lee</text:p>
          </table:table-cell>
          <table:table-cell table:style-name="ce166"/>
          <table:table-cell table:style-name="ce81" table:number-columns-repeated="3"/>
          <table:table-cell table:style-name="ce176"/>
          <table:table-cell table:style-name="ce148" office:value-type="string" calcext:value-type="string">
            <text:p>개발사가 한국 개발사인지 확인이 불가능</text:p>
          </table:table-cell>
          <table:table-cell table:style-name="ce177"/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Azure '88</text:p>
          </table:table-cell>
          <table:table-cell table:style-name="ce38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60" office:value-type="float" office:value="2024" calcext:value-type="float">
            <text:p>2024</text:p>
          </table:table-cell>
          <table:table-cell table:number-columns-repeated="2" table:style-name="ce162" office:value-type="string" calcext:value-type="string">
            <text:p>x</text:p>
          </table:table-cell>
          <table:table-cell table:style-name="ce164"/>
          <table:table-cell table:style-name="ce166" office:value-type="string" calcext:value-type="string">
            <text:p>Jiwoo Lee</text:p>
          </table:table-cell>
          <table:table-cell table:style-name="ce166"/>
          <table:table-cell table:style-name="ce81" table:number-columns-repeated="3"/>
          <table:table-cell table:style-name="ce176"/>
          <table:table-cell table:style-name="ce148" office:value-type="string" calcext:value-type="string">
            <text:p>개발사가 한국 개발사인지 확인이 불가능</text:p>
          </table:table-cell>
          <table:table-cell table:style-name="ce177"/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Thanks, Light.</text:p>
          </table:table-cell>
          <table:table-cell table:style-name="ce38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61" office:value-type="string" calcext:value-type="string">
            <text:p>?</text:p>
          </table:table-cell>
          <table:table-cell table:number-columns-repeated="2" table:style-name="ce162" office:value-type="string" calcext:value-type="string">
            <text:p>x</text:p>
          </table:table-cell>
          <table:table-cell table:style-name="ce164"/>
          <table:table-cell table:style-name="ce166" office:value-type="string" calcext:value-type="string">
            <text:p>Lighters</text:p>
          </table:table-cell>
          <table:table-cell table:style-name="ce166"/>
          <table:table-cell table:style-name="ce81" table:number-columns-repeated="3"/>
          <table:table-cell table:style-name="ce176"/>
          <table:table-cell table:style-name="ce38" office:value-type="string" calcext:value-type="string">
            <text:p>사업자 정보가 없다. ( 개발자 이서현, 정희범 )</text:p>
          </table:table-cell>
          <table:table-cell table:style-name="ce177"/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 office:value-type="string" calcext:value-type="string">
            <text:p>월면기지 람다</text:p>
          </table:table-cell>
          <table:table-cell table:style-name="ce167" office:value-type="string" calcext:value-type="string">
            <text:p>Moonbase Lambda</text:p>
          </table:table-cell>
          <table:table-cell table:style-name="ce38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61" office:value-type="float" office:value="2024" calcext:value-type="float">
            <text:p>2024</text:p>
          </table:table-cell>
          <table:table-cell table:number-columns-repeated="2" table:style-name="ce162" office:value-type="string" calcext:value-type="string">
            <text:p>x</text:p>
          </table:table-cell>
          <table:table-cell table:style-name="ce164"/>
          <table:table-cell table:style-name="ce166" office:value-type="string" calcext:value-type="string">
            <text:p>Thunderfox Studio( 천둥여우 스튜디오 )</text:p>
          </table:table-cell>
          <table:table-cell table:style-name="ce166"/>
          <table:table-cell table:style-name="ce81" table:number-columns-repeated="3"/>
          <table:table-cell table:style-name="ce176"/>
          <table:table-cell table:style-name="ce38" office:value-type="string" calcext:value-type="string">
            <text:p>사업자 정보가 없다. ( 개발자 권현안 )</text:p>
          </table:table-cell>
          <table:table-cell table:style-name="ce177"/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DEVICE 0101</text:p>
          </table:table-cell>
          <table:table-cell table:style-name="ce38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161" office:value-type="float" office:value="2024" calcext:value-type="float">
            <text:p>2024</text:p>
          </table:table-cell>
          <table:table-cell table:number-columns-repeated="2" table:style-name="ce162" office:value-type="string" calcext:value-type="string">
            <text:p>x</text:p>
          </table:table-cell>
          <table:table-cell table:style-name="ce164"/>
          <table:table-cell table:style-name="ce166" office:value-type="string" calcext:value-type="string">
            <text:p>SADARI GAMES | 사다리게임즈</text:p>
          </table:table-cell>
          <table:table-cell table:style-name="ce166"/>
          <table:table-cell table:style-name="ce81" table:number-columns-repeated="3"/>
          <table:table-cell table:style-name="ce176"/>
          <table:table-cell table:style-name="ce38" office:value-type="string" calcext:value-type="string">
            <text:p>사업자 정보가 없다.</text:p>
          </table:table-cell>
          <table:table-cell table:style-name="ce177"/>
        </table:table-row>
        <table:table-row table:style-name="ro2">
          <table:table-cell table:style-name="ce165" table:content-validation-name="val1" office:value-type="string" calcext:value-type="string">
            <text:p>o</text:p>
          </table:table-cell>
          <table:table-cell table:style-name="ce148" office:value-type="string" calcext:value-type="string">
            <text:p>52헤르츠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161" office:value-type="float" office:value="2023" calcext:value-type="float">
            <text:p>2023</text:p>
          </table:table-cell>
          <table:table-cell table:number-columns-repeated="2" table:style-name="ce162" office:value-type="string" calcext:value-type="string">
            <text:p>x</text:p>
          </table:table-cell>
          <table:table-cell table:style-name="ce164"/>
          <table:table-cell table:style-name="ce166" office:value-type="string" calcext:value-type="string">
            <text:p>RedBook | 레드북</text:p>
          </table:table-cell>
          <table:table-cell table:style-name="ce166"/>
          <table:table-cell table:style-name="ce81" table:number-columns-repeated="3"/>
          <table:table-cell table:style-name="ce176"/>
          <table:table-cell table:style-name="ce38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  <table:table-cell table:style-name="ce177"/>
        </table:table-row>
        <table:table-row table:style-name="ro1" table:number-rows-repeated="1048565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unknown.C3:unknown.C10 unknown.A11:unknown.A1048576">
            <calcext:condition calcext:apply-style-name="Error" calcext:value="duplicate" calcext:base-cell-address="unknown.A3"/>
          </calcext:conditional-format>
          <calcext:conditional-format calcext:target-range-address="unknown.A3:unknown.A10">
            <calcext:condition calcext:apply-style-name="Bad" calcext:value="=&quot;x&quot;" calcext:base-cell-address="unknown.A3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95" table:on-update-keep-styles="true" table:on-update-keep-size="false"/>
        <table:database-range table:name="developer_table" table:target-range-address="developer.A2:developer.I1095" table:on-update-keep-styles="true" table:on-update-keep-size="false"/>
        <table:database-range table:name="game_table" table:target-range-address="list.B342:list.C343" table:on-update-keep-styles="true" table:on-update-keep-size="false"/>
        <table:database-range table:name="publisher_name_list" table:target-range-address="publisher.A2:publisher.A1083" table:on-update-keep-styles="true" table:on-update-keep-size="false"/>
        <table:database-range table:name="__Anonymous_Sheet_DB__0" table:target-range-address="list.B2:list.L36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3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8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7">00/00/0000</text:date>, <text:time style:data-style-name="N2" text:time-value="17:23:23.47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6-27T17:25:29.551000000</dc:date>
    <meta:editing-duration>P3DT10H4M6S</meta:editing-duration>
    <meta:editing-cycles>1372</meta:editing-cycles>
    <meta:document-statistic meta:table-count="4" meta:cell-count="5032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Enum이 Cell 가져올 때 문제가 있다.
	'
	Dim eSI_STEAM_LINK as Long : eSI_STEAM_LINK = 3
	Dim eSI_RELEASE_YEAR as Long : eSI_RELEASE_YEAR = 4
	Dim eSI_GENRE as Long : eSI_GENRE = 7
	
	Dim eSI_DEVELOPER_1 as Long : eSI_DEVELOPER_1 = 8
	Dim eSI_DEVELOPER_2 as Long : eSI_DEVELOPER_2 = 9
	Dim eSI_DEVELOPER_3 as Long : eSI_DEVELOPER_3 = 10
	
	Dim eSI_PUBLISHER_1 as Long : eSI_PUBLISHER_1 = 11
	Dim eSI_PUBLISHER_2 as Long : eSI_PUBLISHER_2 = 12
	Dim eSI_PUBLISHER_3 as Long : eSI_PUBLISHER_3 = 13
	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
		
		If sheet.getCellByPosition( eSI_DEVELOPER_1, i ).String = sheet.getCellByPosition( eSI_PUBLISHER_1, i ).String _
			And ( sheet.getCellByPosition( eSI_DEVELOPER_2, i ).String = "" ) _
			And ( sheet.getCellByPosition( eSI_DEVELOPER_3, i ).String = "" ) _
			And ( sheet.getCellByPosition( eSI_PUBLISHER_2, i ).String = "" ) _
			And ( sheet.getCellByPosition( eSI_PUBLISHER_3, i ).String = "" ) Then
			
			company = sheet.getCellByPosition( eSI_DEVELOPER_1, i ).String
			
		Else
		
			'
			' 개발자 정보 1
			'
			company = sheet.getCellByPosition( eSI_DEVELOPER_1, i ).String
			
			'
			' 개발자 정보 2
			'
			If sheet.getCellByPosition( eSI_DEVELOPER_2, i ).String &lt;&gt; "" Then
				company = _
						company _
					&amp; 	", " _
					&amp; 	sheet.getCellByPosition( eSI_DEVELOPER_2, i ).String
			End If
			
			'
			' 개발자 정보 3
			'
			If sheet.getCellByPosition( eSI_DEVELOPER_3, i ).String &lt;&gt; "" Then
				company = _
						company _
					&amp; 	", " _
					&amp; 	sheet.getCellByPosition( eSI_DEVELOPER_3, i ).String
			End If
			
			
			
			'
			' 퍼블리셔 정보 1
			'
			company = _
						company _
					&amp; 	" | " _
					&amp; 	sheet.getCellByPosition( eSI_PUBLISHER_1, i ).String
					
			'
			' 퍼블리셔 정보 2
			'
			If sheet.getCellByPosition( eSI_PUBLISHER_2, i ).String &lt;&gt; "" Then
				company = _
						company _
					&amp; 	", " _
					&amp; 	sheet.getCellByPosition( eSI_PUBLISHER_2, i ).String
			End If
			
			'
			' 퍼블리셔 정보 3
			'
			If sheet.getCellByPosition( eSI_PUBLISHER_3, i ).String &lt;&gt; "" Then
				company = _
						company _
					&amp; 	", " _
					&amp; 	sheet.getCellByPosition( eSI_PUBLISHER_3, i ).String
			End If
			
		EndIf
    	
    	
    	
		'
		' Build Info
		'
		result = _
				"####" _
			&amp; 	" " _
			&amp; 	title _
			&amp; 	"( " _
			&amp;  		sheet.getCellByPosition( eSI_STEAM_LINK, i ).String _
			&amp; 	" )" _
			&amp; 	" " _
			&amp;	"( " _
				&amp; 	        sheet.getCellByPosition( eSI_RELEASE_YEAR, i ).String _
				&amp; 	" | " &amp; sheet.getCellByPosition( eSI_GENRE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